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007000035E60000291416EEE67A.svm"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4" style:family="table">
      <style:table-properties style:width="15.707cm" fo:margin-left="1.272cm" fo:margin-right="0.021cm" table:align="margins"/>
    </style:style>
    <style:style style:name="Tabla4.A" style:family="table-column">
      <style:table-column-properties style:column-width="1.843cm" style:rel-column-width="7690*"/>
    </style:style>
    <style:style style:name="Tabla4.B" style:family="table-column">
      <style:table-column-properties style:column-width="1.803cm" style:rel-column-width="7521*"/>
    </style:style>
    <style:style style:name="Tabla4.C" style:family="table-column">
      <style:table-column-properties style:column-width="1.863cm" style:rel-column-width="7771*"/>
    </style:style>
    <style:style style:name="Tabla4.D" style:family="table-column">
      <style:table-column-properties style:column-width="2.512cm" style:rel-column-width="10479*"/>
    </style:style>
    <style:style style:name="Tabla4.E" style:family="table-column">
      <style:table-column-properties style:column-width="1.743cm" style:rel-column-width="7271*"/>
    </style:style>
    <style:style style:name="Tabla4.F" style:family="table-column">
      <style:table-column-properties style:column-width="5.944cm" style:rel-column-width="24803*"/>
    </style:style>
    <style:style style:name="Tabla4.A1" style:family="table-cell">
      <style:table-cell-properties fo:padding="0.097cm" fo:border-left="none" fo:border-right="none" fo:border-top="2.5pt solid #008080" fo:border-bottom="2.5pt solid #008080"/>
    </style:style>
    <style:style style:name="Tabla4.2" style:family="table-row">
      <style:table-row-properties style:min-row-height="0.843cm"/>
    </style:style>
    <style:style style:name="Tabla4.A2" style:family="table-cell">
      <style:table-cell-properties fo:padding="0.097cm" fo:border="none"/>
    </style:style>
    <style:style style:name="Tabla4.A9" style:family="table-cell">
      <style:table-cell-properties fo:padding="0.097cm" fo:border-left="none" fo:border-right="none" fo:border-top="none" fo:border-bottom="1pt solid #008080"/>
    </style:style>
    <style:style style:name="Tabla5" style:family="table">
      <style:table-properties style:width="15.707cm" fo:margin-left="1.272cm" fo:margin-right="0.021cm" table:align="margins"/>
    </style:style>
    <style:style style:name="Tabla5.A" style:family="table-column">
      <style:table-column-properties style:column-width="1.843cm" style:rel-column-width="7690*"/>
    </style:style>
    <style:style style:name="Tabla5.B" style:family="table-column">
      <style:table-column-properties style:column-width="1.803cm" style:rel-column-width="7521*"/>
    </style:style>
    <style:style style:name="Tabla5.C" style:family="table-column">
      <style:table-column-properties style:column-width="1.863cm" style:rel-column-width="7771*"/>
    </style:style>
    <style:style style:name="Tabla5.D" style:family="table-column">
      <style:table-column-properties style:column-width="2.512cm" style:rel-column-width="10479*"/>
    </style:style>
    <style:style style:name="Tabla5.E" style:family="table-column">
      <style:table-column-properties style:column-width="1.743cm" style:rel-column-width="7271*"/>
    </style:style>
    <style:style style:name="Tabla5.F" style:family="table-column">
      <style:table-column-properties style:column-width="5.944cm" style:rel-column-width="24803*"/>
    </style:style>
    <style:style style:name="Tabla5.A1" style:family="table-cell">
      <style:table-cell-properties fo:padding="0.097cm" fo:border-left="none" fo:border-right="none" fo:border-top="2.5pt solid #008080" fo:border-bottom="2.5pt solid #008080"/>
    </style:style>
    <style:style style:name="Tabla5.2" style:family="table-row">
      <style:table-row-properties style:min-row-height="0.843cm"/>
    </style:style>
    <style:style style:name="Tabla5.A2" style:family="table-cell">
      <style:table-cell-properties fo:padding="0.097cm" fo:border="none"/>
    </style:style>
    <style:style style:name="Tabla5.A4" style:family="table-cell">
      <style:table-cell-properties fo:padding="0.097cm" fo:border-left="none" fo:border-right="none" fo:border-top="none" fo:border-bottom="1pt solid #008080"/>
    </style:style>
    <style:style style:name="Tabla6" style:family="table">
      <style:table-properties style:width="15.707cm" fo:margin-left="1.272cm" fo:margin-right="0.021cm" table:align="margins"/>
    </style:style>
    <style:style style:name="Tabla6.A" style:family="table-column">
      <style:table-column-properties style:column-width="1.732cm" style:rel-column-width="7226*"/>
    </style:style>
    <style:style style:name="Tabla6.C" style:family="table-column">
      <style:table-column-properties style:column-width="1.707cm" style:rel-column-width="7123*"/>
    </style:style>
    <style:style style:name="Tabla6.D" style:family="table-column">
      <style:table-column-properties style:column-width="3.535cm" style:rel-column-width="14748*"/>
    </style:style>
    <style:style style:name="Tabla6.E" style:family="table-column">
      <style:table-column-properties style:column-width="1.78cm" style:rel-column-width="7425*"/>
    </style:style>
    <style:style style:name="Tabla6.F" style:family="table-column">
      <style:table-column-properties style:column-width="5.221cm" style:rel-column-width="21787*"/>
    </style:style>
    <style:style style:name="Tabla6.A1" style:family="table-cell">
      <style:table-cell-properties fo:padding="0.097cm" fo:border-left="none" fo:border-right="none" fo:border-top="2.5pt solid #008080" fo:border-bottom="2.5pt solid #008080"/>
    </style:style>
    <style:style style:name="Tabla6.2" style:family="table-row">
      <style:table-row-properties style:min-row-height="0.843cm"/>
    </style:style>
    <style:style style:name="Tabla6.A2" style:family="table-cell">
      <style:table-cell-properties fo:padding="0.097cm" fo:border="none"/>
    </style:style>
    <style:style style:name="Tabla6.E2" style:family="table-cell" style:data-style-name="N100">
      <style:table-cell-properties fo:padding="0.097cm" fo:border="none"/>
    </style:style>
    <style:style style:name="Tabla6.A3" style:family="table-cell">
      <style:table-cell-properties fo:padding="0.097cm" fo:border-left="none" fo:border-right="none" fo:border-top="none" fo:border-bottom="1pt solid #008080"/>
    </style:style>
    <style:style style:name="Tabla6.B3" style:family="table-cell">
      <style:table-cell-properties fo:padding="0.097cm" fo:border-left="none" fo:border-right="none" fo:border-top="none" fo:border-bottom="1pt solid #008080"/>
    </style:style>
    <style:style style:name="Tabla6.C3" style:family="table-cell">
      <style:table-cell-properties fo:padding="0.097cm" fo:border-left="none" fo:border-right="none" fo:border-top="none" fo:border-bottom="1pt solid #008080"/>
    </style:style>
    <style:style style:name="Tabla6.D3" style:family="table-cell">
      <style:table-cell-properties fo:padding="0.097cm" fo:border-left="none" fo:border-right="none" fo:border-top="none" fo:border-bottom="1pt solid #008080"/>
    </style:style>
    <style:style style:name="Tabla6.E3" style:family="table-cell" style:data-style-name="N100">
      <style:table-cell-properties fo:padding="0.097cm" fo:border-left="none" fo:border-right="none" fo:border-top="none" fo:border-bottom="1pt solid #008080"/>
    </style:style>
    <style:style style:name="Tabla6.F3" style:family="table-cell">
      <style:table-cell-properties fo:padding="0.097cm" fo:border-left="none" fo:border-right="none" fo:border-top="none" fo:border-bottom="1pt solid #008080"/>
    </style:style>
    <style:style style:name="Tabla7" style:family="table">
      <style:table-properties style:width="15.707cm" fo:margin-left="1.272cm" fo:margin-right="0.021cm" table:align="margins"/>
    </style:style>
    <style:style style:name="Tabla7.A" style:family="table-column">
      <style:table-column-properties style:column-width="1.73cm" style:rel-column-width="7219*"/>
    </style:style>
    <style:style style:name="Tabla7.B" style:family="table-column">
      <style:table-column-properties style:column-width="1.602cm" style:rel-column-width="6682*"/>
    </style:style>
    <style:style style:name="Tabla7.C" style:family="table-column">
      <style:table-column-properties style:column-width="1.614cm" style:rel-column-width="6733*"/>
    </style:style>
    <style:style style:name="Tabla7.D" style:family="table-column">
      <style:table-column-properties style:column-width="3.759cm" style:rel-column-width="15682*"/>
    </style:style>
    <style:style style:name="Tabla7.E" style:family="table-column">
      <style:table-column-properties style:column-width="1.78cm" style:rel-column-width="7425*"/>
    </style:style>
    <style:style style:name="Tabla7.F" style:family="table-column">
      <style:table-column-properties style:column-width="5.223cm" style:rel-column-width="21794*"/>
    </style:style>
    <style:style style:name="Tabla7.A1" style:family="table-cell">
      <style:table-cell-properties fo:padding="0.097cm" fo:border-left="none" fo:border-right="none" fo:border-top="2.5pt solid #008080" fo:border-bottom="2.5pt solid #008080"/>
    </style:style>
    <style:style style:name="Tabla7.2" style:family="table-row">
      <style:table-row-properties style:min-row-height="0.843cm"/>
    </style:style>
    <style:style style:name="Tabla7.A2" style:family="table-cell">
      <style:table-cell-properties fo:padding="0.097cm" fo:border="none"/>
    </style:style>
    <style:style style:name="Tabla7.E2" style:family="table-cell" style:data-style-name="N100">
      <style:table-cell-properties fo:padding="0.097cm" fo:border="none"/>
    </style:style>
    <style:style style:name="Tabla7.A11" style:family="table-cell">
      <style:table-cell-properties fo:padding="0.097cm" fo:border-left="none" fo:border-right="none" fo:border-top="none" fo:border-bottom="1pt solid #008080"/>
    </style:style>
    <style:style style:name="Tabla7.B11" style:family="table-cell">
      <style:table-cell-properties fo:padding="0.097cm" fo:border-left="none" fo:border-right="none" fo:border-top="none" fo:border-bottom="1pt solid #008080"/>
    </style:style>
    <style:style style:name="Tabla7.C11" style:family="table-cell">
      <style:table-cell-properties fo:padding="0.097cm" fo:border-left="none" fo:border-right="none" fo:border-top="none" fo:border-bottom="1pt solid #008080"/>
    </style:style>
    <style:style style:name="Tabla7.D11" style:family="table-cell">
      <style:table-cell-properties fo:padding="0.097cm" fo:border-left="none" fo:border-right="none" fo:border-top="none" fo:border-bottom="1pt solid #008080"/>
    </style:style>
    <style:style style:name="Tabla7.E11" style:family="table-cell">
      <style:table-cell-properties fo:padding="0.097cm" fo:border-left="none" fo:border-right="none" fo:border-top="none" fo:border-bottom="1pt solid #008080"/>
    </style:style>
    <style:style style:name="Tabla7.F11" style:family="table-cell">
      <style:table-cell-properties fo:padding="0.097cm" fo:border-left="none" fo:border-right="none" fo:border-top="none" fo:border-bottom="1pt solid #008080"/>
    </style:style>
    <style:style style:name="Tabla8" style:family="table">
      <style:table-properties style:width="15.707cm" fo:margin-left="1.272cm" fo:margin-right="0.021cm" table:align="margins"/>
    </style:style>
    <style:style style:name="Tabla8.A" style:family="table-column">
      <style:table-column-properties style:column-width="2.274cm" style:rel-column-width="9486*"/>
    </style:style>
    <style:style style:name="Tabla8.B" style:family="table-column">
      <style:table-column-properties style:column-width="1.455cm" style:rel-column-width="6071*"/>
    </style:style>
    <style:style style:name="Tabla8.C" style:family="table-column">
      <style:table-column-properties style:column-width="1.64cm" style:rel-column-width="6844*"/>
    </style:style>
    <style:style style:name="Tabla8.D" style:family="table-column">
      <style:table-column-properties style:column-width="3.877cm" style:rel-column-width="16175*"/>
    </style:style>
    <style:style style:name="Tabla8.E" style:family="table-column">
      <style:table-column-properties style:column-width="1.866cm" style:rel-column-width="7786*"/>
    </style:style>
    <style:style style:name="Tabla8.F" style:family="table-column">
      <style:table-column-properties style:column-width="4.595cm" style:rel-column-width="19173*"/>
    </style:style>
    <style:style style:name="Tabla8.A1" style:family="table-cell">
      <style:table-cell-properties fo:padding="0.097cm" fo:border-left="none" fo:border-right="none" fo:border-top="2.5pt solid #008080" fo:border-bottom="2.5pt solid #008080"/>
    </style:style>
    <style:style style:name="Tabla8.2" style:family="table-row">
      <style:table-row-properties style:min-row-height="0.843cm"/>
    </style:style>
    <style:style style:name="Tabla8.A2" style:family="table-cell">
      <style:table-cell-properties fo:padding="0.097cm" fo:border="none"/>
    </style:style>
    <style:style style:name="Tabla8.E2" style:family="table-cell" style:data-style-name="N100">
      <style:table-cell-properties fo:padding="0.097cm" fo:border="none"/>
    </style:style>
    <style:style style:name="Tabla8.A4" style:family="table-cell">
      <style:table-cell-properties fo:padding="0.097cm" fo:border-left="none" fo:border-right="none" fo:border-top="none" fo:border-bottom="1pt solid #008080"/>
    </style:style>
    <style:style style:name="Tabla8.B4" style:family="table-cell">
      <style:table-cell-properties fo:padding="0.097cm" fo:border-left="none" fo:border-right="none" fo:border-top="none" fo:border-bottom="1pt solid #008080"/>
    </style:style>
    <style:style style:name="Tabla8.C4" style:family="table-cell">
      <style:table-cell-properties fo:padding="0.097cm" fo:border-left="none" fo:border-right="none" fo:border-top="none" fo:border-bottom="1pt solid #008080"/>
    </style:style>
    <style:style style:name="Tabla8.D4" style:family="table-cell">
      <style:table-cell-properties fo:padding="0.097cm" fo:border-left="none" fo:border-right="none" fo:border-top="none" fo:border-bottom="1pt solid #008080"/>
    </style:style>
    <style:style style:name="Tabla8.E4" style:family="table-cell" style:data-style-name="N100">
      <style:table-cell-properties fo:padding="0.097cm" fo:border-left="none" fo:border-right="none" fo:border-top="none" fo:border-bottom="1pt solid #008080"/>
    </style:style>
    <style:style style:name="Tabla8.F4" style:family="table-cell">
      <style:table-cell-properties fo:padding="0.097cm" fo:border-left="none" fo:border-right="none" fo:border-top="none" fo:border-bottom="1pt solid #008080"/>
    </style:style>
    <style:style style:name="Tabla9" style:family="table">
      <style:table-properties style:width="15.707cm" fo:margin-left="1.272cm" fo:margin-right="0.021cm" table:align="margins"/>
    </style:style>
    <style:style style:name="Tabla9.A" style:family="table-column">
      <style:table-column-properties style:column-width="2.275cm" style:rel-column-width="9493*"/>
    </style:style>
    <style:style style:name="Tabla9.B" style:family="table-column">
      <style:table-column-properties style:column-width="1.455cm" style:rel-column-width="6071*"/>
    </style:style>
    <style:style style:name="Tabla9.C" style:family="table-column">
      <style:table-column-properties style:column-width="1.64cm" style:rel-column-width="6844*"/>
    </style:style>
    <style:style style:name="Tabla9.D" style:family="table-column">
      <style:table-column-properties style:column-width="3.572cm" style:rel-column-width="14902*"/>
    </style:style>
    <style:style style:name="Tabla9.E" style:family="table-column">
      <style:table-column-properties style:column-width="1.693cm" style:rel-column-width="7064*"/>
    </style:style>
    <style:style style:name="Tabla9.F" style:family="table-column">
      <style:table-column-properties style:column-width="5.071cm" style:rel-column-width="21161*"/>
    </style:style>
    <style:style style:name="Tabla9.A1" style:family="table-cell">
      <style:table-cell-properties fo:padding="0.097cm" fo:border-left="none" fo:border-right="none" fo:border-top="2.5pt solid #008080" fo:border-bottom="2.5pt solid #008080"/>
    </style:style>
    <style:style style:name="Tabla9.2" style:family="table-row">
      <style:table-row-properties style:min-row-height="0.843cm"/>
    </style:style>
    <style:style style:name="Tabla9.A2" style:family="table-cell">
      <style:table-cell-properties fo:padding="0.097cm" fo:border="none"/>
    </style:style>
    <style:style style:name="Tabla9.E2" style:family="table-cell" style:data-style-name="N100">
      <style:table-cell-properties fo:padding="0.097cm" fo:border="none"/>
    </style:style>
    <style:style style:name="Tabla9.F2" style:family="table-cell">
      <style:table-cell-properties fo:padding="0.097cm" fo:border-left="none" fo:border-right="none" fo:border-top="none" fo:border-bottom="1pt solid #008080"/>
    </style:style>
    <style:style style:name="Tabla9.A3" style:family="table-cell">
      <style:table-cell-properties fo:padding="0.097cm" fo:border-left="none" fo:border-right="none" fo:border-top="none" fo:border-bottom="1pt solid #008080"/>
    </style:style>
    <style:style style:name="Tabla9.B3" style:family="table-cell">
      <style:table-cell-properties fo:padding="0.097cm" fo:border-left="none" fo:border-right="none" fo:border-top="none" fo:border-bottom="1pt solid #008080"/>
    </style:style>
    <style:style style:name="Tabla9.C3" style:family="table-cell">
      <style:table-cell-properties fo:padding="0.097cm" fo:border-left="none" fo:border-right="none" fo:border-top="none" fo:border-bottom="1pt solid #008080"/>
    </style:style>
    <style:style style:name="Tabla9.D3" style:family="table-cell">
      <style:table-cell-properties fo:padding="0.097cm" fo:border-left="none" fo:border-right="none" fo:border-top="none" fo:border-bottom="1pt solid #008080"/>
    </style:style>
    <style:style style:name="Tabla9.E3" style:family="table-cell" style:data-style-name="N100">
      <style:table-cell-properties fo:padding="0.097cm" fo:border-left="none" fo:border-right="none" fo:border-top="none" fo:border-bottom="1pt solid #008080"/>
    </style:style>
    <style:style style:name="Tabla9.F3" style:family="table-cell">
      <style:table-cell-properties fo:padding="0.097cm" fo:border-left="none" fo:border-right="none" fo:border-top="none" fo:border-bottom="1pt solid #008080"/>
    </style:style>
    <style:style style:name="Tabla10" style:family="table">
      <style:table-properties style:width="15.707cm" fo:margin-left="1.272cm" fo:margin-right="0.021cm" table:align="margins"/>
    </style:style>
    <style:style style:name="Tabla10.A" style:family="table-column">
      <style:table-column-properties style:column-width="2.275cm" style:rel-column-width="9493*"/>
    </style:style>
    <style:style style:name="Tabla10.B" style:family="table-column">
      <style:table-column-properties style:column-width="1.455cm" style:rel-column-width="6071*"/>
    </style:style>
    <style:style style:name="Tabla10.C" style:family="table-column">
      <style:table-column-properties style:column-width="1.64cm" style:rel-column-width="6844*"/>
    </style:style>
    <style:style style:name="Tabla10.D" style:family="table-column">
      <style:table-column-properties style:column-width="3.307cm" style:rel-column-width="13798*"/>
    </style:style>
    <style:style style:name="Tabla10.E" style:family="table-column">
      <style:table-column-properties style:column-width="1.958cm" style:rel-column-width="8168*"/>
    </style:style>
    <style:style style:name="Tabla10.F" style:family="table-column">
      <style:table-column-properties style:column-width="5.071cm" style:rel-column-width="21161*"/>
    </style:style>
    <style:style style:name="Tabla10.A1" style:family="table-cell">
      <style:table-cell-properties fo:padding="0.097cm" fo:border-left="none" fo:border-right="none" fo:border-top="2.5pt solid #008080" fo:border-bottom="2.5pt solid #008080"/>
    </style:style>
    <style:style style:name="Tabla10.2" style:family="table-row">
      <style:table-row-properties style:min-row-height="0.843cm"/>
    </style:style>
    <style:style style:name="Tabla10.A2" style:family="table-cell">
      <style:table-cell-properties fo:padding="0.097cm" fo:border="none"/>
    </style:style>
    <style:style style:name="Tabla10.E2" style:family="table-cell" style:data-style-name="N100">
      <style:table-cell-properties fo:padding="0.097cm" fo:border="none"/>
    </style:style>
    <style:style style:name="Tabla10.F6" style:family="table-cell">
      <style:table-cell-properties fo:padding="0.097cm" fo:border-left="none" fo:border-right="none" fo:border-top="none" fo:border-bottom="1pt solid #008080"/>
    </style:style>
    <style:style style:name="Tabla10.A7" style:family="table-cell">
      <style:table-cell-properties fo:padding="0.097cm" fo:border-left="none" fo:border-right="none" fo:border-top="none" fo:border-bottom="1pt solid #008080"/>
    </style:style>
    <style:style style:name="Tabla10.B7" style:family="table-cell">
      <style:table-cell-properties fo:padding="0.097cm" fo:border-left="none" fo:border-right="none" fo:border-top="none" fo:border-bottom="1pt solid #008080"/>
    </style:style>
    <style:style style:name="Tabla10.C7" style:family="table-cell">
      <style:table-cell-properties fo:padding="0.097cm" fo:border-left="none" fo:border-right="none" fo:border-top="none" fo:border-bottom="1pt solid #008080"/>
    </style:style>
    <style:style style:name="Tabla10.D7" style:family="table-cell">
      <style:table-cell-properties fo:padding="0.097cm" fo:border-left="none" fo:border-right="none" fo:border-top="none" fo:border-bottom="1pt solid #008080"/>
    </style:style>
    <style:style style:name="Tabla10.E7" style:family="table-cell" style:data-style-name="N100">
      <style:table-cell-properties fo:padding="0.097cm" fo:border-left="none" fo:border-right="none" fo:border-top="none" fo:border-bottom="1pt solid #008080"/>
    </style:style>
    <style:style style:name="Tabla10.F7" style:family="table-cell">
      <style:table-cell-properties fo:padding="0.097cm" fo:border-left="none" fo:border-right="none" fo:border-top="none" fo:border-bottom="1pt solid #008080"/>
    </style:style>
    <style:style style:name="Tabla10.10" style:family="table-row">
      <style:table-row-properties style:min-row-height="1.813cm"/>
    </style:style>
    <style:style style:name="Tabla10.F10" style:family="table-cell">
      <style:table-cell-properties fo:padding="0.097cm" fo:border-left="none" fo:border-right="none" fo:border-top="none" fo:border-bottom="1pt solid #008080"/>
    </style:style>
    <style:style style:name="Tabla10.A11" style:family="table-cell">
      <style:table-cell-properties fo:padding="0.097cm" fo:border-left="none" fo:border-right="none" fo:border-top="none" fo:border-bottom="1pt solid #008080"/>
    </style:style>
    <style:style style:name="Tabla10.B11" style:family="table-cell">
      <style:table-cell-properties fo:padding="0.097cm" fo:border-left="none" fo:border-right="none" fo:border-top="none" fo:border-bottom="1pt solid #008080"/>
    </style:style>
    <style:style style:name="Tabla10.C11" style:family="table-cell">
      <style:table-cell-properties fo:padding="0.097cm" fo:border-left="none" fo:border-right="none" fo:border-top="none" fo:border-bottom="1pt solid #008080"/>
    </style:style>
    <style:style style:name="Tabla10.D11" style:family="table-cell">
      <style:table-cell-properties fo:padding="0.097cm" fo:border-left="none" fo:border-right="none" fo:border-top="none" fo:border-bottom="1pt solid #008080"/>
    </style:style>
    <style:style style:name="Tabla10.F11" style:family="table-cell">
      <style:table-cell-properties fo:padding="0.097cm" fo:border-left="none" fo:border-right="none" fo:border-top="none" fo:border-bottom="1pt solid #008080"/>
    </style:style>
    <style:style style:name="Tabla1" style:family="table">
      <style:table-properties style:width="13.982cm" fo:margin-left="1.969cm" fo:margin-right="1.05cm" table:align="margins"/>
    </style:style>
    <style:style style:name="Tabla1.A" style:family="table-column">
      <style:table-column-properties style:column-width="6.35cm" style:rel-column-width="29762*"/>
    </style:style>
    <style:style style:name="Tabla1.B" style:family="table-column">
      <style:table-column-properties style:column-width="1.404cm" style:rel-column-width="6580*"/>
    </style:style>
    <style:style style:name="Tabla1.C" style:family="table-column">
      <style:table-column-properties style:column-width="6.228cm" style:rel-column-width="29193*"/>
    </style:style>
    <style:style style:name="Tabla1.A1" style:family="table-cell">
      <style:table-cell-properties fo:padding="0.097cm" fo:border-left="none" fo:border-right="none" fo:border-top="2.5pt solid #008080" fo:border-bottom="2.5pt solid #008080"/>
    </style:style>
    <style:style style:name="Tabla1.B1" style:family="table-cell">
      <style:table-cell-properties fo:padding="0.097cm" fo:border="none"/>
    </style:style>
    <style:style style:name="Tabla1.2" style:family="table-row">
      <style:table-row-properties style:min-row-height="3.508cm"/>
    </style:style>
    <style:style style:name="Tabla1.A2" style:family="table-cell">
      <style:table-cell-properties fo:padding="0.097cm" fo:border-left="none" fo:border-right="none" fo:border-top="none" fo:border-bottom="1pt solid #008080"/>
    </style:style>
    <style:style style:name="Tabla2" style:family="table">
      <style:table-properties style:width="14.817cm" fo:margin-left="1.727cm" fo:margin-right="0.457cm" table:align="margins"/>
    </style:style>
    <style:style style:name="Tabla2.A" style:family="table-column">
      <style:table-column-properties style:column-width="6.602cm" style:rel-column-width="29202*"/>
    </style:style>
    <style:style style:name="Tabla2.B" style:family="table-column">
      <style:table-column-properties style:column-width="1.404cm" style:rel-column-width="6210*"/>
    </style:style>
    <style:style style:name="Tabla2.C" style:family="table-column">
      <style:table-column-properties style:column-width="6.81cm" style:rel-column-width="30123*"/>
    </style:style>
    <style:style style:name="Tabla2.A1" style:family="table-cell">
      <style:table-cell-properties fo:padding="0.097cm" fo:border-left="none" fo:border-right="none" fo:border-top="2.5pt solid #008080" fo:border-bottom="2.5pt solid #008080"/>
    </style:style>
    <style:style style:name="Tabla2.B1" style:family="table-cell">
      <style:table-cell-properties fo:padding="0.097cm" fo:border="none"/>
    </style:style>
    <style:style style:name="Tabla2.2" style:family="table-row">
      <style:table-row-properties style:min-row-height="2.889cm"/>
    </style:style>
    <style:style style:name="Tabla2.A2" style:family="table-cell">
      <style:table-cell-properties fo:padding="0.097cm" fo:border-left="none" fo:border-right="none" fo:border-top="none" fo:border-bottom="1pt solid #008080"/>
    </style:style>
    <style:style style:name="Tabla3" style:family="table">
      <style:table-properties style:width="12.928cm" fo:margin-left="1.969cm" fo:margin-right="2.104cm" table:align="margins"/>
    </style:style>
    <style:style style:name="Tabla3.A" style:family="table-column">
      <style:table-column-properties style:column-width="12.928cm" style:rel-column-width="65535*"/>
    </style:style>
    <style:style style:name="Tabla3.A1" style:family="table-cell">
      <style:table-cell-properties fo:padding="0.097cm" fo:border-left="none" fo:border-right="none" fo:border-top="2.5pt solid #008080" fo:border-bottom="2.5pt solid #008080"/>
    </style:style>
    <style:style style:name="Tabla3.2" style:family="table-row">
      <style:table-row-properties style:min-row-height="4.346cm"/>
    </style:style>
    <style:style style:name="Tabla3.A2" style:family="table-cell">
      <style:table-cell-properties fo:padding="0.097cm" fo:border-left="none" fo:border-right="none" fo:border-top="none" fo:border-bottom="1pt solid #008080"/>
    </style:style>
    <style:style style:name="Tabla11" style:family="table">
      <style:table-properties style:width="15.718cm" fo:margin-left="1.261cm" fo:margin-right="0.021cm" table:align="margins"/>
    </style:style>
    <style:style style:name="Tabla11.A" style:family="table-column">
      <style:table-column-properties style:column-width="2.917cm" style:rel-column-width="12164*"/>
    </style:style>
    <style:style style:name="Tabla11.B" style:family="table-column">
      <style:table-column-properties style:column-width="2.856cm" style:rel-column-width="11906*"/>
    </style:style>
    <style:style style:name="Tabla11.C" style:family="table-column">
      <style:table-column-properties style:column-width="4.881cm" style:rel-column-width="20349*"/>
    </style:style>
    <style:style style:name="Tabla11.D" style:family="table-column">
      <style:table-column-properties style:column-width="5.064cm" style:rel-column-width="21116*"/>
    </style:style>
    <style:style style:name="Tabla11.A1" style:family="table-cell">
      <style:table-cell-properties fo:padding="0.097cm" fo:border-left="none" fo:border-right="none" fo:border-top="2.5pt solid #008080" fo:border-bottom="2.5pt solid #008080"/>
    </style:style>
    <style:style style:name="Tabla11.2" style:family="table-row">
      <style:table-row-properties style:min-row-height="0.843cm"/>
    </style:style>
    <style:style style:name="Tabla11.A2" style:family="table-cell">
      <style:table-cell-properties fo:padding="0.097cm" fo:border="none"/>
    </style:style>
    <style:style style:name="Tabla11.B2" style:family="table-cell" style:data-style-name="N0">
      <style:table-cell-properties fo:padding="0.097cm" fo:border="none"/>
    </style:style>
    <style:style style:name="Tabla11.C2" style:family="table-cell" style:data-style-name="N100">
      <style:table-cell-properties fo:padding="0.097cm" fo:border="none"/>
    </style:style>
    <style:style style:name="Tabla11.A11" style:family="table-cell">
      <style:table-cell-properties fo:padding="0.097cm" fo:border-left="none" fo:border-right="none" fo:border-top="none" fo:border-bottom="1pt solid #008080"/>
    </style:style>
    <style:style style:name="Tabla11.B11" style:family="table-cell">
      <style:table-cell-properties fo:padding="0.097cm" fo:border-left="none" fo:border-right="none" fo:border-top="none" fo:border-bottom="1pt solid #008080"/>
    </style:style>
    <style:style style:name="Tabla11.C11" style:family="table-cell" style:data-style-name="N100">
      <style:table-cell-properties fo:padding="0.097cm" fo:border-left="none" fo:border-right="none" fo:border-top="none" fo:border-bottom="1pt solid #008080"/>
    </style:style>
    <style:style style:name="Tabla11.D11" style:family="table-cell">
      <style:table-cell-properties fo:padding="0.097cm" fo:border-left="none" fo:border-right="none" fo:border-top="none" fo:border-bottom="1pt solid #008080"/>
    </style:style>
    <style:style style:name="Tabla12" style:family="table">
      <style:table-properties style:width="15.707cm" fo:margin-left="1.272cm" fo:margin-right="0.021cm" table:align="margins"/>
    </style:style>
    <style:style style:name="Tabla12.A" style:family="table-column">
      <style:table-column-properties style:column-width="2.898cm" style:rel-column-width="12091*"/>
    </style:style>
    <style:style style:name="Tabla12.B" style:family="table-column">
      <style:table-column-properties style:column-width="2.854cm" style:rel-column-width="11907*"/>
    </style:style>
    <style:style style:name="Tabla12.C" style:family="table-column">
      <style:table-column-properties style:column-width="4.884cm" style:rel-column-width="20378*"/>
    </style:style>
    <style:style style:name="Tabla12.D" style:family="table-column">
      <style:table-column-properties style:column-width="5.071cm" style:rel-column-width="21159*"/>
    </style:style>
    <style:style style:name="Tabla12.A1" style:family="table-cell">
      <style:table-cell-properties fo:padding="0.097cm" fo:border-left="none" fo:border-right="none" fo:border-top="2.5pt solid #008080" fo:border-bottom="2.5pt solid #008080"/>
    </style:style>
    <style:style style:name="Tabla12.2" style:family="table-row">
      <style:table-row-properties style:min-row-height="0.843cm"/>
    </style:style>
    <style:style style:name="Tabla12.A2" style:family="table-cell">
      <style:table-cell-properties fo:padding="0.097cm" fo:border="none"/>
    </style:style>
    <style:style style:name="Tabla12.B2" style:family="table-cell" style:data-style-name="N0">
      <style:table-cell-properties fo:padding="0.097cm" fo:border="none"/>
    </style:style>
    <style:style style:name="Tabla12.C2" style:family="table-cell" style:data-style-name="N100">
      <style:table-cell-properties fo:padding="0.097cm" fo:border="none"/>
    </style:style>
    <style:style style:name="Tabla12.A22" style:family="table-cell">
      <style:table-cell-properties fo:padding="0.097cm" fo:border-left="none" fo:border-right="none" fo:border-top="none" fo:border-bottom="1pt solid #008080"/>
    </style:style>
    <style:style style:name="Tabla12.B22" style:family="table-cell">
      <style:table-cell-properties fo:padding="0.097cm" fo:border-left="none" fo:border-right="none" fo:border-top="none" fo:border-bottom="1pt solid #008080"/>
    </style:style>
    <style:style style:name="Tabla12.C22" style:family="table-cell" style:data-style-name="N100">
      <style:table-cell-properties fo:padding="0.097cm" fo:border-left="none" fo:border-right="none" fo:border-top="none" fo:border-bottom="1pt solid #008080"/>
    </style:style>
    <style:style style:name="Tabla12.D22" style:family="table-cell">
      <style:table-cell-properties fo:padding="0.097cm" fo:border-left="none" fo:border-right="none" fo:border-top="none" fo:border-bottom="1pt solid #00808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4"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5"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1f574" style:font-name-asian="NimbusSanL-Regu" style:font-size-asian="12pt" style:font-style-asian="normal" style:font-name-complex="NimbusSanL-Regu" style:font-size-complex="12pt" style:font-style-complex="normal" fo:hyphenate="true" fo:hyphenation-remain-char-count="2" fo:hyphenation-push-char-count="7"/>
    </style:style>
    <style:style style:name="P6"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31d54" style:font-name-asian="NimbusSanL-Regu" style:font-size-asian="12pt" style:font-style-asian="normal" style:font-name-complex="NimbusSanL-Regu" style:font-size-complex="12pt" style:font-style-complex="normal" fo:hyphenate="true" fo:hyphenation-remain-char-count="2" fo:hyphenation-push-char-count="7"/>
    </style:style>
    <style:style style:name="P7" style:family="paragraph" style:parent-style-name="Text_20_body">
      <style:paragraph-properties fo:margin-left="0cm" fo:margin-right="0cm" fo:text-align="justify" style:justify-single-word="false" fo:hyphenation-ladder-count="1" fo:text-indent="0cm" style:auto-text-indent="false"/>
      <style:text-properties style:font-name="Courier New Pitch"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 style:family="paragraph" style:parent-style-name="Text_20_body">
      <style:paragraph-properties fo:margin-left="0cm" fo:margin-right="0cm" fo:text-align="justify" style:justify-single-word="false" fo:hyphenation-ladder-count="1" fo:text-indent="0cm" style:auto-text-indent="false"/>
      <style:text-properties fo:color="#0084d1" style:font-name="Courier New Pitch" fo:font-size="10pt" fo:font-style="normal" officeooo:rsid="003126a2" style:font-name-asian="NimbusMonL-Regu" style:font-size-asian="10pt" style:font-style-asian="normal" style:font-name-complex="NimbusMonL-Regu" style:font-size-complex="10pt" style:font-style-complex="normal" fo:hyphenate="true" fo:hyphenation-remain-char-count="2" fo:hyphenation-push-char-count="7"/>
    </style:style>
    <style:style style:name="P9" style:family="paragraph" style:parent-style-name="Text_20_body">
      <style:paragraph-properties fo:margin-left="0cm" fo:margin-right="0cm" fo:text-align="justify" style:justify-single-word="false" fo:hyphenation-ladder-count="1" fo:text-indent="0cm" style:auto-text-indent="false"/>
      <style:text-properties fo:color="#0084d1" style:font-name="Courier New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0" style:family="paragraph" style:parent-style-name="Standard">
      <style:paragraph-properties fo:margin-left="0cm" fo:margin-right="0cm" fo:text-align="justify"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1" style:family="paragraph" style:parent-style-name="Standard">
      <style:paragraph-properties fo:margin-left="0cm" fo:margin-right="0cm" fo:text-align="justify" style:justify-single-word="false" fo:hyphenation-ladder-count="1" fo:text-indent="0cm" style:auto-text-indent="fals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2" style:family="paragraph" style:parent-style-name="Standard">
      <style:paragraph-properties fo:margin-left="0cm" fo:margin-right="0cm" fo:text-align="justify" style:justify-single-word="false" fo:hyphenation-ladder-count="1" fo:text-indent="0cm" style:auto-text-indent="false" style:text-autospace="none"/>
      <style:text-properties style:font-name="Liberation-serif" fo:font-size="12pt" fo:font-style="normal" style:font-name-asian="NimbusMonL-Regu" style:font-size-asian="12pt" style:font-style-asian="normal" style:font-name-complex="NimbusMonL-Regu" style:font-size-complex="12pt" style:font-style-complex="normal" fo:hyphenate="true" fo:hyphenation-remain-char-count="2" fo:hyphenation-push-char-count="7"/>
    </style:style>
    <style:style style:name="P13"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4"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officeooo:paragraph-rsid="004640e6" style:font-name-asian="NimbusSanL-Regu" style:font-size-asian="12pt" style:font-style-asian="normal" style:font-name-complex="NimbusSanL-Regu" style:font-size-complex="12pt" style:font-style-complex="normal" fo:hyphenate="true" fo:hyphenation-remain-char-count="2" fo:hyphenation-push-char-count="7"/>
    </style:style>
    <style:style style:name="P15" style:family="paragraph" style:parent-style-name="Standard">
      <style:paragraph-properties fo:margin-left="0cm" fo:margin-right="0cm" fo:text-align="justify" style:justify-single-word="false" fo:hyphenation-ladder-count="1" fo:text-indent="0cm" style:auto-text-indent="false"/>
      <style:text-properties fo:color="#0084d1"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4d1" style:font-name="Courier New Pitch" fo:font-size="10pt" officeooo:paragraph-rsid="002a8cdf" style:font-name-asian="NimbusMonL-Regu" style:font-size-asian="10pt" style:font-name-complex="NimbusMonL-Regu"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4d1" style:font-name="Courier New Pitch" fo:font-size="10pt" officeooo:rsid="001c9fac" style:font-name-asian="NimbusMonL-Regu" style:font-size-asian="10pt" style:font-name-complex="NimbusMonL-Regu"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84d1" style:font-name="Courier New Pitch" fo:font-size="10pt" officeooo:rsid="001c9fac" officeooo:paragraph-rsid="001c9fac" style:font-name-asian="NimbusMonL-Regu" style:font-size-asian="10pt" style:font-name-complex="NimbusMonL-Regu" style:font-size-complex="10pt"/>
    </style:style>
    <style:style style:name="P20" style:family="paragraph" style:parent-style-name="Standard">
      <style:paragraph-properties fo:margin-left="0cm" fo:margin-right="0cm" fo:text-align="justify" style:justify-single-word="false" fo:hyphenation-ladder-count="1" fo:text-indent="0cm" style:auto-text-indent="false"/>
      <style:text-properties fo:color="#008080" style:font-name="Courier 10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21" style:family="paragraph" style:parent-style-name="Text_20_body">
      <style:paragraph-properties fo:margin-left="1.24cm" fo:margin-right="0cm" fo:text-align="start" style:justify-single-word="false" fo:text-indent="0cm" style:auto-text-indent="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22" style:family="paragraph" style:parent-style-name="Text_20_body" style:master-page-name="">
      <style:paragraph-properties fo:margin-left="1.24cm" fo:margin-right="0cm" fo:text-align="justify" style:justify-single-word="false" fo:hyphenation-ladder-count="1" fo:text-indent="0cm" style:auto-text-indent="false" style:page-number="auto"/>
      <style:text-properties fo:hyphenate="true" fo:hyphenation-remain-char-count="2" fo:hyphenation-push-char-count="7"/>
    </style:style>
    <style:style style:name="P23"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style:font-name-asian="NimbusSanL-Regu" style:font-size-asian="12pt" style:font-name-complex="NimbusSanL-Regu" style:font-size-complex="12pt" fo:hyphenate="true" fo:hyphenation-remain-char-count="2" fo:hyphenation-push-char-count="7"/>
    </style:style>
    <style:style style:name="P24" style:family="paragraph" style:parent-style-name="Text_20_body">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5"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26" style:family="paragraph" style:parent-style-name="Standard">
      <style:paragraph-properties fo:margin-left="1.229cm" fo:margin-right="0cm" fo:text-align="justify" style:justify-single-word="false" fo:hyphenation-ladder-count="1" fo:text-indent="0cm" style:auto-text-indent="false"/>
      <style:text-properties style:font-name="Liberation Serif1" fo:font-size="12pt" fo:font-style="normal" officeooo:paragraph-rsid="0014cba7" style:font-name-asian="NimbusSanL-Regu" style:font-size-asian="12pt" style:font-style-asian="normal" style:font-name-complex="NimbusSanL-Regu" style:font-size-complex="12pt" style:font-style-complex="normal" fo:hyphenate="true" fo:hyphenation-remain-char-count="2" fo:hyphenation-push-char-count="7"/>
    </style:style>
    <style:style style:name="P27" style:family="paragraph" style:parent-style-name="Standard">
      <style:paragraph-properties fo:margin-left="1.229cm" fo:margin-right="0cm" fo:text-align="justify" style:justify-single-word="false" fo:hyphenation-ladder-count="1" fo:text-indent="0cm" style:auto-text-indent="false"/>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28" style:family="paragraph" style:parent-style-name="Standard">
      <style:paragraph-properties fo:text-align="start" style:justify-single-word="false" style:text-autospace="none"/>
      <style:text-properties style:font-name="Courier New" fo:font-size="10pt" style:font-name-asian="NimbusMonL-Regu" style:font-size-asian="10pt" style:font-name-complex="NimbusMonL-Regu" style:font-size-complex="10pt"/>
    </style:style>
    <style:style style:name="P29" style:family="paragraph" style:parent-style-name="Standard">
      <style:paragraph-properties fo:text-align="start" style:justify-single-word="false" style:text-autospace="none"/>
      <style:text-properties fo:color="#0084d1" style:font-name="Courier New" fo:font-size="10pt" style:font-name-asian="NimbusMonL-Regu" style:font-size-asian="10pt" style:font-name-complex="NimbusMonL-Regu" style:font-size-complex="10pt"/>
    </style:style>
    <style:style style:name="P30" style:family="paragraph" style:parent-style-name="Standard">
      <style:paragraph-properties fo:text-align="start" style:justify-single-word="false" style:text-autospace="none"/>
      <style:text-properties fo:color="#0084d1" style:font-name="Courier New Pitch" fo:font-size="10pt" style:font-name-asian="NimbusMonL-Regu" style:font-size-asian="10pt" style:font-name-complex="NimbusMonL-Regu" style:font-size-complex="10pt"/>
    </style:style>
    <style:style style:name="P31" style:family="paragraph" style:parent-style-name="Standard">
      <style:paragraph-properties fo:text-align="start" style:justify-single-word="false" style:text-autospace="none"/>
      <style:text-properties style:font-name="Liberation . serif" fo:font-size="12pt" style:font-name-asian="NimbusMonL-Regu" style:font-size-asian="12pt" style:font-name-complex="NimbusMonL-Regu" style:font-size-complex="12pt"/>
    </style:style>
    <style:style style:name="P32" style:family="paragraph" style:parent-style-name="Standard">
      <style:paragraph-properties fo:text-align="start" style:justify-single-word="false" style:text-autospace="none"/>
      <style:text-properties style:font-name="Courier New Pitch" fo:font-size="10pt" style:font-name-asian="NimbusMonL-Regu" style:font-size-asian="10pt" style:font-name-complex="NimbusMonL-Regu" style:font-size-complex="10pt"/>
    </style:style>
    <style:style style:name="P33" style:family="paragraph" style:parent-style-name="Table_20_Contents">
      <style:text-properties style:font-name="Liberation Serif1" fo:font-size="12pt" style:font-name-asian="NimbusSanL-Regu" style:font-size-asian="12pt" style:font-name-complex="NimbusSanL-Regu" style:font-size-complex="12pt"/>
    </style:style>
    <style:style style:name="P34" style:family="paragraph" style:parent-style-name="Table_20_Contents">
      <style:paragraph-properties fo:text-align="justify" style:justify-single-word="false"/>
      <style:text-properties style:font-name="Liberation Serif1" fo:font-size="12pt" style:font-name-asian="NimbusSanL-Regu" style:font-size-asian="12pt" style:font-name-complex="NimbusSanL-Regu" style:font-size-complex="12pt"/>
    </style:style>
    <style:style style:name="P35" style:family="paragraph" style:parent-style-name="Table_20_Contents">
      <style:paragraph-properties fo:text-align="justify" style:justify-single-word="false"/>
      <style:text-properties style:font-name="Liberation Serif1" fo:font-size="12pt" officeooo:paragraph-rsid="0044a66d" style:font-name-asian="NimbusSanL-Regu" style:font-size-asian="12pt" style:font-name-complex="NimbusSanL-Regu" style:font-size-complex="12pt"/>
    </style:style>
    <style:style style:name="P36" style:family="paragraph" style:parent-style-name="Table_20_Contents">
      <style:paragraph-properties fo:text-align="center" style:justify-single-word="false"/>
      <style:text-properties style:font-name="Liberation Serif1" fo:font-size="12pt" style:font-name-asian="NimbusSanL-Regu" style:font-size-asian="12pt" style:font-name-complex="NimbusSanL-Regu" style:font-size-complex="12pt"/>
    </style:style>
    <style:style style:name="P37" style:family="paragraph" style:parent-style-name="Table_20_Contents">
      <style:paragraph-properties fo:text-align="center" style:justify-single-word="false"/>
      <style:text-properties style:font-name="Liberation Serif1" fo:font-size="12pt" officeooo:paragraph-rsid="0014cba7" style:font-name-asian="NimbusSanL-Regu" style:font-size-asian="12pt" style:font-name-complex="NimbusSanL-Regu" style:font-size-complex="12pt"/>
    </style:style>
    <style:style style:name="P38" style:family="paragraph" style:parent-style-name="Table_20_Contents">
      <style:paragraph-properties fo:text-align="justify" style:justify-single-word="false"/>
      <style:text-properties style:font-name="Liberation Serif1" fo:font-size="12pt" fo:font-weight="bold" style:font-name-asian="NimbusSanL-Regu" style:font-size-asian="12pt" style:font-weight-asian="bold" style:font-name-complex="NimbusSanL-Regu" style:font-size-complex="12pt" style:font-weight-complex="bold"/>
    </style:style>
    <style:style style:name="P39" style:family="paragraph" style:parent-style-name="Table_20_Contents">
      <style:paragraph-properties fo:text-align="justify" style:justify-single-word="false"/>
      <style:text-properties style:font-name="Liberation Serif1" fo:font-size="12pt" fo:font-weight="bold" officeooo:rsid="00405ddf" officeooo:paragraph-rsid="00405ddf" style:font-name-asian="NimbusSanL-Regu" style:font-size-asian="12pt" style:font-weight-asian="bold" style:font-name-complex="NimbusSanL-Regu" style:font-size-complex="12pt" style:font-weight-complex="bold"/>
    </style:style>
    <style:style style:name="P40" style:family="paragraph" style:parent-style-name="Table_20_Contents">
      <style:paragraph-properties fo:text-align="justify" style:justify-single-word="false"/>
      <style:text-properties style:font-name="Liberation Serif1" fo:font-size="12pt" fo:font-weight="bold" officeooo:rsid="00431d54" officeooo:paragraph-rsid="00431d54" style:font-name-asian="NimbusSanL-Regu" style:font-size-asian="12pt" style:font-weight-asian="bold" style:font-name-complex="NimbusSanL-Regu" style:font-size-complex="12pt" style:font-weight-complex="bold"/>
    </style:style>
    <style:style style:name="P41" style:family="paragraph" style:parent-style-name="Table_20_Contents">
      <style:paragraph-properties fo:text-align="justify" style:justify-single-word="false"/>
      <style:text-properties style:font-name="Liberation Serif1" fo:font-size="12pt" fo:font-weight="bold" officeooo:rsid="0048d513" officeooo:paragraph-rsid="0048d513" style:font-name-asian="NimbusSanL-Regu" style:font-size-asian="12pt" style:font-weight-asian="bold" style:font-name-complex="NimbusSanL-Regu" style:font-size-complex="12pt" style:font-weight-complex="bold"/>
    </style:style>
    <style:style style:name="P42" style:family="paragraph" style:parent-style-name="Table_20_Contents">
      <style:paragraph-properties fo:text-align="justify"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43" style:family="paragraph" style:parent-style-name="Table_20_Contents">
      <style:paragraph-properties fo:text-align="center" style:justify-single-word="false"/>
      <style:text-properties style:font-name="Liberation Serif1" fo:font-size="12pt" fo:font-weight="normal" style:font-name-asian="NimbusSanL-Regu" style:font-size-asian="12pt" style:font-weight-asian="normal" style:font-name-complex="NimbusSanL-Regu" style:font-size-complex="12pt" style:font-weight-complex="normal"/>
    </style:style>
    <style:style style:name="P44" style:family="paragraph" style:parent-style-name="Table_20_Contents">
      <style:paragraph-properties fo:text-align="center" style:justify-single-word="false"/>
      <style:text-properties style:font-name="Liberation Serif1" fo:font-size="12pt" fo:font-weight="normal" officeooo:paragraph-rsid="0014cba7" style:font-name-asian="NimbusSanL-Regu" style:font-size-asian="12pt" style:font-weight-asian="normal" style:font-name-complex="NimbusSanL-Regu" style:font-size-complex="12pt" style:font-weight-complex="normal"/>
    </style:style>
    <style:style style:name="P45" style:family="paragraph" style:parent-style-name="Table_20_Contents">
      <style:paragraph-properties fo:text-align="center" style:justify-single-word="false"/>
      <style:text-properties style:font-name="Liberation Serif1" fo:font-size="12pt" fo:font-weight="normal" officeooo:paragraph-rsid="00595251" style:font-name-asian="NimbusSanL-Regu" style:font-size-asian="12pt" style:font-weight-asian="normal" style:font-name-complex="NimbusSanL-Regu" style:font-size-complex="12pt" style:font-weight-complex="normal"/>
    </style:style>
    <style:style style:name="P46" style:family="paragraph" style:parent-style-name="Table_20_Contents">
      <style:paragraph-properties fo:text-align="center" style:justify-single-word="false"/>
      <style:text-properties style:font-name="Liberation Serif1" fo:font-size="12pt" fo:font-weight="normal" officeooo:paragraph-rsid="005e1787" style:font-name-asian="NimbusSanL-Regu" style:font-size-asian="12pt" style:font-weight-asian="normal" style:font-name-complex="NimbusSanL-Regu" style:font-size-complex="12pt" style:font-weight-complex="normal"/>
    </style:style>
    <style:style style:name="P47" style:family="paragraph" style:parent-style-name="Table_20_Contents">
      <style:paragraph-properties fo:text-align="center" style:justify-single-word="false"/>
      <style:text-properties style:font-name="Liberation Serif1" fo:font-size="12pt" fo:font-weight="normal" officeooo:paragraph-rsid="0067e49b" style:font-name-asian="NimbusSanL-Regu" style:font-size-asian="12pt" style:font-weight-asian="normal" style:font-name-complex="NimbusSanL-Regu" style:font-size-complex="12pt" style:font-weight-complex="normal"/>
    </style:style>
    <style:style style:name="P48" style:family="paragraph" style:parent-style-name="Table_20_Contents">
      <style:paragraph-properties fo:text-align="center" style:justify-single-word="false"/>
      <style:text-properties style:font-name="Liberation Serif1" fo:font-size="12pt" fo:font-weight="normal" officeooo:paragraph-rsid="00698db3" style:font-name-asian="NimbusSanL-Regu" style:font-size-asian="12pt" style:font-weight-asian="normal" style:font-name-complex="NimbusSanL-Regu" style:font-size-complex="12pt" style:font-weight-complex="normal"/>
    </style:style>
    <style:style style:name="P49" style:family="paragraph" style:parent-style-name="Table_20_Contents">
      <style:paragraph-properties fo:text-align="center" style:justify-single-word="false"/>
      <style:text-properties style:font-name="Liberation Serif1" fo:font-size="12pt" fo:font-weight="normal" officeooo:rsid="0014cba7" officeooo:paragraph-rsid="0014cba7" style:font-name-asian="NimbusSanL-Regu" style:font-size-asian="12pt" style:font-weight-asian="normal" style:font-name-complex="NimbusSanL-Regu" style:font-size-complex="12pt" style:font-weight-complex="normal"/>
    </style:style>
    <style:style style:name="P50" style:family="paragraph" style:parent-style-name="Table_20_Contents">
      <style:paragraph-properties fo:text-align="center" style:justify-single-word="false"/>
      <style:text-properties style:font-name="Liberation Serif1" fo:font-size="12pt" fo:font-weight="normal" officeooo:rsid="0057d400" officeooo:paragraph-rsid="0057d400" style:font-name-asian="NimbusSanL-Regu" style:font-size-asian="12pt" style:font-weight-asian="normal" style:font-name-complex="NimbusSanL-Regu" style:font-size-complex="12pt" style:font-weight-complex="normal"/>
    </style:style>
    <style:style style:name="P51" style:family="paragraph" style:parent-style-name="Table_20_Contents">
      <style:paragraph-properties fo:text-align="center" style:justify-single-word="false"/>
      <style:text-properties style:font-name="Liberation Serif1" fo:font-size="12pt" fo:font-weight="normal" officeooo:rsid="005a711a" officeooo:paragraph-rsid="005a711a" style:font-name-asian="NimbusSanL-Regu" style:font-size-asian="12pt" style:font-weight-asian="normal" style:font-name-complex="NimbusSanL-Regu" style:font-size-complex="12pt" style:font-weight-complex="normal"/>
    </style:style>
    <style:style style:name="P52" style:family="paragraph" style:parent-style-name="Table_20_Contents">
      <style:paragraph-properties fo:text-align="center" style:justify-single-word="false"/>
      <style:text-properties style:font-name="Liberation Serif1" fo:font-size="12pt" fo:font-weight="normal" officeooo:rsid="005b8675" officeooo:paragraph-rsid="005b8675" style:font-name-asian="NimbusSanL-Regu" style:font-size-asian="12pt" style:font-weight-asian="normal" style:font-name-complex="NimbusSanL-Regu" style:font-size-complex="12pt" style:font-weight-complex="normal"/>
    </style:style>
    <style:style style:name="P53" style:family="paragraph" style:parent-style-name="Table_20_Contents">
      <style:paragraph-properties fo:text-align="center" style:justify-single-word="false"/>
      <style:text-properties style:font-name="Liberation Serif1" fo:font-size="12pt" fo:font-weight="normal" officeooo:rsid="005d83ee" officeooo:paragraph-rsid="005d83ee" style:font-name-asian="NimbusSanL-Regu" style:font-size-asian="12pt" style:font-weight-asian="normal" style:font-name-complex="NimbusSanL-Regu" style:font-size-complex="12pt" style:font-weight-complex="normal"/>
    </style:style>
    <style:style style:name="P54" style:family="paragraph" style:parent-style-name="Table_20_Contents">
      <style:paragraph-properties fo:text-align="center" style:justify-single-word="false"/>
      <style:text-properties style:font-name="Liberation Serif1" fo:font-size="12pt" fo:font-weight="normal" officeooo:rsid="005d8970" officeooo:paragraph-rsid="005d8970" style:font-name-asian="NimbusSanL-Regu" style:font-size-asian="12pt" style:font-weight-asian="normal" style:font-name-complex="NimbusSanL-Regu" style:font-size-complex="12pt" style:font-weight-complex="normal"/>
    </style:style>
    <style:style style:name="P55" style:family="paragraph" style:parent-style-name="Table_20_Contents">
      <style:paragraph-properties fo:text-align="center" style:justify-single-word="false"/>
      <style:text-properties style:font-name="Liberation Serif1" fo:font-size="12pt" fo:font-weight="normal" officeooo:rsid="005e1787" officeooo:paragraph-rsid="005e1787" style:font-name-asian="NimbusSanL-Regu" style:font-size-asian="12pt" style:font-weight-asian="normal" style:font-name-complex="NimbusSanL-Regu" style:font-size-complex="12pt" style:font-weight-complex="normal"/>
    </style:style>
    <style:style style:name="P56" style:family="paragraph" style:parent-style-name="Table_20_Contents">
      <style:paragraph-properties fo:text-align="center" style:justify-single-word="false"/>
      <style:text-properties style:font-name="Liberation Serif1" fo:font-size="12pt" fo:font-weight="normal" officeooo:rsid="00614254" officeooo:paragraph-rsid="00614254" style:font-name-asian="NimbusSanL-Regu" style:font-size-asian="12pt" style:font-weight-asian="normal" style:font-name-complex="NimbusSanL-Regu" style:font-size-complex="12pt" style:font-weight-complex="normal"/>
    </style:style>
    <style:style style:name="P57" style:family="paragraph" style:parent-style-name="Table_20_Contents">
      <style:paragraph-properties fo:text-align="center" style:justify-single-word="false"/>
      <style:text-properties style:font-name="Liberation Serif1" fo:font-size="12pt" fo:font-weight="normal" officeooo:rsid="00626321" officeooo:paragraph-rsid="00626321" style:font-name-asian="NimbusSanL-Regu" style:font-size-asian="12pt" style:font-weight-asian="normal" style:font-name-complex="NimbusSanL-Regu" style:font-size-complex="12pt" style:font-weight-complex="normal"/>
    </style:style>
    <style:style style:name="P58" style:family="paragraph" style:parent-style-name="Table_20_Contents">
      <style:paragraph-properties fo:text-align="center" style:justify-single-word="false"/>
      <style:text-properties style:font-name="Liberation Serif1" fo:font-size="12pt" fo:font-weight="normal" officeooo:rsid="0064a936" officeooo:paragraph-rsid="0064a936" style:font-name-asian="NimbusSanL-Regu" style:font-size-asian="12pt" style:font-weight-asian="normal" style:font-name-complex="NimbusSanL-Regu" style:font-size-complex="12pt" style:font-weight-complex="normal"/>
    </style:style>
    <style:style style:name="P59" style:family="paragraph" style:parent-style-name="Table_20_Contents">
      <style:paragraph-properties fo:text-align="center" style:justify-single-word="false"/>
      <style:text-properties style:font-name="Liberation Serif1" fo:font-size="12pt" style:text-underline-style="none" fo:font-weight="normal" officeooo:rsid="00614254" officeooo:paragraph-rsid="00614254" style:font-name-asian="NimbusSanL-Regu" style:font-size-asian="12pt" style:font-weight-asian="normal" style:font-name-complex="NimbusSanL-Regu" style:font-size-complex="12pt" style:font-weight-complex="normal"/>
    </style:style>
    <style:style style:name="P60" style:family="paragraph" style:parent-style-name="Text_20_body">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61" style:family="paragraph" style:parent-style-name="Text_20_body">
      <style:paragraph-properties fo:margin-left="1.263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62" style:family="paragraph" style:parent-style-name="Standard">
      <style:paragraph-properties fo:margin-left="1.263cm" fo:margin-right="0cm" fo:text-align="start" style:justify-single-word="false" fo:text-indent="0cm" style:auto-text-indent="false" style:text-autospace="none"/>
      <style:text-properties style:font-name="Courier New Pitch" fo:font-size="10pt" style:font-name-asian="NimbusMonL-Regu" style:font-size-asian="10pt" style:font-name-complex="NimbusMonL-Regu" style:font-size-complex="10pt"/>
    </style:style>
    <style:style style:name="P63" style:family="paragraph" style:parent-style-name="Standard">
      <style:paragraph-properties fo:margin-left="1.251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64" style:family="paragraph" style:parent-style-name="Standard">
      <style:paragraph-properties fo:margin-left="7.493cm" fo:margin-right="0cm" fo:text-align="start" style:justify-single-word="false" fo:hyphenation-ladder-count="1" fo:text-indent="0cm" style:auto-text-indent="false"/>
      <style:text-properties style:font-name="Courier New"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65" style:family="paragraph" style:parent-style-name="Standard">
      <style:paragraph-properties fo:margin-left="7.595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66" style:family="paragraph" style:parent-style-name="Standard">
      <style:paragraph-properties fo:margin-left="6.112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67" style:family="paragraph" style:parent-style-name="Standard">
      <style:paragraph-properties fo:margin-left="6.316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68" style:family="paragraph" style:parent-style-name="Standard">
      <style:paragraph-properties fo:margin-left="2.551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69" style:family="paragraph" style:parent-style-name="Standard">
      <style:paragraph-properties fo:margin-left="2.551cm" fo:margin-right="0cm" fo:text-align="start" style:justify-single-word="false" fo:text-indent="0cm" style:auto-text-indent="false" style:text-autospace="none"/>
      <style:text-properties fo:color="#0084d1" style:font-name="Courier New Pitch" fo:font-size="10pt" officeooo:paragraph-rsid="0018f37c" style:font-name-asian="NimbusMonL-Regu" style:font-size-asian="10pt" style:font-name-complex="NimbusMonL-Regu" style:font-size-complex="10pt"/>
    </style:style>
    <style:style style:name="P70" style:family="paragraph" style:parent-style-name="Standard">
      <style:paragraph-properties fo:margin-left="2.551cm" fo:margin-right="0cm" fo:text-align="start" style:justify-single-word="false" fo:text-indent="0cm" style:auto-text-indent="false" style:text-autospace="none"/>
      <style:text-properties fo:color="#0084d1" style:font-name="Courier New Pitch" fo:font-size="10pt" officeooo:rsid="0018f37c" style:font-name-asian="NimbusMonL-Regu" style:font-size-asian="10pt" style:font-name-complex="NimbusMonL-Regu" style:font-size-complex="10pt"/>
    </style:style>
    <style:style style:name="P71" style:family="paragraph" style:parent-style-name="Standard">
      <style:paragraph-properties fo:margin-left="6.999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72" style:family="paragraph" style:parent-style-name="Standard">
      <style:paragraph-properties fo:margin-left="4.865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73" style:family="paragraph" style:parent-style-name="Standard">
      <style:paragraph-properties fo:margin-left="4.251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74" style:family="paragraph" style:parent-style-name="Standard">
      <style:paragraph-properties fo:margin-left="4.251cm" fo:margin-right="0cm" fo:text-align="justify" style:justify-single-word="false" fo:hyphenation-ladder-count="1" fo:text-indent="0cm" style:auto-text-indent="false"/>
      <style:text-properties fo:color="#0084d1" style:font-name="Courier New Pitch" fo:font-size="10pt" fo:font-style="normal" style:font-name-asian="NimbusMonL-Regu" style:font-size-asian="10pt" style:font-style-asian="normal" style:font-name-complex="NimbusMonL-Regu" style:font-size-complex="10pt" style:font-style-complex="normal" fo:hyphenate="true" fo:hyphenation-remain-char-count="2" fo:hyphenation-push-char-count="7"/>
    </style:style>
    <style:style style:name="P75" style:family="paragraph" style:parent-style-name="Standard">
      <style:paragraph-properties fo:margin-left="4.233cm" fo:margin-right="0cm"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76" style:family="paragraph" style:parent-style-name="Standard">
      <style:paragraph-properties fo:margin-left="4.233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77" style:family="paragraph" style:parent-style-name="Standard">
      <style:paragraph-properties fo:margin-left="4.267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78" style:family="paragraph" style:parent-style-name="Standard">
      <style:paragraph-properties fo:margin-left="8.569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79" style:family="paragraph" style:parent-style-name="Standard">
      <style:paragraph-properties fo:margin-left="4.694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80" style:family="paragraph" style:parent-style-name="Standard">
      <style:paragraph-properties fo:margin-left="4.66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81" style:family="paragraph" style:parent-style-name="Standard">
      <style:paragraph-properties fo:margin-left="6.368cm" fo:margin-right="0cm" fo:text-align="start" style:justify-single-word="false" fo:text-indent="0cm" style:auto-text-indent="false" style:text-autospace="none"/>
      <style:text-properties fo:color="#0084d1" style:font-name="Courier New Pitch" fo:font-size="10pt" style:font-name-asian="NimbusMonL-Regu" style:font-size-asian="10pt" style:font-name-complex="NimbusMonL-Regu" style:font-size-complex="10pt"/>
    </style:style>
    <style:style style:name="P82" style:family="paragraph" style:parent-style-name="Standard" style:list-style-name="L5">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3" style:family="paragraph" style:parent-style-name="Standard" style:list-style-name="L6">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4" style:family="paragraph" style:parent-style-name="Standard" style:list-style-name="L8">
      <style:paragraph-properties fo:text-align="justify" style:justify-single-word="false" fo:hyphenation-ladder-count="1"/>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fo:hyphenate="true" fo:hyphenation-remain-char-count="2" fo:hyphenation-push-char-count="7"/>
    </style:style>
    <style:style style:name="P85" style:family="paragraph" style:parent-style-name="Standard" style:list-style-name="L7">
      <style:paragraph-properties fo:margin-left="2.524cm" fo:margin-right="0cm" fo:text-align="justify" style:justify-single-word="false" fo:hyphenation-ladder-count="1" fo:text-indent="0cm" style:auto-text-indent="false"/>
      <style:text-properties fo:hyphenate="true" fo:hyphenation-remain-char-count="2" fo:hyphenation-push-char-count="7"/>
    </style:style>
    <style:style style:name="P86" style:family="paragraph" style:parent-style-name="Standard" style:list-style-name="L12">
      <style:paragraph-properties fo:margin-left="1.468cm" fo:margin-right="0cm" fo:text-align="justify" style:justify-single-word="false" fo:hyphenation-ladder-count="1" fo:text-indent="0cm" style:auto-text-indent="false"/>
      <style:text-properties fo:hyphenate="true" fo:hyphenation-remain-char-count="2" fo:hyphenation-push-char-count="7"/>
    </style:style>
    <style:style style:name="P87" style:family="paragraph" style:parent-style-name="Standard" style:list-style-name="L12">
      <style:paragraph-properties fo:margin-left="1.468cm" fo:margin-right="0cm" fo:text-align="justify" style:justify-single-word="false" fo:hyphenation-ladder-count="1" fo:text-indent="0cm" style:auto-text-indent="false"/>
      <style:text-properties officeooo:paragraph-rsid="0050532e" fo:hyphenate="true" fo:hyphenation-remain-char-count="2" fo:hyphenation-push-char-count="7"/>
    </style:style>
    <style:style style:name="P88" style:family="paragraph" style:parent-style-name="Standard" style:list-style-name="L12">
      <style:paragraph-properties fo:margin-left="1.468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89" style:family="paragraph" style:parent-style-name="Standard">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0" style:family="paragraph" style:parent-style-name="Standard" style:list-style-name="L12">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1" style:family="paragraph" style:parent-style-name="Standard">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2" style:family="paragraph" style:parent-style-name="Text_20_body" style:master-page-name="First_20_Page">
      <style:paragraph-properties fo:margin-left="0cm" fo:margin-right="0cm" fo:text-indent="0cm" style:auto-text-indent="false" style:page-number="auto"/>
    </style:style>
    <style:style style:name="P93" style:family="paragraph" style:parent-style-name="Text_20_body" style:list-style-name="L1">
      <style:paragraph-properties fo:margin-left="0cm" fo:margin-right="0cm" fo:text-indent="0cm" style:auto-text-indent="false"/>
      <style:text-properties fo:font-weight="bold" style:font-weight-asian="bold" style:font-weight-complex="bold"/>
    </style:style>
    <style:style style:name="P94" style:family="paragraph" style:parent-style-name="Text_20_body" style:list-style-name="L2">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95" style:family="paragraph" style:parent-style-name="Text_20_body" style:list-style-name="L3">
      <style:paragraph-properties fo:margin-left="0cm" fo:margin-right="0cm" fo:text-align="justify" style:justify-single-word="false" fo:hyphenation-ladder-count="1" fo:text-indent="0cm" style:auto-text-indent="false"/>
      <style:text-properties style:font-name="Liberation Serif1" fo:font-size="12pt" fo:font-weight="bold" officeooo:paragraph-rsid="0064a936" style:font-name-asian="NimbusSanL-Regu" style:font-size-asian="12pt" style:font-weight-asian="bold" style:font-name-complex="NimbusSanL-Regu" style:font-size-complex="12pt" style:font-weight-complex="bold" fo:hyphenate="true" fo:hyphenation-remain-char-count="2" fo:hyphenation-push-char-count="7"/>
    </style:style>
    <style:style style:name="P96" style:family="paragraph" style:parent-style-name="Text_20_body" style:list-style-name="L9">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97" style:family="paragraph" style:parent-style-name="Text_20_body" style:list-style-name="L10">
      <style:paragraph-properties fo:margin-left="0cm" fo:margin-right="0cm" fo:text-align="justify" style:justify-single-word="false" fo:hyphenation-ladder-count="1" fo:text-indent="0cm" style:auto-text-indent="false"/>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fo:hyphenate="true" fo:hyphenation-remain-char-count="2" fo:hyphenation-push-char-count="7"/>
    </style:style>
    <style:style style:name="P98" style:family="paragraph" style:parent-style-name="Text_20_body">
      <style:paragraph-properties fo:margin-left="0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99" style:family="paragraph" style:parent-style-name="Text_20_body">
      <style:paragraph-properties fo:margin-left="0cm" fo:margin-right="0cm" fo:text-align="justify" style:justify-single-word="false" fo:hyphenation-ladder-count="1" fo:text-indent="0cm" style:auto-text-indent="false" fo:break-before="pag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0" style:family="paragraph" style:parent-style-name="Text_20_body" style:list-style-name="L4">
      <style:paragraph-properties fo:text-align="justify" style:justify-single-word="false" fo:hyphenation-ladder-count="1"/>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1" style:family="paragraph" style:parent-style-name="Text_20_body" style:list-style-name="L4">
      <style:paragraph-properties fo:text-align="justify" style:justify-single-word="false" fo:hyphenation-ladder-count="1"/>
      <style:text-properties style:font-name="Liberation Serif1" fo:font-size="12pt" fo:font-style="normal" officeooo:paragraph-rsid="0064a936" style:font-name-asian="NimbusSanL-Regu" style:font-size-asian="12pt" style:font-style-asian="normal" style:font-name-complex="NimbusSanL-Regu" style:font-size-complex="12pt" style:font-style-complex="normal" fo:hyphenate="true" fo:hyphenation-remain-char-count="2" fo:hyphenation-push-char-count="7"/>
    </style:style>
    <style:style style:name="P102" style:family="paragraph" style:parent-style-name="Text_20_body" style:list-style-name="L4">
      <style:paragraph-properties fo:text-align="justify" style:justify-single-word="false" fo:hyphenation-ladder-count="1"/>
      <style:text-properties style:font-name="Liberation Serif1" fo:font-size="12pt" fo:font-style="normal" officeooo:rsid="00698db3" officeooo:paragraph-rsid="00698db3" style:font-name-asian="NimbusSanL-Regu" style:font-size-asian="12pt" style:font-style-asian="normal" style:font-name-complex="NimbusSanL-Regu" style:font-size-complex="12pt" style:font-style-complex="normal" fo:hyphenate="true" fo:hyphenation-remain-char-count="2" fo:hyphenation-push-char-count="7"/>
    </style:style>
    <style:style style:name="P103" style:family="paragraph" style:parent-style-name="Text_20_body" style:list-style-name="L11">
      <style:paragraph-properties fo:margin-left="2.526cm" fo:margin-right="0cm" fo:text-align="justify" style:justify-single-word="false" fo:hyphenation-ladder-count="1" fo:text-indent="0cm" style:auto-text-indent="false"/>
      <style:text-properties style:font-name="Liberation Serif1" fo:font-size="12pt" fo:font-style="normal" style:font-name-asian="NimbusSanL-Regu" style:font-size-asian="12pt" style:font-style-asian="normal" style:font-name-complex="NimbusSanL-Regu" style:font-size-complex="12pt" style:font-style-complex="normal" fo:hyphenate="true" fo:hyphenation-remain-char-count="2" fo:hyphenation-push-char-count="7"/>
    </style:style>
    <style:style style:name="P104" style:family="paragraph" style:parent-style-name="Heading_20_1">
      <style:text-properties fo:font-style="normal" style:font-style-asian="normal" style:font-style-complex="normal"/>
    </style:style>
    <style:style style:name="P105" style:family="paragraph" style:parent-style-name="Heading_20_1">
      <style:paragraph-properties fo:break-before="page"/>
    </style:style>
    <style:style style:name="P106" style:family="paragraph" style:parent-style-name="Contents_20_Heading">
      <style:paragraph-properties fo:break-before="page"/>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agraph-properties fo:margin-left="0cm" fo:margin-right="0cm" fo:text-align="center" fo:text-indent="0cm" style:writing-mode="lr-tb">
        <style:tab-stops/>
      </style:paragraph-properties>
    </style:style>
    <style:style style:name="P110" style:family="paragraph">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11" style:family="paragraph">
      <style:paragraph-properties fo:text-align="center"/>
    </style:style>
    <style:style style:name="P112" style:family="paragraph">
      <style:paragraph-properties fo:text-align="center"/>
      <style:text-properties style:font-name="Times New Roman" fo:font-size="22pt" style:font-size-asian="22pt" style:font-size-complex="22pt"/>
    </style:style>
    <style:style style:name="P113" style:family="paragraph">
      <style:paragraph-properties fo:text-align="end"/>
    </style:style>
    <style:style style:name="P114" style:family="paragraph">
      <style:paragraph-properties fo:text-align="end"/>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font-name="Liberation Serif1" fo:font-size="12pt" style:font-name-asian="NimbusSanL-Regu" style:font-size-asian="12pt" style:font-name-complex="NimbusSanL-Regu" style:font-size-complex="12pt"/>
    </style:style>
    <style:style style:name="T2" style:family="text">
      <style:text-properties style:font-name="Liberation Serif1" fo:font-size="12pt" officeooo:rsid="0014cba7" style:font-name-asian="NimbusSanL-Regu" style:font-size-asian="12pt" style:font-name-complex="NimbusSanL-Regu" style:font-size-complex="12pt"/>
    </style:style>
    <style:style style:name="T3" style:family="text">
      <style:text-properties style:font-name="Liberation Serif1" fo:font-size="12pt" fo:font-style="normal" style:font-name-asian="NimbusSanL-Regu" style:font-size-asian="12pt" style:font-style-asian="normal" style:font-name-complex="NimbusSanL-Regu" style:font-size-complex="12pt" style:font-style-complex="normal"/>
    </style:style>
    <style:style style:name="T4" style:family="text">
      <style:text-properties style:font-name="Liberation Serif1" fo:font-size="12pt" fo:font-style="normal" officeooo:rsid="0050532e" style:font-name-asian="NimbusSanL-Regu" style:font-size-asian="12pt" style:font-style-asian="normal" style:font-name-complex="NimbusSanL-Regu" style:font-size-complex="12pt" style:font-style-complex="normal"/>
    </style:style>
    <style:style style:name="T5" style:family="text">
      <style:text-properties style:font-name="Liberation Serif1" fo:font-size="12pt" fo:font-style="normal" officeooo:rsid="005143d1" style:font-name-asian="NimbusSanL-Regu" style:font-size-asian="12pt" style:font-style-asian="normal" style:font-name-complex="NimbusSanL-Regu" style:font-size-complex="12pt" style:font-style-complex="normal"/>
    </style:style>
    <style:style style:name="T6" style:family="text">
      <style:text-properties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7" style:family="text">
      <style:text-properties style:font-name="Liberation Serif1" fo:font-size="12pt" fo:font-style="normal" fo:font-weight="bold" officeooo:rsid="004e5d63" style:font-name-asian="NimbusSanL-Regu" style:font-size-asian="12pt" style:font-style-asian="normal" style:font-weight-asian="bold" style:font-name-complex="NimbusSanL-Regu" style:font-size-complex="12pt" style:font-style-complex="normal" style:font-weight-complex="bold"/>
    </style:style>
    <style:style style:name="T8" style:family="text">
      <style:text-properties style:font-name="Liberation Serif1" fo:font-size="12pt" fo:font-style="normal" fo:font-weight="bold" officeooo:rsid="0050532e" style:font-name-asian="NimbusSanL-Regu" style:font-size-asian="12pt" style:font-style-asian="normal" style:font-weight-asian="bold" style:font-name-complex="NimbusSanL-Regu" style:font-size-complex="12pt" style:font-style-complex="normal" style:font-weight-complex="bold"/>
    </style:style>
    <style:style style:name="T9" style:family="text">
      <style:text-properties style:font-name="Liberation Serif1" fo:font-size="12pt" fo:font-style="normal" fo:font-weight="bold" officeooo:rsid="005143d1" style:font-name-asian="NimbusSanL-Regu" style:font-size-asian="12pt" style:font-style-asian="normal" style:font-weight-asian="bold" style:font-name-complex="NimbusSanL-Regu" style:font-size-complex="12pt" style:font-style-complex="normal" style:font-weight-complex="bold"/>
    </style:style>
    <style:style style:name="T10" style:family="text">
      <style:text-properties style:font-name="Liberation Serif1" fo:font-size="12pt" fo:font-style="normal" fo:font-weight="bold" officeooo:rsid="0053bf54" style:font-name-asian="NimbusSanL-Regu" style:font-size-asian="12pt" style:font-style-asian="normal" style:font-weight-asian="bold" style:font-name-complex="NimbusSanL-Regu" style:font-size-complex="12pt" style:font-style-complex="normal" style:font-weight-complex="bold"/>
    </style:style>
    <style:style style:name="T11" style:family="text">
      <style:text-properties style:font-name="Liberation Serif1" fo:font-size="12pt" fo:font-style="normal" fo:font-weight="normal" officeooo:rsid="004e5d63" style:font-name-asian="NimbusSanL-Regu" style:font-size-asian="12pt" style:font-style-asian="normal" style:font-weight-asian="normal" style:font-name-complex="NimbusSanL-Regu" style:font-size-complex="12pt" style:font-style-complex="normal" style:font-weight-complex="normal"/>
    </style:style>
    <style:style style:name="T12" style:family="text">
      <style:text-properties style:font-name="Liberation Serif1" fo:font-size="12pt" fo:font-style="normal" fo:font-weight="normal" officeooo:rsid="0050532e" style:font-name-asian="NimbusSanL-Regu" style:font-size-asian="12pt" style:font-style-asian="normal" style:font-weight-asian="normal" style:font-name-complex="NimbusSanL-Regu" style:font-size-complex="12pt" style:font-style-complex="normal" style:font-weight-complex="normal"/>
    </style:style>
    <style:style style:name="T13" style:family="text">
      <style:text-properties style:font-name="Liberation Serif1" fo:font-size="12pt" fo:font-style="normal" fo:font-weight="normal" officeooo:rsid="0053bf54" style:font-name-asian="NimbusSanL-Regu" style:font-size-asian="12pt" style:font-style-asian="normal" style:font-weight-asian="normal" style:font-name-complex="NimbusSanL-Regu" style:font-size-complex="12pt"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14cba7" style:font-style-asian="italic" style:font-style-complex="italic"/>
    </style:style>
    <style:style style:name="T16" style:family="text">
      <style:text-properties fo:font-style="italic" officeooo:rsid="001690da"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690da" style:font-style-asian="normal" style:font-style-complex="normal"/>
    </style:style>
    <style:style style:name="T19" style:family="text">
      <style:text-properties fo:color="#0084d1"/>
    </style:style>
    <style:style style:name="T20" style:family="text">
      <style:text-properties fo:color="#0084d1" fo:font-style="italic" style:font-style-asian="italic" style:font-style-complex="italic"/>
    </style:style>
    <style:style style:name="T21" style:family="text">
      <style:text-properties fo:color="#0084d1" fo:font-style="italic" officeooo:rsid="0014cba7" style:font-style-asian="italic" style:font-style-complex="italic"/>
    </style:style>
    <style:style style:name="T22" style:family="text">
      <style:text-properties fo:color="#0084d1" fo:font-style="italic" officeooo:rsid="0067e49b" style:font-style-asian="italic" style:font-style-complex="italic"/>
    </style:style>
    <style:style style:name="T23" style:family="text">
      <style:text-properties fo:color="#0084d1" style:font-name="TimesNewRomanPSMT" fo:font-size="10pt" fo:font-style="normal" fo:font-weight="bold" style:font-name-asian="TimesNewRomanPSMT" style:font-size-asian="10pt" style:font-style-asian="normal" style:font-weight-asian="bold" style:font-name-complex="TimesNewRomanPSMT" style:font-size-complex="10pt" style:font-style-complex="normal" style:font-weight-complex="bold"/>
    </style:style>
    <style:style style:name="T24" style:family="text">
      <style:text-properties fo:color="#0084d1" style:font-name="Liberation Serif1" fo:font-size="12pt" fo:font-style="normal" fo:font-weight="bold" style:font-name-asian="NimbusSanL-Regu" style:font-size-asian="12pt" style:font-style-asian="normal" style:font-weight-asian="bold" style:font-name-complex="NimbusSanL-Regu" style:font-size-complex="12pt" style:font-style-complex="normal" style:font-weight-complex="bold"/>
    </style:style>
    <style:style style:name="T25" style:family="text">
      <style:text-properties fo:color="#0084d1" officeooo:rsid="00244e41"/>
    </style:style>
    <style:style style:name="T26" style:family="text">
      <style:text-properties fo:color="#0084d1" officeooo:rsid="00250890"/>
    </style:style>
    <style:style style:name="T27" style:family="text">
      <style:text-properties fo:color="#0084d1" officeooo:rsid="0026ee8c"/>
    </style:style>
    <style:style style:name="T28" style:family="text">
      <style:text-properties fo:color="#0084d1" officeooo:rsid="00278a57"/>
    </style:style>
    <style:style style:name="T29" style:family="text">
      <style:text-properties fo:color="#0084d1" officeooo:rsid="00306a9b"/>
    </style:style>
    <style:style style:name="T30" style:family="text">
      <style:text-properties fo:color="#0084d1" officeooo:rsid="003126a2"/>
    </style:style>
    <style:style style:name="T31" style:family="text">
      <style:text-properties fo:color="#0084d1" officeooo:rsid="00318118"/>
    </style:style>
    <style:style style:name="T32" style:family="text">
      <style:text-properties fo:color="#0084d1" officeooo:rsid="005b8675"/>
    </style:style>
    <style:style style:name="T33" style:family="text">
      <style:text-properties fo:color="#0084d1" style:font-name="Courier New Pitch"/>
    </style:style>
    <style:style style:name="T34" style:family="text">
      <style:text-properties fo:color="#0084d1" fo:font-size="10pt" style:font-name-asian="NimbusMonL-Regu" style:font-size-asian="10pt" style:font-name-complex="NimbusMonL-Regu" style:font-size-complex="10pt"/>
    </style:style>
    <style:style style:name="T35" style:family="text">
      <style:text-properties fo:color="#0084d1" fo:font-size="10pt" officeooo:rsid="003126a2" style:font-name-asian="NimbusMonL-Regu" style:font-size-asian="10pt" style:font-name-complex="NimbusMonL-Regu" style:font-size-complex="10pt"/>
    </style:style>
    <style:style style:name="T36" style:family="text">
      <style:text-properties fo:color="#0084d1" fo:font-size="10pt" officeooo:rsid="00318118" style:font-name-asian="NimbusMonL-Regu" style:font-size-asian="10pt" style:font-name-complex="NimbusMonL-Regu" style:font-size-complex="10pt"/>
    </style:style>
    <style:style style:name="T37" style:family="text">
      <style:text-properties fo:color="#000000" fo:font-weight="bold" style:font-weight-asian="bold" style:font-weight-complex="bold"/>
    </style:style>
    <style:style style:name="T38" style:family="text">
      <style:text-properties fo:color="#000000" style:font-name="Liberation Serif1" fo:font-size="12pt" fo:font-style="normal" fo:font-weight="normal" style:font-name-asian="NimbusSanL-Regu" style:font-size-asian="12pt" style:font-style-asian="normal" style:font-weight-asian="normal" style:font-name-complex="NimbusSanL-Regu" style:font-size-complex="12pt" style:font-style-complex="normal" style:font-weight-complex="normal"/>
    </style:style>
    <style:style style:name="T39" style:family="text">
      <style:text-properties fo:font-weight="bold" style:font-weight-asian="bold" style:font-weight-complex="bold"/>
    </style:style>
    <style:style style:name="T40" style:family="text">
      <style:text-properties fo:font-weight="bold" officeooo:rsid="003f1aab" style:font-weight-asian="bold" style:font-weight-complex="bold"/>
    </style:style>
    <style:style style:name="T41" style:family="text">
      <style:text-properties fo:font-weight="bold" officeooo:rsid="00405ddf" style:font-weight-asian="bold" style:font-weight-complex="bold"/>
    </style:style>
    <style:style style:name="T42" style:family="text">
      <style:text-properties fo:font-weight="bold" officeooo:rsid="0041f574" style:font-weight-asian="bold" style:font-weight-complex="bold"/>
    </style:style>
    <style:style style:name="T43" style:family="text">
      <style:text-properties fo:font-weight="bold" officeooo:rsid="00431d54" style:font-weight-asian="bold" style:font-weight-complex="bold"/>
    </style:style>
    <style:style style:name="T44" style:family="text">
      <style:text-properties fo:font-weight="bold" officeooo:rsid="0044a66d" style:font-weight-asian="bold" style:font-weight-complex="bold"/>
    </style:style>
    <style:style style:name="T45" style:family="text">
      <style:text-properties fo:font-weight="bold" officeooo:rsid="004640e6" style:font-weight-asian="bold" style:font-weight-complex="bold"/>
    </style:style>
    <style:style style:name="T46" style:family="text">
      <style:text-properties fo:font-weight="bold" officeooo:rsid="004a4eda" style:font-weight-asian="bold" style:font-weight-complex="bold"/>
    </style:style>
    <style:style style:name="T47" style:family="text">
      <style:text-properties fo:font-weight="bold" officeooo:rsid="004de311" style:font-weight-asian="bold" style:font-weight-complex="bold"/>
    </style:style>
    <style:style style:name="T48" style:family="text">
      <style:text-properties fo:font-weight="bold" officeooo:rsid="00548722" style:font-weight-asian="bold" style:font-weight-complex="bold"/>
    </style:style>
    <style:style style:name="T49" style:family="text">
      <style:text-properties fo:font-weight="bold" officeooo:rsid="0055dd5a"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431d54" style:font-weight-asian="normal" style:font-weight-complex="normal"/>
    </style:style>
    <style:style style:name="T52" style:family="text">
      <style:text-properties fo:font-weight="normal" officeooo:rsid="0048d513" style:font-weight-asian="normal" style:font-weight-complex="normal"/>
    </style:style>
    <style:style style:name="T53" style:family="text">
      <style:text-properties style:font-name="TimesNewRomanPSMT" fo:font-size="10pt" style:font-name-asian="TimesNewRomanPSMT" style:font-size-asian="10pt" style:font-name-complex="TimesNewRomanPSMT" style:font-size-complex="10pt"/>
    </style:style>
    <style:style style:name="T54" style:family="text">
      <style:text-properties officeooo:rsid="0014cba7"/>
    </style:style>
    <style:style style:name="T55" style:family="text">
      <style:text-properties officeooo:rsid="00181b7f"/>
    </style:style>
    <style:style style:name="T56" style:family="text">
      <style:text-properties officeooo:rsid="001869c8"/>
    </style:style>
    <style:style style:name="T57" style:family="text">
      <style:text-properties officeooo:rsid="0018f37c"/>
    </style:style>
    <style:style style:name="T58" style:family="text">
      <style:text-properties officeooo:rsid="0019324d"/>
    </style:style>
    <style:style style:name="T59" style:family="text">
      <style:text-properties officeooo:rsid="0019b69b"/>
    </style:style>
    <style:style style:name="T60" style:family="text">
      <style:text-properties officeooo:rsid="001b1a16"/>
    </style:style>
    <style:style style:name="T61" style:family="text">
      <style:text-properties officeooo:rsid="001c9fac"/>
    </style:style>
    <style:style style:name="T62" style:family="text">
      <style:text-properties officeooo:rsid="00203d78"/>
    </style:style>
    <style:style style:name="T63" style:family="text">
      <style:text-properties officeooo:rsid="0020be50"/>
    </style:style>
    <style:style style:name="T64" style:family="text">
      <style:text-properties officeooo:rsid="0022a144"/>
    </style:style>
    <style:style style:name="T65" style:family="text">
      <style:text-properties officeooo:rsid="0023c958"/>
    </style:style>
    <style:style style:name="T66" style:family="text">
      <style:text-properties officeooo:rsid="00292f8f"/>
    </style:style>
    <style:style style:name="T67" style:family="text">
      <style:text-properties officeooo:rsid="003c9fd9"/>
    </style:style>
    <style:style style:name="T68" style:family="text">
      <style:text-properties officeooo:rsid="003f1aab"/>
    </style:style>
    <style:style style:name="T69" style:family="text">
      <style:text-properties officeooo:rsid="00405ddf"/>
    </style:style>
    <style:style style:name="T70" style:family="text">
      <style:text-properties officeooo:rsid="0041f574"/>
    </style:style>
    <style:style style:name="T71" style:family="text">
      <style:text-properties officeooo:rsid="00431d54"/>
    </style:style>
    <style:style style:name="T72" style:family="text">
      <style:text-properties officeooo:rsid="0044a66d"/>
    </style:style>
    <style:style style:name="T73" style:family="text">
      <style:text-properties officeooo:rsid="00452f2f"/>
    </style:style>
    <style:style style:name="T74" style:family="text">
      <style:text-properties officeooo:rsid="004640e6"/>
    </style:style>
    <style:style style:name="T75" style:family="text">
      <style:text-properties officeooo:rsid="0048d513"/>
    </style:style>
    <style:style style:name="T76" style:family="text">
      <style:text-properties officeooo:rsid="004a06fc"/>
    </style:style>
    <style:style style:name="T77" style:family="text">
      <style:text-properties officeooo:rsid="004c2ae6"/>
    </style:style>
    <style:style style:name="T78" style:family="text">
      <style:text-properties officeooo:rsid="00548722"/>
    </style:style>
    <style:style style:name="T79" style:family="text">
      <style:text-properties officeooo:rsid="0055dd5a"/>
    </style:style>
    <style:style style:name="T80" style:family="text">
      <style:text-properties officeooo:rsid="0057d400"/>
    </style:style>
    <style:style style:name="T81" style:family="text">
      <style:text-properties officeooo:rsid="00595251"/>
    </style:style>
    <style:style style:name="T82" style:family="text">
      <style:text-properties officeooo:rsid="005a711a"/>
    </style:style>
    <style:style style:name="T83" style:family="text">
      <style:text-properties officeooo:rsid="005b8675"/>
    </style:style>
    <style:style style:name="T84" style:family="text">
      <style:text-properties officeooo:rsid="005ceee9"/>
    </style:style>
    <style:style style:name="T85" style:family="text">
      <style:text-properties officeooo:rsid="005d83ee"/>
    </style:style>
    <style:style style:name="T86" style:family="text">
      <style:text-properties officeooo:rsid="005d8970"/>
    </style:style>
    <style:style style:name="T87" style:family="text">
      <style:text-properties officeooo:rsid="005e090a"/>
    </style:style>
    <style:style style:name="T88" style:family="text">
      <style:text-properties officeooo:rsid="005e1787"/>
    </style:style>
    <style:style style:name="T89" style:family="text">
      <style:text-properties officeooo:rsid="00614254"/>
    </style:style>
    <style:style style:name="T90" style:family="text">
      <style:text-properties officeooo:rsid="00626321"/>
    </style:style>
    <style:style style:name="T91" style:family="text">
      <style:text-properties officeooo:rsid="0063398d"/>
    </style:style>
    <style:style style:name="T92" style:family="text">
      <style:text-properties officeooo:rsid="0064a936"/>
    </style:style>
    <style:style style:name="T93" style:family="text">
      <style:text-properties officeooo:rsid="0065f014"/>
    </style:style>
    <style:style style:name="T94" style:family="text">
      <style:text-properties officeooo:rsid="0067e49b"/>
    </style:style>
    <style:style style:name="T95" style:family="text">
      <style:text-properties officeooo:rsid="00698db3"/>
    </style:style>
    <style:style style:name="T96" style:family="text">
      <style:text-properties officeooo:rsid="006ab995"/>
    </style:style>
    <style:style style:name="T97" style:family="text">
      <style:text-properties fo:color="#008080"/>
    </style:style>
    <style:style style:name="T98" style:family="text">
      <style:text-properties style:font-name="Courier New Pitch"/>
    </style:style>
    <style:style style:name="T99" style:family="text">
      <style:text-properties style:font-name="Arial Black"/>
    </style:style>
    <style:style style:name="T100" style:family="text">
      <style:text-properties style:font-name="Times New Roman" fo:font-size="22pt" style:font-size-asian="22pt" style:font-size-complex="22pt"/>
    </style:style>
    <style:style style:name="T101" style:family="text">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❶">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❶">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❶">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❶">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❶">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❶">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❶">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❶">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❶">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❶">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❷">
        <style:list-level-properties text:list-level-position-and-space-mode="label-alignment">
          <style:list-level-label-alignment text:label-followed-by="listtab" text:list-tab-stop-position="1.27cm" fo:text-indent="-0.63cm" fo:margin-left="1.27cm"/>
        </style:list-level-properties>
        <style:text-properties style:font-name="Segoe UI"/>
      </text:list-level-style-bullet>
      <text:list-level-style-bullet text:level="2"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3"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4"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5"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6"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7"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8"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9"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level-style-bullet text:level="10" text:style-name="Bullet_20_Symbols" text:bullet-char="❷">
        <style:list-level-properties text:list-level-position-and-space-mode="label-alignment">
          <style:list-level-label-alignment text:label-followed-by="listtab" text:list-tab-stop-position="2.54cm" fo:text-indent="-1.321cm" fo:margin-left="1.82cm"/>
        </style:list-level-properties>
        <style:text-properties style:font-name="Segoe UI"/>
      </text:list-level-style-bullet>
    </text:list-style>
    <text:list-style style:name="L3">
      <text:list-level-style-bullet text:level="1" text:style-name="Bullet_20_Symbols" text:bullet-char="❸">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❸">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❸">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❸">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❸">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❸">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❸">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❸">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❸">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❸">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❹">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❹">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❹">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❹">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❹">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❹">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❹">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❹">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❹">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❹">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0">
      <text:list-level-style-bullet text:level="1" text:style-name="Bullet_20_Symbols" text:bullet-char="❺">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❺">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❺">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❺">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❺">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❺">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❺">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❺">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❺">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❺">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1.229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text:list-style style:name="L12">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style>
    <style:style style:name="gr1" style:family="graphic">
      <style:graphic-properties draw:fill="solid" draw:fill-color="#666699"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e6e6ff" draw:marker-start-width="0.3cm" draw:marker-start-center="false" draw:marker-end-width="0.3cm" draw:marker-end-center="false" draw:stroke-linejoin="miter" draw:fill="solid" draw:fill-color="#ffffff"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ff" fo:min-height="3.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_32__20_Dots_20_1_20_Dash"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custom-shape text:anchor-type="paragraph" draw:z-index="0" draw:style-name="gr1" svg:width="5.202cm" svg:height="25.688cm" svg:x="0.095cm" svg:y="-0.028cm"><text:p/><draw:enhanced-geometry svg:viewBox="0 0 21600 21600" draw:type="rectangle" draw:enhanced-path="M 0 0 L 21600 0 21600 21600 0 21600 0 0 Z N"/></draw:custom-shape></text:p>
      <text:p text:style-name="P2"/>
      <text:p text:style-name="P2"><draw:frame draw:style-name="fr1" draw:name="gráficos1" text:anchor-type="paragraph" svg:x="6.299cm" svg:y="10.622cm" svg:width="9.952cm" svg:height="7.479cm" draw:z-index="4"><draw:image xlink:href="Pictures/20000007000035E60000291416EEE67A.svm" xlink:type="simple" xlink:show="embed" xlink:actuate="onLoad"/></draw:frame><draw:custom-shape text:anchor-type="paragraph" draw:z-index="1" draw:style-name="gr2" draw:text-style-name="P110" svg:width="20.028cm" svg:height="2.664cm" draw:transform="rotate (1.56172061468453) translate (0.783166666666667cm 21.4453611111111cm)"><text:p text:style-name="P109"><text:span text:style-name="T99">DISEÑO DEL LENGUAJ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2" draw:style-name="gr3" draw:text-style-name="P112" svg:width="8.773cm" svg:height="3.987cm" svg:x="7.253cm" svg:y="2.762cm"><draw:text-box><text:p text:style-name="P111"><text:span text:style-name="T100">Procesadores de Lenguajes</text:span></text:p><text:p text:style-name="P111"><text:span text:style-name="T100"/></text:p><text:p text:style-name="P111"><text:span text:style-name="T100">Práctica 1. Diseño del Lenguaje</text:span></text:p></draw:text-box></draw:frame><draw:frame text:anchor-type="paragraph" draw:z-index="3" draw:style-name="gr4" draw:text-style-name="P114" svg:width="6.344cm" svg:height="2.851cm" svg:x="9.102cm" svg:y="19.584cm"><draw:text-box><text:p text:style-name="P113"><text:span text:style-name="T101"><text:s/></text:span><text:span text:style-name="T101">David Medina Godoy</text:span></text:p><text:p text:style-name="P113"><text:span text:style-name="T101">asce@correo.ugr.es</text:span></text:p><text:p text:style-name="P113"><text:span text:style-name="T101">Ana María Ruiz Jiménez</text:span></text:p><text:p text:style-name="P113"><text:span text:style-name="T101">anamrj@correo.ugr.es</text:span></text:p><text:p text:style-name="P113"><text:span text:style-name="T101">22/03/2013</text:span></text:p></draw:text-box></draw:frame></text:p>
      <text:p text:style-name="P92"/>
      <text:table-of-content text:style-name="Sect1" text:name="Índice de contenido1">
        <text:table-of-content-source text:outline-level="2">
          <text:index-title-template text:style-name="Contents_20_Heading">ÍNDICE</text:index-title-template>
          <text:table-of-content-entry-template text:outline-level="1" text:style-name="Contents_20_1">
            <text:index-entry-chapter text:outline-level="2"/>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6">ÍNDICE</text:p>
          </text:index-title>
          <text:p text:style-name="P107"><text:s/>1 DESCRIPCIÓN DEL LENGUAJE<text:tab/><text:span text:style-name="Page_20_Number">4</text:span></text:p>
          <text:p text:style-name="P107"><text:s/>2 DESCRIPCIÓN FORMAL DE LA SINTAXIS DEL LENGUAJE EN BNF<text:tab/><text:span text:style-name="Page_20_Number">8</text:span></text:p>
          <text:p text:style-name="P107"><text:s/>3 DEFINICIÓN DE LA SEMÁNTICA EN LENGUAJE NATURAL<text:tab/><text:span text:style-name="Page_20_Number">12</text:span></text:p>
          <text:p text:style-name="P108"><text:s/>3.1 Estructura del programa<text:tab/>12</text:p>
          <text:p text:style-name="P108"><text:s/>3.2 DECLARACIÓN DE VARIABLES<text:tab/>12</text:p>
          <text:p text:style-name="P108"><text:s/>3.3 DECLARACIÓN DE SUBPROGRAMAS : PROCEDIMIENTOS<text:tab/>13</text:p>
          <text:p text:style-name="P108"><text:s/>3.4 SENTENCIAS<text:tab/>14</text:p>
          <text:p text:style-name="P108"><text:s/>3.5 EXPRESIONES<text:tab/>15</text:p>
          <text:p text:style-name="P107"><text:s/>4 IDENTIFICACIÓN DE LOS TOKENS CON EL MÁXIMO NIVEL DE ABSTRACCIÓN<text:tab/><text:span text:style-name="Page_20_Number">16</text:span></text:p>
        </text:index-body>
      </text:table-of-content>
      <text:p text:style-name="Text_20_body"/>
      <text:p text:style-name="P2"/>
      <text:p text:style-name="P2"/>
      <text:h text:style-name="P105" text:outline-level="1">DESCRIPCIÓN DEL LENGUAJE</text:h>
      <text:p text:style-name="P2"/>
      <text:p text:style-name="P2">A continuación se procede a describir el lenguaje asignado <text:span text:style-name="T54">BBBBA</text:span>.</text:p>
      <text:p text:style-name="P2"/>
      <text:list xml:id="list350809778" text:style-name="L1">
        <text:list-item>
          <text:p text:style-name="P93">Sintaxis inspirada en un lenguaje de programación <text:span text:style-name="T54">C</text:span>.</text:p>
        </text:list-item>
      </text:list>
      <text:p text:style-name="P2"/>
      <text:p text:style-name="P22">Esto significa <text:span text:style-name="T1">que tomaremos las reglas sintácticas usadas por el lenguaje </text:span><text:span text:style-name="T2">C</text:span><text:span text:style-name="T1"> como referencia para las instrucciones del lenguaje nuevo, respetando en todo momento los requerimientos impuestos al lenguaje. Sin embargo, el lenguaje diseñado requiere que las declaraciones estén enmarcadas, mientras que en los lenguajes de referencia no se permite enmarcar las declaraciones. </text:span></text:p>
      <text:p text:style-name="P21"/>
      <text:list xml:id="list288177180" text:style-name="L2">
        <text:list-item>
          <text:p text:style-name="P94">Palabras reservadas en <text:span text:style-name="T54">Inglés</text:span>.</text:p>
        </text:list-item>
      </text:list>
      <text:p text:style-name="P3"/>
      <text:list xml:id="list1095587461" text:style-name="L3">
        <text:list-item>
          <text:p text:style-name="P95">Estructuras de datos consideradas como tipo elementales.</text:p>
        </text:list-item>
      </text:list>
      <text:p text:style-name="P3"/>
      <text:p text:style-name="P23">Además de tener en cuenta los tipos de datos <text:span text:style-name="T14">entero</text:span>, <text:span text:style-name="T14">real</text:span>, <text:span text:style-name="T14">carácter</text:span> y <text:span text:style-name="T14">booleano</text:span><text:span text:style-name="T17"> consideramos el uso del tipo de dato estructurado </text:span><text:span text:style-name="T15">arrays 1D y 2D</text:span><text:span text:style-name="T17"> no permitiendo la declaración de manera recursiva <text:s/>mezclada para este tipo de dato.</text:span></text:p>
      <text:p text:style-name="P24"/>
      <text:p text:style-name="P23"><text:span text:style-name="T20">Operaciones sobre </text:span><text:span text:style-name="T21">arrays 1D y 2D</text:span><text:span text:style-name="T17"> : </text:span></text:p>
      <text:p text:style-name="P24"/>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6">Nombre</text:p>
          </table:table-cell>
          <table:table-cell table:style-name="Tabla4.A1" office:value-type="string">
            <text:p text:style-name="P36">Tipo</text:p>
          </table:table-cell>
          <table:table-cell table:style-name="Tabla4.A1" office:value-type="string">
            <text:p text:style-name="P36">Lexema</text:p>
          </table:table-cell>
          <table:table-cell table:style-name="Tabla4.A1" office:value-type="string">
            <text:p text:style-name="P36">Operandos</text:p>
          </table:table-cell>
          <table:table-cell table:style-name="Tabla4.A1" office:value-type="string">
            <text:p text:style-name="P36">Ejemplo</text:p>
          </table:table-cell>
          <table:table-cell table:style-name="Tabla4.A1" office:value-type="string">
            <text:p text:style-name="P36">Resultado</text:p>
          </table:table-cell>
        </table:table-row>
        <table:table-row table:style-name="Tabla4.2">
          <table:table-cell table:style-name="Tabla4.A2" office:value-type="string">
            <text:p text:style-name="P49">suma</text:p>
          </table:table-cell>
          <table:table-cell table:style-name="Tabla4.A2" office:value-type="string">
            <text:p text:style-name="P49">binario</text:p>
          </table:table-cell>
          <table:table-cell table:style-name="Tabla4.A2" office:value-type="string">
            <text:p text:style-name="P49">+</text:p>
          </table:table-cell>
          <table:table-cell table:style-name="Tabla4.A2" office:value-type="string">
            <text:p text:style-name="P49">dos arrays</text:p>
          </table:table-cell>
          <table:table-cell table:style-name="Tabla4.A2" office:value-type="string">
            <text:p text:style-name="P49">a1+a2</text:p>
          </table:table-cell>
          <table:table-cell table:style-name="Tabla4.A2" office:value-type="string">
            <text:p text:style-name="P49">Suma elemento a elemento</text:p>
          </table:table-cell>
        </table:table-row>
        <table:table-row table:style-name="Tabla4.2">
          <table:table-cell table:style-name="Tabla4.A2" office:value-type="string">
            <text:p text:style-name="P43"/>
          </table:table-cell>
          <table:table-cell table:style-name="Tabla4.A2" office:value-type="string">
            <text:p text:style-name="P43"/>
          </table:table-cell>
          <table:table-cell table:style-name="Tabla4.A2" office:value-type="string">
            <text:p text:style-name="P43"/>
          </table:table-cell>
          <table:table-cell table:style-name="Tabla4.A2" office:value-type="string">
            <text:p text:style-name="P49">array y valor</text:p>
          </table:table-cell>
          <table:table-cell table:style-name="Tabla4.A2" office:value-type="string">
            <text:p text:style-name="P49">a+x</text:p>
          </table:table-cell>
          <table:table-cell table:style-name="Tabla4.A2" office:value-type="string">
            <text:p text:style-name="P49">Suma de x con cada elemento</text:p>
          </table:table-cell>
        </table:table-row>
        <table:table-row table:style-name="Tabla4.2">
          <table:table-cell table:style-name="Tabla4.A2" office:value-type="string">
            <text:p text:style-name="P43"/>
          </table:table-cell>
          <table:table-cell table:style-name="Tabla4.A2" office:value-type="string">
            <text:p text:style-name="P43"/>
          </table:table-cell>
          <table:table-cell table:style-name="Tabla4.A2" office:value-type="string">
            <text:p text:style-name="P43"/>
          </table:table-cell>
          <table:table-cell table:style-name="Tabla4.A2" office:value-type="string">
            <text:p text:style-name="P49">valor y array</text:p>
          </table:table-cell>
          <table:table-cell table:style-name="Tabla4.A2" office:value-type="string">
            <text:p text:style-name="P49">x+a</text:p>
          </table:table-cell>
          <table:table-cell table:style-name="Tabla4.A2" office:value-type="string">
            <text:p text:style-name="P49">Suma de cada elemento con x</text:p>
          </table:table-cell>
        </table:table-row>
        <table:table-row table:style-name="Tabla4.2">
          <table:table-cell table:style-name="Tabla4.A2" office:value-type="string">
            <text:p text:style-name="P49">resta</text:p>
          </table:table-cell>
          <table:table-cell table:style-name="Tabla4.A2" office:value-type="string">
            <text:p text:style-name="P49">binario</text:p>
          </table:table-cell>
          <table:table-cell table:style-name="Tabla4.A2" office:value-type="string">
            <text:p text:style-name="P49">-</text:p>
          </table:table-cell>
          <table:table-cell table:style-name="Tabla4.A2" office:value-type="string">
            <text:p text:style-name="P49">dos arrays</text:p>
          </table:table-cell>
          <table:table-cell table:style-name="Tabla4.A2" office:value-type="string">
            <text:p text:style-name="P49">a1-a2</text:p>
          </table:table-cell>
          <table:table-cell table:style-name="Tabla4.A2" office:value-type="string">
            <text:p text:style-name="P49">Resta elemento a elemento</text:p>
          </table:table-cell>
        </table:table-row>
        <table:table-row table:style-name="Tabla4.2">
          <table:table-cell table:style-name="Tabla4.A2" office:value-type="string">
            <text:p text:style-name="P43"/>
          </table:table-cell>
          <table:table-cell table:style-name="Tabla4.A2" office:value-type="string">
            <text:p text:style-name="P43"/>
          </table:table-cell>
          <table:table-cell table:style-name="Tabla4.A2" office:value-type="string">
            <text:p text:style-name="P43"/>
          </table:table-cell>
          <table:table-cell table:style-name="Tabla4.A2" office:value-type="string">
            <text:p text:style-name="P49">array y valor</text:p>
          </table:table-cell>
          <table:table-cell table:style-name="Tabla4.A2" office:value-type="string">
            <text:p text:style-name="P49">a-x</text:p>
          </table:table-cell>
          <table:table-cell table:style-name="Tabla4.A2" office:value-type="string">
            <text:p text:style-name="P49">Resta de cada elemento con x</text:p>
          </table:table-cell>
        </table:table-row>
        <table:table-row table:style-name="Tabla4.2">
          <table:table-cell table:style-name="Tabla4.A2" office:value-type="string">
            <text:p text:style-name="P49">producto</text:p>
          </table:table-cell>
          <table:table-cell table:style-name="Tabla4.A2" office:value-type="string">
            <text:p text:style-name="P49">binario</text:p>
          </table:table-cell>
          <table:table-cell table:style-name="Tabla4.A2" office:value-type="string">
            <text:p text:style-name="P44">*</text:p>
          </table:table-cell>
          <table:table-cell table:style-name="Tabla4.A2" office:value-type="string">
            <text:p text:style-name="P49">dos arrays</text:p>
          </table:table-cell>
          <table:table-cell table:style-name="Tabla4.A2" office:value-type="string">
            <text:p text:style-name="P49">a1*a2</text:p>
          </table:table-cell>
          <table:table-cell table:style-name="Tabla4.A2" office:value-type="string">
            <text:p text:style-name="P49">Producto elemento a elemento</text:p>
          </table:table-cell>
        </table:table-row>
        <table:table-row table:style-name="Tabla4.2">
          <table:table-cell table:style-name="Tabla4.A2" office:value-type="string">
            <text:p text:style-name="P49"/>
          </table:table-cell>
          <table:table-cell table:style-name="Tabla4.A2" office:value-type="string">
            <text:p text:style-name="P49"/>
          </table:table-cell>
          <table:table-cell table:style-name="Tabla4.A2" office:value-type="string">
            <text:p text:style-name="P49"/>
          </table:table-cell>
          <table:table-cell table:style-name="Tabla4.A2" office:value-type="string">
            <text:p text:style-name="P49">array y valor</text:p>
          </table:table-cell>
          <table:table-cell table:style-name="Tabla4.A2" office:value-type="string">
            <text:p text:style-name="P49">a1*x</text:p>
          </table:table-cell>
          <table:table-cell table:style-name="Tabla4.A2" office:value-type="string">
            <text:p text:style-name="P49">Producto de cada elemento con x</text:p>
          </table:table-cell>
        </table:table-row>
        <table:table-row table:style-name="Tabla4.2">
          <table:table-cell table:style-name="Tabla4.A9" office:value-type="string">
            <text:p text:style-name="P43"/>
          </table:table-cell>
          <table:table-cell table:style-name="Tabla4.A9" office:value-type="string">
            <text:p text:style-name="P43"/>
          </table:table-cell>
          <table:table-cell table:style-name="Tabla4.A9" office:value-type="string">
            <text:p text:style-name="P43"/>
          </table:table-cell>
          <table:table-cell table:style-name="Tabla4.A9" office:value-type="string">
            <text:p text:style-name="P49">valor y array</text:p>
          </table:table-cell>
          <table:table-cell table:style-name="Tabla4.A9" office:value-type="string">
            <text:p text:style-name="P49">x*a1</text:p>
          </table:table-cell>
          <table:table-cell table:style-name="Tabla4.A9" office:value-type="string">
            <text:p text:style-name="P49">Producto de x con cada elemento</text:p>
          </table:table-cell>
        </table:table-row>
      </table:table>
      <text:p text:style-name="P25"/>
      <text:p text:style-name="P25"/>
      <text:p text:style-name="P25"><text:soft-page-break/></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7">Nombre</text:p>
          </table:table-cell>
          <table:table-cell table:style-name="Tabla5.A1" office:value-type="string">
            <text:p text:style-name="P37">Tipo</text:p>
          </table:table-cell>
          <table:table-cell table:style-name="Tabla5.A1" office:value-type="string">
            <text:p text:style-name="P37">Lexema</text:p>
          </table:table-cell>
          <table:table-cell table:style-name="Tabla5.A1" office:value-type="string">
            <text:p text:style-name="P37">Operandos</text:p>
          </table:table-cell>
          <table:table-cell table:style-name="Tabla5.A1" office:value-type="string">
            <text:p text:style-name="P37">Ejemplo</text:p>
          </table:table-cell>
          <table:table-cell table:style-name="Tabla5.A1" office:value-type="string">
            <text:p text:style-name="P37">Resultado</text:p>
          </table:table-cell>
        </table:table-row>
        <table:table-row table:style-name="Tabla5.2">
          <table:table-cell table:style-name="Tabla5.A2" office:value-type="string">
            <text:p text:style-name="P49">división</text:p>
          </table:table-cell>
          <table:table-cell table:style-name="Tabla5.A2" office:value-type="string">
            <text:p text:style-name="P49">binario</text:p>
          </table:table-cell>
          <table:table-cell table:style-name="Tabla5.A2" office:value-type="string">
            <text:p text:style-name="P49">/</text:p>
          </table:table-cell>
          <table:table-cell table:style-name="Tabla5.A2" office:value-type="string">
            <text:p text:style-name="P49">dos arrays</text:p>
          </table:table-cell>
          <table:table-cell table:style-name="Tabla5.A2" office:value-type="string">
            <text:p text:style-name="P49">a1/a2</text:p>
          </table:table-cell>
          <table:table-cell table:style-name="Tabla5.A2" office:value-type="string">
            <text:p text:style-name="P49">División elemento a elemento</text:p>
          </table:table-cell>
        </table:table-row>
        <table:table-row table:style-name="Tabla5.2">
          <table:table-cell table:style-name="Tabla5.A2" office:value-type="string">
            <text:p text:style-name="P44"/>
          </table:table-cell>
          <table:table-cell table:style-name="Tabla5.A2" office:value-type="string">
            <text:p text:style-name="P44"/>
          </table:table-cell>
          <table:table-cell table:style-name="Tabla5.A2" office:value-type="string">
            <text:p text:style-name="P44"/>
          </table:table-cell>
          <table:table-cell table:style-name="Tabla5.A2" office:value-type="string">
            <text:p text:style-name="P49">array y valor</text:p>
          </table:table-cell>
          <table:table-cell table:style-name="Tabla5.A2" office:value-type="string">
            <text:p text:style-name="P49">a1/x</text:p>
          </table:table-cell>
          <table:table-cell table:style-name="Tabla5.A2" office:value-type="string">
            <text:p text:style-name="P49">División de cada elemento con x</text:p>
          </table:table-cell>
        </table:table-row>
        <table:table-row table:style-name="Tabla5.2">
          <table:table-cell table:style-name="Tabla5.A4" office:value-type="string">
            <text:p text:style-name="P49">multipl.</text:p>
          </table:table-cell>
          <table:table-cell table:style-name="Tabla5.A4" office:value-type="string">
            <text:p text:style-name="P49">binario</text:p>
          </table:table-cell>
          <table:table-cell table:style-name="Tabla5.A4" office:value-type="string">
            <text:p text:style-name="P44">**</text:p>
          </table:table-cell>
          <table:table-cell table:style-name="Tabla5.A4" office:value-type="string">
            <text:p text:style-name="P49">dos arrays</text:p>
          </table:table-cell>
          <table:table-cell table:style-name="Tabla5.A4" office:value-type="string">
            <text:p text:style-name="P49">a1**a2</text:p>
          </table:table-cell>
          <table:table-cell table:style-name="Tabla5.A4" office:value-type="string">
            <text:p text:style-name="P49">Multiplicación de matrices</text:p>
          </table:table-cell>
        </table:table-row>
      </table:table>
      <text:p text:style-name="P26"/>
      <text:list xml:id="list348159513" text:style-name="L4">
        <text:list-item>
          <text:p text:style-name="P100">Los identificadores deben ser declarados antes de ser usados.</text:p>
        </text:list-item>
        <text:list-item>
          <text:p text:style-name="P101"><text:span text:style-name="T92">Para la suma, resta, </text:span><text:span text:style-name="T95">producto</text:span><text:span text:style-name="T92"> y división entre arrays el tamaño de ambos debe ser el mismo.</text:span></text:p>
        </text:list-item>
        <text:list-item>
          <text:p text:style-name="P102">Para la multiplicación de arrays el número de columnas del primer operando debe coincidir con el número de filas del segundo.</text:p>
        </text:list-item>
      </text:list>
      <text:p text:style-name="P4"><text:tab/><text:span text:style-name="T20">Operaciones para los tipos de datos entero, real, carácter y booleano</text:span> :</text:p>
      <text:p text:style-name="P25"/>
      <text:p text:style-name="P25"/>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row>
          <table:table-cell table:style-name="Tabla6.A1" office:value-type="string">
            <text:p text:style-name="P36">Nombre</text:p>
          </table:table-cell>
          <table:table-cell table:style-name="Tabla6.A1" office:value-type="string">
            <text:p text:style-name="P36">Tipo</text:p>
          </table:table-cell>
          <table:table-cell table:style-name="Tabla6.A1" office:value-type="string">
            <text:p text:style-name="P36">Lexema</text:p>
          </table:table-cell>
          <table:table-cell table:style-name="Tabla6.A1" office:value-type="string">
            <text:p text:style-name="P36">Operandos</text:p>
          </table:table-cell>
          <table:table-cell table:style-name="Tabla6.A1" office:value-type="string">
            <text:p text:style-name="P36">Ejemplo</text:p>
          </table:table-cell>
          <table:table-cell table:style-name="Tabla6.A1" office:value-type="string">
            <text:p text:style-name="P36">Resultado</text:p>
          </table:table-cell>
        </table:table-row>
        <table:table-row table:style-name="Tabla6.2">
          <table:table-cell table:style-name="Tabla6.A2" office:value-type="string">
            <text:p text:style-name="P43">suma</text:p>
          </table:table-cell>
          <table:table-cell table:style-name="Tabla6.A2" office:value-type="string">
            <text:p text:style-name="P43">binario</text:p>
          </table:table-cell>
          <table:table-cell table:style-name="Tabla6.A2" office:value-type="string">
            <text:p text:style-name="P43">+</text:p>
          </table:table-cell>
          <table:table-cell table:style-name="Tabla6.A2" office:value-type="string">
            <text:p text:style-name="P43">entero y entero</text:p>
          </table:table-cell>
          <table:table-cell table:style-name="Tabla6.E2" office:value-type="float" office:value="-2">
            <text:p text:style-name="P43">2+4</text:p>
          </table:table-cell>
          <table:table-cell table:style-name="Tabla6.A2" office:value-type="string">
            <text:p text:style-name="P43">Suma los dos operandos</text:p>
          </table:table-cell>
        </table:table-row>
        <table:table-row table:style-name="Tabla6.2">
          <table:table-cell table:style-name="Tabla6.B3" office:value-type="string">
            <text:p text:style-name="P43"/>
          </table:table-cell>
          <table:table-cell table:style-name="Tabla6.B3" office:value-type="string">
            <text:p text:style-name="P43"/>
          </table:table-cell>
          <table:table-cell table:style-name="Tabla6.C3" office:value-type="string">
            <text:p text:style-name="P43"/>
          </table:table-cell>
          <table:table-cell table:style-name="Tabla6.D3" office:value-type="string">
            <text:p text:style-name="P43">real y real</text:p>
          </table:table-cell>
          <table:table-cell table:style-name="Tabla6.E3" office:value-type="float" office:value="0">
            <text:p text:style-name="P43">2.3+3.5</text:p>
          </table:table-cell>
          <table:table-cell table:style-name="Tabla6.F3" office:value-type="string">
            <text:p text:style-name="P43">Suma los dos operandos</text:p>
          </table:table-cell>
        </table:table-row>
      </table:table>
      <text:p text:style-name="P25"/>
      <text:p text:style-name="P25"/>
      <text:p text:style-name="P25"/>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36">Nombre</text:p>
          </table:table-cell>
          <table:table-cell table:style-name="Tabla7.A1" office:value-type="string">
            <text:p text:style-name="P36">Tipo</text:p>
          </table:table-cell>
          <table:table-cell table:style-name="Tabla7.A1" office:value-type="string">
            <text:p text:style-name="P36">Lexema</text:p>
          </table:table-cell>
          <table:table-cell table:style-name="Tabla7.A1" office:value-type="string">
            <text:p text:style-name="P36">Operandos</text:p>
          </table:table-cell>
          <table:table-cell table:style-name="Tabla7.A1" office:value-type="string">
            <text:p text:style-name="P36">Ejemplo</text:p>
          </table:table-cell>
          <table:table-cell table:style-name="Tabla7.A1" office:value-type="string">
            <text:p text:style-name="P36">Resultado</text:p>
          </table:table-cell>
        </table:table-row>
        <table:table-row table:style-name="Tabla7.2">
          <table:table-cell table:style-name="Tabla7.A2" office:value-type="string">
            <text:p text:style-name="P43">resta</text:p>
          </table:table-cell>
          <table:table-cell table:style-name="Tabla7.A2" office:value-type="string">
            <text:p text:style-name="P43">binario</text:p>
          </table:table-cell>
          <table:table-cell table:style-name="Tabla7.A2" office:value-type="string">
            <text:p text:style-name="P43">-</text:p>
          </table:table-cell>
          <table:table-cell table:style-name="Tabla7.A2" office:value-type="string">
            <text:p text:style-name="P43">entero y entero</text:p>
          </table:table-cell>
          <table:table-cell table:style-name="Tabla7.E2" office:value-type="float" office:value="-2">
            <text:p text:style-name="P43">2-4</text:p>
          </table:table-cell>
          <table:table-cell table:style-name="Tabla7.A2" office:value-type="string">
            <text:p text:style-name="P43">Resta los dos operandos</text:p>
          </table:table-cell>
        </table:table-row>
        <table:table-row table:style-name="Tabla7.2">
          <table:table-cell table:style-name="Tabla7.A2" office:value-type="string">
            <text:p text:style-name="P43"/>
          </table:table-cell>
          <table:table-cell table:style-name="Tabla7.A2" office:value-type="string">
            <text:p text:style-name="P43"/>
          </table:table-cell>
          <table:table-cell table:style-name="Tabla7.A2" office:value-type="string">
            <text:p text:style-name="P43"/>
          </table:table-cell>
          <table:table-cell table:style-name="Tabla7.A2" office:value-type="string">
            <text:p text:style-name="P43">real y real</text:p>
          </table:table-cell>
          <table:table-cell table:style-name="Tabla7.E2" office:value-type="float" office:value="0">
            <text:p text:style-name="P43">2.3-3.5</text:p>
          </table:table-cell>
          <table:table-cell table:style-name="Tabla7.A2" office:value-type="string">
            <text:p text:style-name="P43">Resta los dos operandos</text:p>
          </table:table-cell>
        </table:table-row>
        <table:table-row table:style-name="Tabla7.2">
          <table:table-cell table:style-name="Tabla7.A2" office:value-type="string">
            <text:p text:style-name="P43">producto</text:p>
          </table:table-cell>
          <table:table-cell table:style-name="Tabla7.A2" office:value-type="string">
            <text:p text:style-name="P43">binario</text:p>
          </table:table-cell>
          <table:table-cell table:style-name="Tabla7.A2" office:value-type="string">
            <text:p text:style-name="P43">*</text:p>
          </table:table-cell>
          <table:table-cell table:style-name="Tabla7.A2" office:value-type="string">
            <text:p text:style-name="P43">entero y entero</text:p>
          </table:table-cell>
          <table:table-cell table:style-name="Tabla7.E2" office:value-type="float" office:value="-2">
            <text:p text:style-name="P43">2*4</text:p>
          </table:table-cell>
          <table:table-cell table:style-name="Tabla7.A2" office:value-type="string">
            <text:p text:style-name="P43">Multiplica los dos operandos</text:p>
          </table:table-cell>
        </table:table-row>
        <table:table-row table:style-name="Tabla7.2">
          <table:table-cell table:style-name="Tabla7.A2" office:value-type="string">
            <text:p text:style-name="P43"/>
          </table:table-cell>
          <table:table-cell table:style-name="Tabla7.A2" office:value-type="string">
            <text:p text:style-name="P43"/>
          </table:table-cell>
          <table:table-cell table:style-name="Tabla7.A2" office:value-type="string">
            <text:p text:style-name="P43"/>
          </table:table-cell>
          <table:table-cell table:style-name="Tabla7.A2" office:value-type="string">
            <text:p text:style-name="P43">real y real</text:p>
          </table:table-cell>
          <table:table-cell table:style-name="Tabla7.E2" office:value-type="float" office:value="0">
            <text:p text:style-name="P43">2.3*3.5</text:p>
          </table:table-cell>
          <table:table-cell table:style-name="Tabla7.A2" office:value-type="string">
            <text:p text:style-name="P43">Multiplica los dos operandos</text:p>
          </table:table-cell>
        </table:table-row>
        <table:table-row table:style-name="Tabla7.2">
          <table:table-cell table:style-name="Tabla7.A2" office:value-type="string">
            <text:p text:style-name="P43">división</text:p>
          </table:table-cell>
          <table:table-cell table:style-name="Tabla7.A2" office:value-type="string">
            <text:p text:style-name="P43">binario</text:p>
          </table:table-cell>
          <table:table-cell table:style-name="Tabla7.A2" office:value-type="string">
            <text:p text:style-name="P43">/</text:p>
          </table:table-cell>
          <table:table-cell table:style-name="Tabla7.A2" office:value-type="string">
            <text:p text:style-name="P43">entero y entero</text:p>
          </table:table-cell>
          <table:table-cell table:style-name="Tabla7.E2" office:value-type="float" office:value="-2">
            <text:p text:style-name="P43">4/2</text:p>
          </table:table-cell>
          <table:table-cell table:style-name="Tabla7.A2" office:value-type="string">
            <text:p text:style-name="P43">Divide los dos operandos</text:p>
          </table:table-cell>
        </table:table-row>
        <table:table-row table:style-name="Tabla7.2">
          <table:table-cell table:style-name="Tabla7.A2" office:value-type="string">
            <text:p text:style-name="P43"/>
          </table:table-cell>
          <table:table-cell table:style-name="Tabla7.A2" office:value-type="string">
            <text:p text:style-name="P43"/>
          </table:table-cell>
          <table:table-cell table:style-name="Tabla7.A2" office:value-type="string">
            <text:p text:style-name="P43"/>
          </table:table-cell>
          <table:table-cell table:style-name="Tabla7.A2" office:value-type="string">
            <text:p text:style-name="P43">real y real</text:p>
          </table:table-cell>
          <table:table-cell table:style-name="Tabla7.E2" office:value-type="float" office:value="0">
            <text:p text:style-name="P43">2.3/3.5</text:p>
          </table:table-cell>
          <table:table-cell table:style-name="Tabla7.A2" office:value-type="string">
            <text:p text:style-name="P43">Divide los dos operandos</text:p>
          </table:table-cell>
        </table:table-row>
        <table:table-row table:style-name="Tabla7.2">
          <table:table-cell table:style-name="Tabla7.A2" office:value-type="string">
            <text:p text:style-name="P43">and</text:p>
          </table:table-cell>
          <table:table-cell table:style-name="Tabla7.A2" office:value-type="string">
            <text:p text:style-name="P43">binario</text:p>
          </table:table-cell>
          <table:table-cell table:style-name="Tabla7.A2" office:value-type="string">
            <text:p text:style-name="P43">&amp;&amp;</text:p>
          </table:table-cell>
          <table:table-cell table:style-name="Tabla7.A2" office:value-type="string">
            <text:p text:style-name="P43">booleano y booleano</text:p>
          </table:table-cell>
          <table:table-cell table:style-name="Tabla7.A2" office:value-type="string">
            <text:p text:style-name="P43">a&amp;&amp;b</text:p>
          </table:table-cell>
          <table:table-cell table:style-name="Tabla7.A2" office:value-type="string">
            <text:p text:style-name="P43">Realiza la operación and entre operandos</text:p>
          </table:table-cell>
        </table:table-row>
        <table:table-row table:style-name="Tabla7.2">
          <table:table-cell table:style-name="Tabla7.A2" office:value-type="string">
            <text:p text:style-name="P43">or</text:p>
          </table:table-cell>
          <table:table-cell table:style-name="Tabla7.A2" office:value-type="string">
            <text:p text:style-name="P43">binario</text:p>
          </table:table-cell>
          <table:table-cell table:style-name="Tabla7.A2" office:value-type="string">
            <text:p text:style-name="P43">||</text:p>
          </table:table-cell>
          <table:table-cell table:style-name="Tabla7.A2" office:value-type="string">
            <text:p text:style-name="P43">booleano y booleano</text:p>
          </table:table-cell>
          <table:table-cell table:style-name="Tabla7.A2" office:value-type="string">
            <text:p text:style-name="P43">a||b</text:p>
          </table:table-cell>
          <table:table-cell table:style-name="Tabla7.A2" office:value-type="string">
            <text:p text:style-name="P43">Realiza la operación or entre operandos</text:p>
          </table:table-cell>
        </table:table-row>
        <table:table-row table:style-name="Tabla7.2">
          <table:table-cell table:style-name="Tabla7.A2" office:value-type="string">
            <text:p text:style-name="P43">not</text:p>
          </table:table-cell>
          <table:table-cell table:style-name="Tabla7.A2" office:value-type="string">
            <text:p text:style-name="P43">unario</text:p>
          </table:table-cell>
          <table:table-cell table:style-name="Tabla7.A2" office:value-type="string">
            <text:p text:style-name="P43">!</text:p>
          </table:table-cell>
          <table:table-cell table:style-name="Tabla7.A2" office:value-type="string">
            <text:p text:style-name="P43">booleano</text:p>
          </table:table-cell>
          <table:table-cell table:style-name="Tabla7.A2" office:value-type="string">
            <text:p text:style-name="P43">!a</text:p>
          </table:table-cell>
          <table:table-cell table:style-name="Tabla7.A2" office:value-type="string">
            <text:p text:style-name="P43"><text:span text:style-name="T93">Aplica</text:span> la operación not <text:span text:style-name="T93">a un</text:span> operando</text:p>
          </table:table-cell>
        </table:table-row>
        <table:table-row table:style-name="Tabla7.2">
          <table:table-cell table:style-name="Tabla7.A11" office:value-type="string">
            <text:p text:style-name="P43">xor</text:p>
          </table:table-cell>
          <table:table-cell table:style-name="Tabla7.B11" office:value-type="string">
            <text:p text:style-name="P43">binario</text:p>
          </table:table-cell>
          <table:table-cell table:style-name="Tabla7.C11" office:value-type="string">
            <text:p text:style-name="P43"><text:span text:style-name="T53">¬</text:span>|</text:p>
          </table:table-cell>
          <table:table-cell table:style-name="Tabla7.D11" office:value-type="string">
            <text:p text:style-name="P43">booleano y booleano</text:p>
          </table:table-cell>
          <table:table-cell table:style-name="Tabla7.E11" office:value-type="string">
            <text:p text:style-name="P43"><text:span text:style-name="T53">¬</text:span>|a</text:p>
          </table:table-cell>
          <table:table-cell table:style-name="Tabla7.F11" office:value-type="string">
            <text:p text:style-name="P43">Realiza la operación xor entre operandos</text:p>
          </table:table-cell>
        </table:table-row>
      </table:table>
      <text:p text:style-name="P13"><text:soft-page-break/></text:p>
      <text:p text:style-name="P25"><text:span text:style-name="T20">Sentencia de asignación para todos los tipos de expresiones</text:span> :</text:p>
      <text:p text:style-name="P25"/>
      <text:p text:style-name="P25"/>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36">Nombre</text:p>
          </table:table-cell>
          <table:table-cell table:style-name="Tabla8.A1" office:value-type="string">
            <text:p text:style-name="P36">Tipo</text:p>
          </table:table-cell>
          <table:table-cell table:style-name="Tabla8.A1" office:value-type="string">
            <text:p text:style-name="P36">Lexema</text:p>
          </table:table-cell>
          <table:table-cell table:style-name="Tabla8.A1" office:value-type="string">
            <text:p text:style-name="P36">Operandos</text:p>
          </table:table-cell>
          <table:table-cell table:style-name="Tabla8.A1" office:value-type="string">
            <text:p text:style-name="P36">Ejemplo</text:p>
          </table:table-cell>
          <table:table-cell table:style-name="Tabla8.A1" office:value-type="string">
            <text:p text:style-name="P36">Resultado</text:p>
          </table:table-cell>
        </table:table-row>
        <table:table-row table:style-name="Tabla8.2">
          <table:table-cell table:style-name="Tabla8.A2" office:value-type="string">
            <text:p text:style-name="P43">Asignación</text:p>
          </table:table-cell>
          <table:table-cell table:style-name="Tabla8.A2" office:value-type="string">
            <text:p text:style-name="P43">binario</text:p>
          </table:table-cell>
          <table:table-cell table:style-name="Tabla8.A2" office:value-type="string">
            <text:p text:style-name="P43">=</text:p>
          </table:table-cell>
          <table:table-cell table:style-name="Tabla8.A2" office:value-type="string">
            <text:p text:style-name="P43">Variable y valor x</text:p>
          </table:table-cell>
          <table:table-cell table:style-name="Tabla8.E2" office:value-type="float" office:value="-2">
            <text:p text:style-name="P43">a=<text:span text:style-name="T92">2</text:span></text:p>
          </table:table-cell>
          <table:table-cell table:style-name="Tabla8.A2" office:value-type="string">
            <text:p text:style-name="P43"><text:span text:style-name="T92">Asigna a</text:span> <text:span text:style-name="T92">'</text:span>a<text:span text:style-name="T92">'</text:span> <text:span text:style-name="T92">el valor 2</text:span>, debe ser del mismo tipo</text:p>
          </table:table-cell>
        </table:table-row>
        <table:table-row table:style-name="Tabla8.2">
          <table:table-cell table:style-name="Tabla8.A2" office:value-type="string">
            <text:p text:style-name="P43"/>
          </table:table-cell>
          <table:table-cell table:style-name="Tabla8.A2" office:value-type="string">
            <text:p text:style-name="P43"/>
          </table:table-cell>
          <table:table-cell table:style-name="Tabla8.A2" office:value-type="string">
            <text:p text:style-name="P43"/>
          </table:table-cell>
          <table:table-cell table:style-name="Tabla8.A2" office:value-type="string">
            <text:p text:style-name="P43">Variable y variable</text:p>
          </table:table-cell>
          <table:table-cell table:style-name="Tabla8.E2" office:value-type="float" office:value="0">
            <text:p text:style-name="P43">a=b</text:p>
          </table:table-cell>
          <table:table-cell table:style-name="Tabla8.A2" office:value-type="string">
            <text:p text:style-name="P43"><text:s/><text:span text:style-name="T92">Asigna a '</text:span>a<text:span text:style-name="T92">' el valor de</text:span> <text:span text:style-name="T92">'</text:span>b<text:span text:style-name="T92">'</text:span>, debe ser del mismo tipo</text:p>
          </table:table-cell>
        </table:table-row>
        <table:table-row table:style-name="Tabla8.2">
          <table:table-cell table:style-name="Tabla8.A4" office:value-type="string">
            <text:p text:style-name="P43"/>
          </table:table-cell>
          <table:table-cell table:style-name="Tabla8.B4" office:value-type="string">
            <text:p text:style-name="P43"/>
          </table:table-cell>
          <table:table-cell table:style-name="Tabla8.C4" office:value-type="string">
            <text:p text:style-name="P43"/>
          </table:table-cell>
          <table:table-cell table:style-name="Tabla8.D4" office:value-type="string">
            <text:p text:style-name="P58">Variable y expresión</text:p>
          </table:table-cell>
          <table:table-cell table:style-name="Tabla8.E4" office:value-type="float" office:value="0">
            <text:p text:style-name="P58">a=b+2</text:p>
          </table:table-cell>
          <table:table-cell table:style-name="Tabla8.F4" office:value-type="string">
            <text:p text:style-name="P58">Asigna a 'a' el resultado de evaluar la expresión 'b+2'</text:p>
          </table:table-cell>
        </table:table-row>
      </table:table>
      <text:p text:style-name="P25"/>
      <text:list xml:id="list1644594927" text:style-name="L5">
        <text:list-item>
          <text:p text:style-name="P82">Estos operadores no permiten datos de distinto tipo por lo que comprueban los tipos.</text:p>
          <text:p text:style-name="P82"/>
        </text:list-item>
        <text:list-item>
          <text:p text:style-name="P82">El lenguaje no realiza un typecasting automático.</text:p>
        </text:list-item>
      </text:list>
      <text:p text:style-name="P25"/>
      <text:p text:style-name="P25"><text:span text:style-name="T20">Permitirá expresiones aritméticas </text:span><text:span text:style-name="T22">y</text:span><text:span text:style-name="T20"> lógicas</text:span> :</text:p>
      <text:p text:style-name="P25"/>
      <text:p text:style-name="P25"/>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36">Nombre</text:p>
          </table:table-cell>
          <table:table-cell table:style-name="Tabla9.A1" office:value-type="string">
            <text:p text:style-name="P36">Tipo</text:p>
          </table:table-cell>
          <table:table-cell table:style-name="Tabla9.A1" office:value-type="string">
            <text:p text:style-name="P36">Lexema</text:p>
          </table:table-cell>
          <table:table-cell table:style-name="Tabla9.A1" office:value-type="string">
            <text:p text:style-name="P36">Operandos</text:p>
          </table:table-cell>
          <table:table-cell table:style-name="Tabla9.A1" office:value-type="string">
            <text:p text:style-name="P36">Ejemplo</text:p>
          </table:table-cell>
          <table:table-cell table:style-name="Tabla9.A1" office:value-type="string">
            <text:p text:style-name="P36">Resultado</text:p>
          </table:table-cell>
        </table:table-row>
        <table:table-row table:style-name="Tabla9.2">
          <table:table-cell table:style-name="Tabla9.A2" office:value-type="string">
            <text:p text:style-name="P43">Menor que</text:p>
          </table:table-cell>
          <table:table-cell table:style-name="Tabla9.A2" office:value-type="string">
            <text:p text:style-name="P43">binario</text:p>
          </table:table-cell>
          <table:table-cell table:style-name="Tabla9.A2" office:value-type="string">
            <text:p text:style-name="P43">&lt;</text:p>
          </table:table-cell>
          <table:table-cell table:style-name="Tabla9.A2" office:value-type="string">
            <text:p text:style-name="P43">entero y entero</text:p>
          </table:table-cell>
          <table:table-cell table:style-name="Tabla9.E2" office:value-type="float" office:value="-2">
            <text:p text:style-name="P43">2&lt;4</text:p>
          </table:table-cell>
          <table:table-cell table:style-name="Tabla9.F3" table:number-rows-spanned="2" office:value-type="string">
            <text:p text:style-name="P43"><text:span text:style-name="T94">Devuelve el booleano true</text:span> si el primer operando es menor que el segundo, <text:span text:style-name="T94">y en otro caso </text:span>devuelve <text:span text:style-name="T94">false</text:span></text:p>
          </table:table-cell>
        </table:table-row>
        <table:table-row table:style-name="Tabla9.2">
          <table:table-cell table:style-name="Tabla9.A3" office:value-type="string">
            <text:p text:style-name="P43"/>
          </table:table-cell>
          <table:table-cell table:style-name="Tabla9.B3" office:value-type="string">
            <text:p text:style-name="P43"/>
          </table:table-cell>
          <table:table-cell table:style-name="Tabla9.C3" office:value-type="string">
            <text:p text:style-name="P43"/>
          </table:table-cell>
          <table:table-cell table:style-name="Tabla9.D3" office:value-type="string">
            <text:p text:style-name="P43">real y real</text:p>
          </table:table-cell>
          <table:table-cell table:style-name="Tabla9.E3" office:value-type="float" office:value="0">
            <text:p text:style-name="P43">2.3&lt;3.6</text:p>
          </table:table-cell>
          <table:covered-table-cell/>
        </table:table-row>
      </table:table>
      <text:p text:style-name="P25"/>
      <text:p text:style-name="P25"/>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36">Nombre</text:p>
          </table:table-cell>
          <table:table-cell table:style-name="Tabla10.A1" office:value-type="string">
            <text:p text:style-name="P36">Tipo</text:p>
          </table:table-cell>
          <table:table-cell table:style-name="Tabla10.A1" office:value-type="string">
            <text:p text:style-name="P36">Lexema</text:p>
          </table:table-cell>
          <table:table-cell table:style-name="Tabla10.A1" office:value-type="string">
            <text:p text:style-name="P36">Operandos</text:p>
          </table:table-cell>
          <table:table-cell table:style-name="Tabla10.A1" office:value-type="string">
            <text:p text:style-name="P36">Ejemplo</text:p>
          </table:table-cell>
          <table:table-cell table:style-name="Tabla10.A1" office:value-type="string">
            <text:p text:style-name="P36">Resultado</text:p>
          </table:table-cell>
        </table:table-row>
        <table:table-row table:style-name="Tabla10.2">
          <table:table-cell table:style-name="Tabla10.A2" office:value-type="string">
            <text:p text:style-name="P43">Menor o igual que</text:p>
          </table:table-cell>
          <table:table-cell table:style-name="Tabla10.A2" office:value-type="string">
            <text:p text:style-name="P43">binario</text:p>
          </table:table-cell>
          <table:table-cell table:style-name="Tabla10.A2" office:value-type="string">
            <text:p text:style-name="P43">&lt;=</text:p>
          </table:table-cell>
          <table:table-cell table:style-name="Tabla10.A2" office:value-type="string">
            <text:p text:style-name="P43">entero y entero</text:p>
          </table:table-cell>
          <table:table-cell table:style-name="Tabla10.E2" office:value-type="float" office:value="-2">
            <text:p text:style-name="P43">2&lt;=4</text:p>
          </table:table-cell>
          <table:table-cell table:style-name="Tabla10.A2" table:number-rows-spanned="2" office:value-type="string">
            <text:p text:style-name="P47"><text:span text:style-name="T94">Devuelve el booleano true</text:span> si el primer operando es menor <text:span text:style-name="T94">o igual </text:span>que el segundo, <text:span text:style-name="T94">y en otro caso </text:span>devuelve <text:span text:style-name="T94">false</text:span></text:p>
          </table:table-cell>
        </table:table-row>
        <table:table-row table:style-name="Tabla10.2">
          <table:table-cell table:style-name="Tabla10.A2" office:value-type="string">
            <text:p text:style-name="P43"/>
          </table:table-cell>
          <table:table-cell table:style-name="Tabla10.A2" office:value-type="string">
            <text:p text:style-name="P43"/>
          </table:table-cell>
          <table:table-cell table:style-name="Tabla10.A2" office:value-type="string">
            <text:p text:style-name="P43"/>
          </table:table-cell>
          <table:table-cell table:style-name="Tabla10.A2" office:value-type="string">
            <text:p text:style-name="P43">real y real</text:p>
          </table:table-cell>
          <table:table-cell table:style-name="Tabla10.E2" office:value-type="float" office:value="0">
            <text:p text:style-name="P43">2.3&lt;=3.6</text:p>
          </table:table-cell>
          <table:covered-table-cell/>
        </table:table-row>
        <table:table-row table:style-name="Tabla10.2">
          <table:table-cell table:style-name="Tabla10.A2" office:value-type="string">
            <text:p text:style-name="P43">Mayor que</text:p>
          </table:table-cell>
          <table:table-cell table:style-name="Tabla10.A2" office:value-type="string">
            <text:p text:style-name="P43">binario</text:p>
          </table:table-cell>
          <table:table-cell table:style-name="Tabla10.A2" office:value-type="string">
            <text:p text:style-name="P43">&gt;</text:p>
          </table:table-cell>
          <table:table-cell table:style-name="Tabla10.A2" office:value-type="string">
            <text:p text:style-name="P43">entero y entero</text:p>
          </table:table-cell>
          <table:table-cell table:style-name="Tabla10.E2" office:value-type="float" office:value="-2">
            <text:p text:style-name="P43">2&gt;4</text:p>
          </table:table-cell>
          <table:table-cell table:style-name="Tabla10.A2" table:number-rows-spanned="2" office:value-type="string">
            <text:p text:style-name="P47"><text:span text:style-name="T94">Devuelve el booleano true</text:span> si el primer operando es <text:span text:style-name="T96">mayor</text:span> que el segundo, <text:span text:style-name="T94">y en otro caso </text:span>devuelve <text:span text:style-name="T94">false</text:span></text:p>
          </table:table-cell>
        </table:table-row>
        <table:table-row table:style-name="Tabla10.2">
          <table:table-cell table:style-name="Tabla10.A2" office:value-type="string">
            <text:p text:style-name="P43"/>
          </table:table-cell>
          <table:table-cell table:style-name="Tabla10.A2" office:value-type="string">
            <text:p text:style-name="P43"/>
          </table:table-cell>
          <table:table-cell table:style-name="Tabla10.A2" office:value-type="string">
            <text:p text:style-name="P43"/>
          </table:table-cell>
          <table:table-cell table:style-name="Tabla10.A2" office:value-type="string">
            <text:p text:style-name="P43">real y real</text:p>
          </table:table-cell>
          <table:table-cell table:style-name="Tabla10.E2" office:value-type="float" office:value="0">
            <text:p text:style-name="P43">2.3&gt;3.6</text:p>
          </table:table-cell>
          <table:covered-table-cell/>
        </table:table-row>
        <table:table-row table:style-name="Tabla10.2">
          <table:table-cell table:style-name="Tabla10.A2" office:value-type="string">
            <text:p text:style-name="P43">Mayor igual que</text:p>
          </table:table-cell>
          <table:table-cell table:style-name="Tabla10.A2" office:value-type="string">
            <text:p text:style-name="P43">binario</text:p>
          </table:table-cell>
          <table:table-cell table:style-name="Tabla10.A2" office:value-type="string">
            <text:p text:style-name="P43">&gt;=</text:p>
          </table:table-cell>
          <table:table-cell table:style-name="Tabla10.A2" office:value-type="string">
            <text:p text:style-name="P43">entero y entero</text:p>
          </table:table-cell>
          <table:table-cell table:style-name="Tabla10.E2" office:value-type="float" office:value="-2">
            <text:p text:style-name="P43">2&gt;=4</text:p>
          </table:table-cell>
          <table:table-cell table:style-name="Tabla10.F7" table:number-rows-spanned="2" office:value-type="string">
            <text:p text:style-name="P47"><text:span text:style-name="T94">Devuelve el booleano true</text:span> si el primer operando es m<text:span text:style-name="T94">ayor o igual</text:span> que el segundo, <text:span text:style-name="T94">y en otro caso </text:span>devuelve <text:span text:style-name="T94">false</text:span></text:p>
          </table:table-cell>
        </table:table-row>
        <table:table-row table:style-name="Tabla10.2">
          <table:table-cell table:style-name="Tabla10.A7" office:value-type="string">
            <text:p text:style-name="P43"/>
          </table:table-cell>
          <table:table-cell table:style-name="Tabla10.B7" office:value-type="string">
            <text:p text:style-name="P43"/>
          </table:table-cell>
          <table:table-cell table:style-name="Tabla10.C7" office:value-type="string">
            <text:p text:style-name="P43"/>
          </table:table-cell>
          <table:table-cell table:style-name="Tabla10.D7" office:value-type="string">
            <text:p text:style-name="P43">real y real</text:p>
          </table:table-cell>
          <table:table-cell table:style-name="Tabla10.E7" office:value-type="float" office:value="0">
            <text:p text:style-name="P43">2.3&gt;=3.6</text:p>
          </table:table-cell>
          <table:covered-table-cell/>
        </table:table-row>
        <text:soft-page-break/>
        <table:table-row table:style-name="Tabla10.2">
          <table:table-cell table:style-name="Tabla10.A2" office:value-type="string">
            <text:p text:style-name="P43">Igual a</text:p>
          </table:table-cell>
          <table:table-cell table:style-name="Tabla10.A2" office:value-type="string">
            <text:p text:style-name="P43">binario</text:p>
          </table:table-cell>
          <table:table-cell table:style-name="Tabla10.A2" office:value-type="string">
            <text:p text:style-name="P43">==</text:p>
          </table:table-cell>
          <table:table-cell table:style-name="Tabla10.A2" office:value-type="string">
            <text:p text:style-name="P43">entero y entero</text:p>
          </table:table-cell>
          <table:table-cell table:style-name="Tabla10.E2" office:value-type="float" office:value="-2">
            <text:p text:style-name="P43">2==4</text:p>
          </table:table-cell>
          <table:table-cell table:style-name="Tabla10.A2" table:number-rows-spanned="2" office:value-type="string">
            <text:p text:style-name="P47"><text:span text:style-name="T94">Devuelve el booleano true</text:span> si el primer operando es <text:span text:style-name="T94">igual</text:span> que el segundo, <text:span text:style-name="T94">y en otro caso </text:span>devuelve <text:span text:style-name="T94">false</text:span></text:p>
          </table:table-cell>
        </table:table-row>
        <table:table-row table:style-name="Tabla10.2">
          <table:table-cell table:style-name="Tabla10.A2" office:value-type="string">
            <text:p text:style-name="P43"/>
          </table:table-cell>
          <table:table-cell table:style-name="Tabla10.A2" office:value-type="string">
            <text:p text:style-name="P43"/>
          </table:table-cell>
          <table:table-cell table:style-name="Tabla10.A2" office:value-type="string">
            <text:p text:style-name="P43"/>
          </table:table-cell>
          <table:table-cell table:style-name="Tabla10.A2" office:value-type="string">
            <text:p text:style-name="P43">real y real</text:p>
          </table:table-cell>
          <table:table-cell table:style-name="Tabla10.E2" office:value-type="float" office:value="0">
            <text:p text:style-name="P43">2.3==3.6</text:p>
          </table:table-cell>
          <table:covered-table-cell/>
        </table:table-row>
        <table:table-row table:style-name="Tabla10.10">
          <table:table-cell table:style-name="Tabla10.A2" office:value-type="string">
            <text:p text:style-name="P43">Distinto de</text:p>
          </table:table-cell>
          <table:table-cell table:style-name="Tabla10.A2" office:value-type="string">
            <text:p text:style-name="P43">binario</text:p>
          </table:table-cell>
          <table:table-cell table:style-name="Tabla10.A2" office:value-type="string">
            <text:p text:style-name="P43">!=</text:p>
          </table:table-cell>
          <table:table-cell table:style-name="Tabla10.A2" office:value-type="string">
            <text:p text:style-name="P43">entero y entero</text:p>
          </table:table-cell>
          <table:table-cell table:style-name="Tabla10.E2" office:value-type="float" office:value="-2">
            <text:p text:style-name="P43">2!=4</text:p>
          </table:table-cell>
          <table:table-cell table:style-name="Tabla10.F11" table:number-rows-spanned="2" office:value-type="string">
            <text:p text:style-name="P48"><text:span text:style-name="T94">Devuelve el booleano true</text:span> si el primer operando <text:span text:style-name="T95">es</text:span> <text:span text:style-name="T95">distinto d</text:span>el segundo, <text:span text:style-name="T94">y en otro caso </text:span>devuelve <text:span text:style-name="T94">false</text:span></text:p>
          </table:table-cell>
        </table:table-row>
        <table:table-row table:style-name="Tabla10.2">
          <table:table-cell table:style-name="Tabla10.A11" office:value-type="string">
            <text:p text:style-name="P43"/>
          </table:table-cell>
          <table:table-cell table:style-name="Tabla10.B11" office:value-type="string">
            <text:p text:style-name="P43"/>
          </table:table-cell>
          <table:table-cell table:style-name="Tabla10.C11" office:value-type="string">
            <text:p text:style-name="P43"/>
          </table:table-cell>
          <table:table-cell table:style-name="Tabla10.D11" office:value-type="string">
            <text:p text:style-name="P43">real y real</text:p>
          </table:table-cell>
          <table:table-cell table:style-name="Tabla10.E7" office:value-type="float" office:value="0">
            <text:p text:style-name="P43">2.3!=3.6</text:p>
          </table:table-cell>
          <table:covered-table-cell/>
        </table:table-row>
      </table:table>
      <text:p text:style-name="P25"/>
      <text:p text:style-name="P25"/>
      <text:list xml:id="list348011568" text:style-name="L6">
        <text:list-item>
          <text:p text:style-name="P83">El orden de precedencia de los operadores considerando de mayor a menor es :</text:p>
        </text:list-item>
      </text:list>
      <text:list xml:id="list1139490522" text:style-name="L7">
        <text:list-item>
          <text:p text:style-name="P85"><text:span text:style-name="T3">Operador <text:tab/><text:tab/>“</text:span><text:span text:style-name="T24">!</text:span><text:span text:style-name="T3">”</text:span></text:p>
        </text:list-item>
        <text:list-item>
          <text:p text:style-name="P85"><text:span text:style-name="T3">Operadores <text:tab/>“</text:span><text:span text:style-name="T24">**</text:span><text:span text:style-name="T3">”</text:span></text:p>
        </text:list-item>
        <text:list-item>
          <text:p text:style-name="P85"><text:span text:style-name="T3">Operadores <text:tab/>“</text:span><text:span text:style-name="T24">*</text:span><text:span text:style-name="T3">” , “</text:span><text:span text:style-name="T24">/</text:span><text:span text:style-name="T3">”</text:span></text:p>
        </text:list-item>
        <text:list-item>
          <text:p text:style-name="P85"><text:span text:style-name="T3">Operadores <text:tab/>“</text:span><text:span text:style-name="T24">+</text:span><text:span text:style-name="T3">” , “</text:span><text:span text:style-name="T24">-</text:span><text:span text:style-name="T3">”</text:span></text:p>
        </text:list-item>
        <text:list-item>
          <text:p text:style-name="P85"><text:span text:style-name="T3">Operadores <text:tab/>“</text:span><text:span text:style-name="T24">&lt;</text:span><text:span text:style-name="T3">” , “</text:span><text:span text:style-name="T24">&lt;=</text:span><text:span text:style-name="T3">” , “</text:span><text:span text:style-name="T24">&gt;</text:span><text:span text:style-name="T3">” , “</text:span><text:span text:style-name="T24">&gt;=</text:span><text:span text:style-name="T3">” , “</text:span><text:span text:style-name="T24">==</text:span><text:span text:style-name="T3">” , “</text:span><text:span text:style-name="T24">!=</text:span><text:span text:style-name="T3">”</text:span></text:p>
        </text:list-item>
        <text:list-item>
          <text:p text:style-name="P85"><text:span text:style-name="T3">Operadores <text:tab/>“</text:span><text:span text:style-name="T24">&amp;&amp;</text:span><text:span text:style-name="T3">” , “</text:span><text:span text:style-name="T24">||</text:span><text:span text:style-name="T3">” , “</text:span><text:span text:style-name="T23">¬</text:span><text:span text:style-name="T24">|</text:span><text:span text:style-name="T3">”</text:span></text:p>
        </text:list-item>
        <text:list-item>
          <text:p text:style-name="P85"><text:span text:style-name="T3">Operador <text:s/><text:tab/><text:tab/>“</text:span><text:span text:style-name="T24">:=</text:span><text:span text:style-name="T38">”</text:span></text:p>
        </text:list-item>
      </text:list>
      <text:p text:style-name="P25"/>
      <text:list xml:id="list1254510600" text:style-name="L8">
        <text:list-item>
          <text:p text:style-name="P84">Para los casos en los que se quiera aumentar la prioridad de un operador respecto a otro se utilizaran paréntesis.</text:p>
          <text:p text:style-name="P84"/>
        </text:list-item>
        <text:list-item>
          <text:p text:style-name="P84">Todos los operadores binarios tienen asociatividad por la izquierda, es decir, si encontramos una operación como 1 + 2 +3 se resuelve como ( 1 + 2 ) +3.</text:p>
        </text:list-item>
      </text:list>
      <text:p text:style-name="P27"/>
      <text:p text:style-name="P25"/>
      <text:list xml:id="list356224893" text:style-name="L9">
        <text:list-item>
          <text:p text:style-name="P96">Subprogramas.</text:p>
        </text:list-item>
      </text:list>
      <text:p text:style-name="P23"><text:span text:style-name="T17">Se usan </text:span><text:span text:style-name="T16">procedimientos</text:span><text:span text:style-name="T17"> las cuales </text:span><text:span text:style-name="T18">no </text:span><text:span text:style-name="T17">devuelven </text:span><text:span text:style-name="T18">ningún</text:span><text:span text:style-name="T17"> tipo de da</text:span><text:span text:style-name="T18">to</text:span><text:span text:style-name="T17">. </text:span></text:p>
      <text:p text:style-name="P24"/>
      <text:list xml:id="list717698761" text:style-name="L10">
        <text:list-item>
          <text:p text:style-name="P97">Estructuras de control.</text:p>
        </text:list-item>
      </text:list>
      <text:p text:style-name="P61">Dispone de las estructuras de control siguientes :</text:p>
      <text:list xml:id="list1985607240" text:style-name="L11">
        <text:list-item>
          <text:p text:style-name="P103">IF-THEN-ELSE</text:p>
        </text:list-item>
        <text:list-item>
          <text:p text:style-name="P103">WHILE</text:p>
        </text:list-item>
        <text:list-item>
          <text:p text:style-name="P103">SWITCH</text:p>
        </text:list-item>
      </text:list>
      <text:p text:style-name="P60"/>
      <text:p text:style-name="P60"/>
      <text:p text:style-name="P60"/>
      <text:h text:style-name="P104" text:outline-level="1"><text:soft-page-break/>DESCRIPCIÓN FORMAL DE LA SINTAXIS DEL LENGUAJE EN BNF</text:h>
      <text:p text:style-name="P4"/>
      <text:p text:style-name="P4">La estructura BNF que un programa debe cumplir se muestra a continuación.</text:p>
      <text:p text:style-name="P4"/>
      <text:p text:style-name="P4">El armazón principal sintáctica del programa es :</text:p>
      <text:p text:style-name="P4"/>
      <text:p text:style-name="P15"><text:tab/><text:span text:style-name="T97">&lt;Programa&gt; ::= &lt;Cabecera_programa&gt; &lt;bloque&gt;</text:span></text:p>
      <text:p text:style-name="P20"/>
      <text:p text:style-name="P20"><text:tab/>&lt;Cabecera_programa&gt; ::= <text:span text:style-name="T59">main</text:span></text:p>
      <text:p text:style-name="P64"/>
      <text:p text:style-name="P10"/>
      <text:p text:style-name="P11">Los bloques seguirán esta estructura, permitiendo anidamiento :</text:p>
      <text:p text:style-name="P10"/>
      <text:p text:style-name="P10"/>
      <text:p text:style-name="P30"><text:tab/><text:tab/>&lt;bloque&gt; ::= &lt;Inicio_de_bloque&gt;</text:p>
      <text:p text:style-name="P30"><text:tab/><text:tab/><text:tab/><text:tab/> &lt;Declar_de_variables_locales&gt;</text:p>
      <text:p text:style-name="P30"><text:tab/><text:tab/><text:tab/><text:tab/> &lt;Declar_de_subprogs&gt;</text:p>
      <text:p text:style-name="P30"><text:tab/><text:tab/><text:tab/><text:tab/> &lt;Sentencias&gt;</text:p>
      <text:p text:style-name="P30"><text:tab/><text:tab/><text:tab/><text:tab/> &lt;Fin_de_bloque&gt;</text:p>
      <text:p text:style-name="P30"/>
      <text:p text:style-name="P30"><text:tab/><text:tab/>&lt;Inicio_de_bloque&gt; ::= <text:span text:style-name="T67">'</text:span><text:span text:style-name="T55">{</text:span><text:span text:style-name="T67">'</text:span></text:p>
      <text:p text:style-name="P32"/>
      <text:p text:style-name="P30"><text:tab/><text:tab/>&lt;Fin_de_bloque&gt; ::= <text:span text:style-name="T67">'</text:span><text:span text:style-name="T55">}</text:span><text:span text:style-name="T67">'</text:span></text:p>
      <text:p text:style-name="P28"/>
      <text:p text:style-name="P12">Las declaraciones previas de variables :</text:p>
      <text:p text:style-name="P28"/>
      <text:p text:style-name="P29"><text:tab/><text:span text:style-name="T98">&lt;Declar_de_variables_locales&gt; ::= &lt;Marca_ini_declar_variables&gt;</text:span></text:p>
      <text:p text:style-name="P30"><text:tab/><text:tab/><text:tab/><text:tab/><text:tab/><text:tab/> <text:s text:c="3"/>&lt;Variables_locales&gt;</text:p>
      <text:p text:style-name="P30"><text:tab/><text:tab/><text:tab/><text:tab/><text:tab/><text:tab/> <text:s text:c="3"/>&lt;Marca_fin_declar_variables&gt;</text:p>
      <text:p text:style-name="P30"><text:tab/><text:tab/><text:tab/><text:tab/><text:tab/><text:tab/> <text:s text:c="3"/>|</text:p>
      <text:p text:style-name="P30"/>
      <text:p text:style-name="P30"><text:tab/>&lt;Marca_ini_declar_variables&gt; ::= <text:span text:style-name="T56">begin_declare</text:span></text:p>
      <text:p text:style-name="P30"/>
      <text:p text:style-name="P30"><text:tab/>&lt;Marca_fin_declar_variables&gt; ::= <text:span text:style-name="T56">end_declare</text:span></text:p>
      <text:p text:style-name="P30"/>
      <text:p text:style-name="P16"><text:tab/>&lt;Variables_locales&gt; ::= &lt;Variables_locales&gt; &lt;Cuerpo_declar_variables&gt;</text:p>
      <text:p text:style-name="P65">| &lt;Cuerpo_declar_variables&gt;</text:p>
      <text:p text:style-name="P16"/>
      <text:p text:style-name="P17"><text:tab/>&lt;lista_variables&gt; ::= &lt;identificador&gt; {, &lt;identificador&gt;}</text:p>
      <text:p text:style-name="P16"/>
      <text:p text:style-name="P16"/>
      <text:p text:style-name="P16"><text:tab/>&lt;Cuerpo_declar_variables&gt; ::= &lt;<text:span text:style-name="T56">Tipo_de_dato</text:span>&gt; &lt;<text:span text:style-name="T66">l</text:span><text:span text:style-name="T56">ista_variables</text:span>&gt; ;</text:p>
      <text:p text:style-name="P66"/>
      <text:p text:style-name="P16"><text:tab/>&lt;identificador&gt; ::= &lt;letra&gt; {&lt;caracter&gt;}</text:p>
      <text:p text:style-name="P16"/>
      <text:p text:style-name="P16"><text:tab/>&lt;caracter&gt; ::= &lt;letra&gt; | _ | &lt;digito&gt;</text:p>
      <text:p text:style-name="P16"/>
      <text:p text:style-name="P30"><text:tab/><text:tab/></text:p>
      <text:p text:style-name="P32"><text:tab/><text:tab/><text:span text:style-name="T19">&lt;Tipo_de_dato&gt; ::= &lt;Tipo_simple&gt; | &lt;Tipo_estructurado&gt;</text:span></text:p>
      <text:p text:style-name="P29"><text:soft-page-break/></text:p>
      <text:p text:style-name="P30"><text:tab/><text:tab/>&lt;Tipo_simple&gt; ::= &lt;Tipo_entero&gt; | &lt;Tipo_real&gt; | &lt;Tipo_booleano&gt; </text:p>
      <text:p text:style-name="P67">| &lt;Tipo_caracter&gt;</text:p>
      <text:p text:style-name="P30"/>
      <text:p text:style-name="P30"><text:tab/><text:tab/>&lt;Tipo_estructurado&gt; ::= &lt;Tipo_<text:span text:style-name="T57">Array</text:span>&gt;</text:p>
      <text:p text:style-name="P30"/>
      <text:p text:style-name="P68">&lt;Tipo_<text:span text:style-name="T57">Array</text:span>&gt; ::= &lt;Tipo_simple&gt; <text:span text:style-name="T57">&lt;identificador&gt; '[' &lt;dimension_array&gt; ']' ;</text:span></text:p>
      <text:p text:style-name="P70"/>
      <text:p text:style-name="P69"><text:span text:style-name="T57">&lt;dimension_array&gt; ::= </text:span><text:span text:style-name="T58">&lt;constante_entera&gt; | &lt;constante_entera&gt; , &lt;constante_entera&gt;</text:span></text:p>
      <text:p text:style-name="P30"/>
      <text:p text:style-name="P30"><text:tab/><text:tab/>&lt;Tipo_entero&gt; ::= <text:span text:style-name="T57">int</text:span></text:p>
      <text:p text:style-name="P30"/>
      <text:p text:style-name="P30"><text:tab/><text:tab/>&lt;Tipo_real&gt; ::= <text:span text:style-name="T57">double</text:span></text:p>
      <text:p text:style-name="P30"/>
      <text:p text:style-name="P30"><text:tab/><text:tab/>&lt;Tipo_booleano&gt; ::= <text:span text:style-name="T57">bool</text:span></text:p>
      <text:p text:style-name="P30"/>
      <text:p text:style-name="P30"><text:tab/><text:tab/>&lt;Tipo_caracter&gt; ::= <text:span text:style-name="T57">char</text:span></text:p>
      <text:p text:style-name="P29"/>
      <text:p text:style-name="P28"/>
      <text:p text:style-name="P12">La declaraciones de subprogramas : </text:p>
      <text:p text:style-name="P28"/>
      <text:p text:style-name="P28"><text:tab/><text:span text:style-name="T33">&lt;Declar_de_subprogs&gt; ::= &lt;Declar_de_subprogs&gt; &lt;Declar_subprog&gt;</text:span></text:p>
      <text:p text:style-name="P30"><text:tab/><text:tab/><text:tab/><text:tab/><text:tab/><text:tab/> |</text:p>
      <text:p text:style-name="P30"/>
      <text:p text:style-name="P32"><text:tab/><text:span text:style-name="T19">&lt;Declar_subprog&gt; ::= &lt;Cabecera_subprograma&gt; &lt;bloque&gt;</text:span></text:p>
      <text:p text:style-name="P30"/>
      <text:p text:style-name="P30"><text:tab/>&lt;Cabecera_subprograma&gt; ::= <text:span text:style-name="T60">void</text:span> &lt;identificador&gt; ( &lt;Declar_<text:span text:style-name="T61">parametros</text:span>&gt; )</text:p>
      <text:p text:style-name="P71"/>
      <text:p text:style-name="P16"><text:tab/><text:span text:style-name="T61">&lt;Declar_parametros&gt; ::= &lt;Tipo_de_dato&gt; &lt;identificador&gt; &lt;mas_parametros&gt; </text:span><text:span text:style-name="T62">|</text:span></text:p>
      <text:p text:style-name="P18"/>
      <text:p text:style-name="P19"><text:tab/>&lt;mas_parametros&gt; ::= , &lt;Tipo_de_dato&gt; &lt;identificador&gt; &lt;mas_parametros&gt; |</text:p>
      <text:p text:style-name="P28"/>
      <text:p text:style-name="P28"><text:tab/><text:tab/></text:p>
      <text:p text:style-name="P31">Las sentencias del programa :</text:p>
      <text:p text:style-name="P28"/>
      <text:p text:style-name="P29"><text:tab/><text:span text:style-name="T98">&lt;Sentencias&gt; ::= &lt;Sentencias&gt; &lt;Sentencia&gt;</text:span></text:p>
      <text:p text:style-name="P72">| &lt;Sentencia&gt;</text:p>
      <text:p text:style-name="P32"/>
      <text:p text:style-name="P32"><text:tab/><text:span text:style-name="T19">&lt;Sentencia&gt; ::= &lt;bloque&gt;</text:span></text:p>
      <text:p text:style-name="P16"><text:tab/><text:tab/><text:tab/> <text:s text:c="2"/>| &lt;sentencia_asignacion&gt;</text:p>
      <text:p text:style-name="P73">| &lt;sentencia_if&gt;</text:p>
      <text:p text:style-name="P75">| &lt;sentencia_while&gt;</text:p>
      <text:p text:style-name="P74">| &lt;sentencia_entrada&gt;</text:p>
      <text:p text:style-name="P76">| &lt;sentencia_salida&gt;</text:p>
      <text:p text:style-name="P73">| &lt;<text:span text:style-name="T63">Procedimiento</text:span>&gt; </text:p>
      <text:p text:style-name="P77">| &lt;sentencia_case&gt;</text:p>
      <text:p text:style-name="P32"/>
      <text:p text:style-name="P32"/>
      <text:p text:style-name="P32"><text:tab/><text:span text:style-name="T19">&lt;sentencia_asignacion&gt; ::= &lt;identificador&gt; = &lt;Expresion&gt;</text:span></text:p>
      <text:p text:style-name="P30"/>
      <text:p text:style-name="P30"><text:tab/>&lt;Expresion&gt; ::= ( Expresion )</text:p>
      <text:p text:style-name="P30"><text:tab/><text:tab/><text:tab/><text:tab/>| &lt;Op_unario&gt; &lt;Expresion&gt;</text:p>
      <text:p text:style-name="P30"><text:tab/><text:tab/><text:tab/><text:tab/>| &lt;Expresion&gt; &lt;Op_binario&gt; &lt;Expresion&gt;</text:p>
      <text:p text:style-name="P30"><text:tab/><text:tab/><text:tab/><text:tab/>| &lt;identificador&gt;</text:p>
      <text:p text:style-name="P30"><text:tab/><text:tab/><text:tab/><text:tab/>| &lt;Constante&gt;</text:p>
      <text:p text:style-name="P30"><text:soft-page-break/><text:tab/><text:tab/><text:tab/><text:tab/>| &lt;<text:span text:style-name="T64">Procedimiento</text:span>&gt; </text:p>
      <text:p text:style-name="P29"><text:tab/><text:tab/><text:tab/><text:span text:style-name="T98"><text:tab/>| &lt;Agregados&gt;</text:span></text:p>
      <text:p text:style-name="P30"/>
      <text:p text:style-name="P30"><text:tab/>&lt;<text:span text:style-name="T63">Procedimiento</text:span>&gt; ::= &lt;identificador&gt; ([&lt;Lista_expresiones&gt;])</text:p>
      <text:p text:style-name="P30"/>
      <text:p text:style-name="P30"><text:tab/>&lt;Agregados&gt; ::= '<text:span text:style-name="T65">{</text:span>' {&lt;Lista_expresiones&gt;} '<text:span text:style-name="T65">}</text:span>'</text:p>
      <text:p text:style-name="P30"/>
      <text:p text:style-name="P30"><text:tab/>&lt;Lista_expresiones&gt; ::= &lt;Expresion&gt; </text:p>
      <text:p text:style-name="P30"><text:tab/><text:tab/><text:tab/><text:tab/><text:tab/>| &lt;Lista_expresiones&gt; , &lt;Expresion&gt;</text:p>
      <text:p text:style-name="P32"/>
      <text:p text:style-name="P32"/>
      <text:p text:style-name="P32"><text:tab/><text:span text:style-name="T19">&lt;sentencia_if&gt; ::= &lt;Alternativa_doble&gt;</text:span></text:p>
      <text:p text:style-name="P30"><text:tab/><text:tab/><text:tab/><text:tab/>| &lt;Alternativa_simple&gt;</text:p>
      <text:p text:style-name="P32"/>
      <text:p text:style-name="P32"><text:tab/><text:span text:style-name="T19">&lt;Alternativa_simple&gt; ::= </text:span><text:span text:style-name="T25">if</text:span><text:span text:style-name="T19"> &lt;Expresion&gt; </text:span><text:span text:style-name="T32">&lt;Sentencia&gt;</text:span></text:p>
      <text:p text:style-name="P32"><text:tab/></text:p>
      <text:p text:style-name="P32"><text:tab/><text:span text:style-name="T19">&lt;Alternativa_doble&gt; ::= </text:span><text:span text:style-name="T26">if</text:span><text:span text:style-name="T19"> &lt;Expresion&gt; </text:span><text:span text:style-name="T32">&lt;Sentencia&gt; </text:span><text:span text:style-name="T26">else</text:span><text:span text:style-name="T19"> &lt;Sentencia&gt;</text:span></text:p>
      <text:p text:style-name="P32"/>
      <text:p text:style-name="P32"/>
      <text:p text:style-name="P32"><text:tab/><text:span text:style-name="T19">&lt;sentencia_while&gt; ::= </text:span><text:span text:style-name="T27">while (</text:span><text:span text:style-name="T19"> &lt;Expresion&gt; </text:span><text:span text:style-name="T27">) </text:span><text:span text:style-name="T19">&lt;Sentencia&gt;</text:span></text:p>
      <text:p text:style-name="P30"/>
      <text:p text:style-name="P32"/>
      <text:p text:style-name="P32"/>
      <text:p text:style-name="P32"><text:tab/><text:span text:style-name="T19">&lt;sentencia_entrada&gt; ::= &lt;nomb_entrada&gt; &lt;lista_variables&gt;</text:span></text:p>
      <text:p text:style-name="P30"/>
      <text:p text:style-name="P32"><text:span text:style-name="T19"><text:tab/>&lt;nomb_entrada&gt; ::= </text:span><text:span text:style-name="T28">read</text:span></text:p>
      <text:p text:style-name="P32"/>
      <text:p text:style-name="P32"><text:tab/><text:span text:style-name="T19">&lt;sentencia_salida&gt; ::= &lt;nomb_salida&gt; &lt;lista_expresiones_o_cadena&gt;</text:span></text:p>
      <text:p text:style-name="P32"><text:tab/></text:p>
      <text:p text:style-name="P32"><text:tab/><text:span text:style-name="T19">&lt;nomb_salida&gt; ::= </text:span><text:span text:style-name="T28">write</text:span></text:p>
      <text:p text:style-name="P30"/>
      <text:p text:style-name="P30"><text:tab/>&lt;lista_expresiones_o_cadenas&gt; ::= ( &lt;Expresion&gt; | &lt;cadena&gt; ) {,</text:p>
      <text:p text:style-name="P78">( &lt;Expresion&gt; | &lt;cadena&gt; )}</text:p>
      <text:p text:style-name="P32"><text:tab/></text:p>
      <text:p text:style-name="P32"><text:tab/><text:span text:style-name="T19">&lt;letra&gt; ::= a | … | z | A | … | Z</text:span></text:p>
      <text:p text:style-name="P30"/>
      <text:p text:style-name="P30"><text:tab/>&lt;digito&gt; ::= 0 | 1 | 2 | 3 | 4 | 5 | 6 | 7 | 8 | 9</text:p>
      <text:p text:style-name="P32"/>
      <text:p text:style-name="P32"><text:tab/><text:span text:style-name="T19">&lt;Constante&gt; ::= &lt;constante_entera&gt; </text:span></text:p>
      <text:p text:style-name="P79">| &lt;constante_real&gt;</text:p>
      <text:p text:style-name="P80">| &lt;constante_booleana&gt;</text:p>
      <text:p text:style-name="P80">| '&lt;caracter&gt;'</text:p>
      <text:p text:style-name="P32"/>
      <text:p text:style-name="P32"><text:tab/><text:span text:style-name="T19">&lt;signo&gt; ::= + | - |</text:span></text:p>
      <text:p text:style-name="P32"/>
      <text:p text:style-name="P32"><text:tab/><text:span text:style-name="T19">&lt;constante_entera&gt; ::= &lt;constante_entera&gt; &lt;digito&gt;</text:span></text:p>
      <text:p text:style-name="P30"><text:tab/><text:tab/><text:tab/><text:tab/><text:tab/>| &lt;digito&gt;</text:p>
      <text:p text:style-name="P32"/>
      <text:p text:style-name="P32"><text:tab/><text:span text:style-name="T19">&lt;contante_real&gt; ::= &lt;constante_entera&gt; . &lt;constante_entera&gt;</text:span></text:p>
      <text:p text:style-name="P30"><text:tab/><text:tab/><text:tab/><text:tab/><text:tab/>| &lt;constante_entera&gt; E &lt;signo&gt; &lt;constante_entera&gt;</text:p>
      <text:p text:style-name="P30"><text:tab/><text:tab/><text:tab/><text:tab/><text:tab/>| &lt;constante_entera&gt; . &lt;constante_entera&gt; E </text:p>
      <text:p text:style-name="P81">&lt;signo&gt; &lt;constante_entera&gt;</text:p>
      <text:p text:style-name="P32"/>
      <text:p text:style-name="P32"><text:tab/><text:span text:style-name="T19">&lt;constante_booleana&gt; ::= </text:span><text:span text:style-name="T30">true</text:span><text:span text:style-name="T19"> | </text:span><text:span text:style-name="T30">false</text:span></text:p>
      <text:p text:style-name="P30"/>
      <text:p text:style-name="P30"><text:tab/>&lt;cadena&gt; ::= “&lt;caracter&gt; {&lt;caracter&gt;} ”</text:p>
      <text:p text:style-name="P32"/>
      <text:p text:style-name="P32"><text:soft-page-break/><text:tab/><text:span text:style-name="T19">&lt;Op_unario&gt; ::= ! </text:span></text:p>
      <text:p text:style-name="P30"/>
      <text:p text:style-name="P32"><text:tab/><text:span text:style-name="T19">&lt;Op_binario&gt; ::= ** | + | - | * | / | &amp;&amp; | '||' | '</text:span><text:span text:style-name="T19">¬</text:span><text:span text:style-name="T19">|' | !=</text:span></text:p>
      <text:p text:style-name="P30"><text:tab/><text:tab/><text:tab/><text:tab/>| &lt; | &lt;= | &gt; | &gt;= | ==</text:p>
      <text:p text:style-name="P32"/>
      <text:p text:style-name="P32"><text:tab/></text:p>
      <text:p text:style-name="P62"><text:span text:style-name="T19">&lt;sentencia_case&gt; ::= </text:span><text:span text:style-name="T29">switch (</text:span><text:span text:style-name="T19"> &lt;identificador&gt; </text:span><text:span text:style-name="T29">)</text:span><text:span text:style-name="T31"> </text:span><text:span text:style-name="T19">&lt;caso&gt; </text:span><text:span text:style-name="T31">&lt;caso_por_defecto&gt;</text:span></text:p>
      <text:p text:style-name="P7"/>
      <text:p text:style-name="P7"><text:tab/><text:span text:style-name="T34">&lt;caso&gt; ::= </text:span><text:span text:style-name="T35">case </text:span><text:span text:style-name="T34">&lt;identificador&gt; : </text:span><text:span text:style-name="T35">&lt;Sentencia&gt; break ; &lt;caso&gt; |</text:span></text:p>
      <text:p text:style-name="P8"/>
      <text:p text:style-name="P7"><text:span text:style-name="T35"><text:tab/></text:span><text:span text:style-name="T36">&lt;caso_por_defecto&gt; ::= default : &lt;Sentencia&gt; break ; |</text:span></text:p>
      <text:p text:style-name="P9"/>
      <text:p text:style-name="P4"/>
      <text:p text:style-name="P4"/>
      <text:p text:style-name="P99"/>
      <text:p text:style-name="P4"/>
      <text:h text:style-name="Heading_20_1" text:outline-level="1">DEFINICIÓN DE LA SEMÁNTICA EN LENGUAJE NATURAL</text:h>
      <text:p text:style-name="Text_20_body"/>
      <text:h text:style-name="Heading_20_2" text:outline-level="2">Estructura del programa</text:h>
      <text:p text:style-name="P4"/>
      <text:p text:style-name="P4">La estructura seguida en nuestro lenguaje es la misma que en <text:span text:style-name="T68">C</text:span>. La estructura general será una cabecera seguida de un bloque.</text:p>
      <text:p text:style-name="P4"/>
      <text:p text:style-name="P4">La <text:span text:style-name="T37">cabecera</text:span> comienza con la palabra reservada <text:span text:style-name="T40">main</text:span>. </text:p>
      <text:p text:style-name="P4">En el <text:span text:style-name="T39">bloque</text:span> estará definido el cuerpo del programa. Éste estará delimitado por el inicio del bloque “<text:span text:style-name="T69">{</text:span>” <text:s/>y fin del bloque “<text:span text:style-name="T69">}</text:span>”. El cuerpo del programa estará constituido por la declaración de variables, declaración de subprogramas y sentencias. A continuación se muestra un ejemplo de un programa.</text:p>
      <text:p text:style-name="P4">Debido a que este lenguaje ofrece sensibilidad, <text:span text:style-name="T69">el ejemplo de la derecha estará bien formado mientras que el de la izquierda no.</text:span></text:p>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33">Estructura</text:p>
          </table:table-cell>
          <table:table-cell table:style-name="Tabla1.B1" office:value-type="string">
            <text:p text:style-name="P34"/>
          </table:table-cell>
          <table:table-cell table:style-name="Tabla1.A1" office:value-type="string">
            <text:p text:style-name="P34">Estructura</text:p>
          </table:table-cell>
        </table:table-row>
        <table:table-row table:style-name="Tabla1.2">
          <table:table-cell table:style-name="Tabla1.A2" office:value-type="string">
            <text:p text:style-name="P34"><text:span text:style-name="T41">MAIN</text:span> <text:span text:style-name="T69">{</text:span></text:p>
            <text:p text:style-name="P34">&lt;Declar_de_variables_locales&gt;</text:p>
            <text:p text:style-name="P34">&lt;Declar_de_subprogs&gt;</text:p>
            <text:p text:style-name="P34">&lt;Sentencias&gt;</text:p>
            <text:p text:style-name="P39">}</text:p>
          </table:table-cell>
          <table:table-cell table:style-name="Tabla1.B1" office:value-type="string">
            <text:p text:style-name="P34"/>
          </table:table-cell>
          <table:table-cell table:style-name="Tabla1.A2" office:value-type="string">
            <text:p text:style-name="P34"><text:span text:style-name="T41">main</text:span> <text:span text:style-name="T69">{</text:span></text:p>
            <text:p text:style-name="P34">&lt;Declar_de_variables_locales&gt;</text:p>
            <text:p text:style-name="P34">&lt;Declar_de_subprogs&gt;</text:p>
            <text:p text:style-name="P34">&lt;Sentencias&gt;</text:p>
            <text:p text:style-name="P39">}</text:p>
          </table:table-cell>
        </table:table-row>
      </table:table>
      <text:p text:style-name="P4"/>
      <text:p text:style-name="P4"/>
      <text:h text:style-name="Heading_20_2" text:outline-level="2">DECLARACIÓN DE VARIABLES</text:h>
      <text:p text:style-name="P4"/>
      <text:p text:style-name="P5">La declaración de variables está delimitada por las marcas “<text:span text:style-name="T42">begin_declare</text:span>” y “<text:span text:style-name="T42">end_declare</text:span>”. Cada declaración de variable estará constituida por la especificación de tipo de dato <text:span text:style-name="T70">al principio de la de</text:span><text:span text:style-name="T70">claración seguida del identificador de la variable, una “,” si queremos definir otra variable de ese mismo tipo seguida de otro identificador de variable (esto se puede realizar tantas veces como variables del mismo tipo queramos definir) y se delimitará por un punto y coma “;” al final de la declaración.</text:span></text:p>
      <text:p text:style-name="P4"/>
      <text:p text:style-name="P4">Los tipos de datos posibles son los siguientes : <text:span text:style-name="T43">int</text:span> , <text:span text:style-name="T43">double</text:span> , <text:span text:style-name="T43">bool</text:span> , <text:span text:style-name="T43">char</text:span> .</text:p>
      <text:p text:style-name="P4"><text:soft-page-break/>También se pueden definir <text:span text:style-name="T71">arrays 1D y 2D</text:span> de los tipos anteriormente citados : <text:span text:style-name="T43">int [n]</text:span><text:span text:style-name="T51">,</text:span><text:span text:style-name="T43"> int [n,m]</text:span><text:span text:style-name="T39">,</text:span> <text:span text:style-name="T43">double [n]</text:span><text:span text:style-name="T51">,</text:span><text:span text:style-name="T43"> double [n,m]</text:span> , <text:span text:style-name="T43">bool [n]</text:span><text:span text:style-name="T51">, </text:span><text:span text:style-name="T43">bool [n,m]</text:span> , <text:span text:style-name="T43">char [n]</text:span><text:span text:style-name="T51">,</text:span><text:span text:style-name="T43"> char [n,m]</text:span> .</text:p>
      <text:p text:style-name="P4"/>
      <text:p text:style-name="P4">Para que los <text:span text:style-name="T39">identificadores</text:span> sean válidos deben comenzar con una letra y pueden estar seguidos de letras, dígitos o un “_”.</text:p>
      <text:p text:style-name="P4"/>
      <text:p text:style-name="P6">Debido a que este lenguaje ofrece sensibilidad, <text:span text:style-name="T69">el ejemplo de la derecha estará bien formado mientras que el de la izquierda no.</text:span></text:p>
      <text:p text:style-name="P4"/>
      <text:p text:style-name="P4"/>
      <table:table table:name="Tabla2" table:style-name="Tabla2">
        <table:table-column table:style-name="Tabla2.A"/>
        <table:table-column table:style-name="Tabla2.B"/>
        <table:table-column table:style-name="Tabla2.C"/>
        <table:table-row>
          <table:table-cell table:style-name="Tabla2.A1" office:value-type="string">
            <text:p text:style-name="P33">Ejemplo de declaración de variables</text:p>
          </table:table-cell>
          <table:table-cell table:style-name="Tabla2.B1" office:value-type="string">
            <text:p text:style-name="P34"/>
          </table:table-cell>
          <table:table-cell table:style-name="Tabla2.A1" office:value-type="string">
            <text:p text:style-name="P34">Ejemplo de declaración de variables</text:p>
          </table:table-cell>
        </table:table-row>
        <table:table-row table:style-name="Tabla2.2">
          <table:table-cell table:style-name="Tabla2.A2" office:value-type="string">
            <text:p text:style-name="P40">BEGIN_DECLARE</text:p>
            <text:p text:style-name="P34"><text:span text:style-name="T43">INT </text:span>a_1 , A_2 , tres ;</text:p>
            <text:p text:style-name="P34"><text:span text:style-name="T43">CHAR</text:span><text:span text:style-name="T71"> </text:span>id1 ;</text:p>
            <text:p text:style-name="P34"><text:span text:style-name="T43">Bool </text:span><text:span text:style-name="T71">array</text:span>1<text:span text:style-name="T71">[3]</text:span> , <text:span text:style-name="T71">array</text:span>2<text:span text:style-name="T71">[2,2]</text:span> ;</text:p>
            <text:p text:style-name="P34"/>
            <text:p text:style-name="P40">END_DECLARE</text:p>
          </table:table-cell>
          <table:table-cell table:style-name="Tabla2.B1" office:value-type="string">
            <text:p text:style-name="P34"/>
          </table:table-cell>
          <table:table-cell table:style-name="Tabla2.A2" office:value-type="string">
            <text:p text:style-name="P40">begin_declare</text:p>
            <text:p text:style-name="P35"><text:span text:style-name="T44">bool</text:span><text:span text:style-name="T72"> b1[2,2], b2[3] ;</text:span></text:p>
            <text:p text:style-name="P34"><text:span text:style-name="T43">double</text:span><text:span text:style-name="T71"> </text:span>id1 ;</text:p>
            <text:p text:style-name="P34"><text:span text:style-name="T43">int</text:span><text:span text:style-name="T71"> </text:span>id2 ;</text:p>
            <text:p text:style-name="P34"/>
            <text:p text:style-name="P40">end_declare</text:p>
          </table:table-cell>
        </table:table-row>
      </table:table>
      <text:p text:style-name="P13"/>
      <text:p text:style-name="P13"/>
      <text:p text:style-name="P13">Las variables definidas en el bloque del programa principal tendrán su ámbito en todo el bloque del programa principal, incluidos los subprogramas definidos en dicho bloque.</text:p>
      <text:p text:style-name="P13"/>
      <text:p text:style-name="P13"/>
      <text:h text:style-name="Heading_20_2" text:outline-level="2">DECLARACIÓN DE SUBPROGRAMAS : <text:span text:style-name="T73">PROCEDIMIENTOS</text:span></text:h>
      <text:p text:style-name="P13"/>
      <text:p text:style-name="P13">Se pueden declarar varios subprogramas dentro del bloque del programa . En nuestro caso, <text:s/>los subprogramas serán <text:span text:style-name="T74">procedimientos</text:span>, por lo que <text:span text:style-name="T74">no </text:span>dev<text:span text:style-name="T74">olverán</text:span> <text:span text:style-name="T74">ningún</text:span> dato.</text:p>
      <text:p text:style-name="P13"/>
      <text:p text:style-name="P14">La cabecera del subprograma se define con la palabra reservada <text:span text:style-name="T45">void</text:span> , el i<text:span text:style-name="T39">dentificador del subprograma</text:span> que es lo que le da nombre al subprograma, <text:span text:style-name="T39">entre paréntesis</text:span> se puede definir opcionalmente una <text:span text:style-name="T39">lista de argumentos</text:span> siguiendo la estructura de <text:span text:style-name="T74">la declaración del tipo de dato, a continuación el identificador que le da nombre, pudiendo repetirse la estructura separados entre un argumento y otro por una coma “,”</text:span>. Tras la cabecera habrá un bloque, en el cual se define el cuerpo del subprograma.</text:p>
      <text:p text:style-name="P13"/>
      <text:p text:style-name="P13"/>
      <table:table table:name="Tabla3" table:style-name="Tabla3">
        <table:table-column table:style-name="Tabla3.A"/>
        <table:table-row>
          <table:table-cell table:style-name="Tabla3.A1" office:value-type="string">
            <text:p text:style-name="P33">Ejemplo de declaración de función</text:p>
          </table:table-cell>
        </table:table-row>
        <text:soft-page-break/>
        <table:table-row table:style-name="Tabla3.2">
          <table:table-cell table:style-name="Tabla3.A2" office:value-type="string">
            <text:p text:style-name="P38"><text:span text:style-name="T75">void</text:span> <text:span text:style-name="T50">u</text:span><text:span text:style-name="T52">n_procedimiento</text:span><text:span text:style-name="T50"> ( </text:span><text:span text:style-name="T52">int </text:span><text:span text:style-name="T50">arg1,</text:span><text:span text:style-name="T52">int </text:span><text:span text:style-name="T50">arg2,</text:span><text:span text:style-name="T52">char</text:span><text:span text:style-name="T50"> arg_c, </text:span><text:span text:style-name="T52">double [2,2]</text:span><text:span text:style-name="T50">)</text:span></text:p>
            <text:p text:style-name="P41">{</text:p>
            <text:p text:style-name="P42"/>
            <text:p text:style-name="P42">&lt;Declar_de_variables_locales&gt;</text:p>
            <text:p text:style-name="P42">&lt;Declar_de_subprogs&gt;</text:p>
            <text:p text:style-name="P42">&lt;Sentencias&gt;</text:p>
            <text:p text:style-name="P42"/>
            <text:p text:style-name="P41">}</text:p>
          </table:table-cell>
        </table:table-row>
      </table:table>
      <text:p text:style-name="P13"/>
      <text:p text:style-name="P13">El bloque del subprograma tendrá la misma estructura que el bloque del programa principal. Las variables definidas en el bloque de un subprograma tendrán su ámbito sólo dentro de éste subprograma.</text:p>
      <text:p text:style-name="P13"/>
      <text:p text:style-name="P13"/>
      <text:h text:style-name="Heading_20_2" text:outline-level="2">SENTENCIAS</text:h>
      <text:p text:style-name="P13"/>
      <text:p text:style-name="P13">El conjunto de sentencias que soporta el lenguaje está formado por sentencias de asignación, if , while , de entrada <text:span text:style-name="T76">(read</text:span>) , de salida (<text:span text:style-name="T76">write</text:span>) , case. A continuación se comenta con más detalle cada una de ellas.</text:p>
      <text:p text:style-name="P13"/>
      <text:p text:style-name="P13">Las <text:span text:style-name="T39">sentencias de asignación</text:span> vienen dadas por un identificador de una variable, el símbolo <text:span text:style-name="T39">“=”</text:span> y un valor dado por una expresión. El tipo de dato del valor asignado debe coincidir con el tipo de dato de la variable.</text:p>
      <text:p text:style-name="P13"/>
      <text:p text:style-name="P13">La <text:span text:style-name="T39">sentencia if</text:span> comienza por “<text:span text:style-name="T46">if”</text:span> continuada de una &lt;Expresion&gt;, de inmediato <text:s/><text:span text:style-name="T84">&lt;Sentencia&gt; y opcionalmente la palabra reservada </text:span><text:span text:style-name="T39">“</text:span><text:span text:style-name="T46">else</text:span><text:span text:style-name="T39">”</text:span> ,seguida de una estructura de tipo &lt;Sentencia&gt;. &lt;Expresion&gt; debe ser de <text:span text:style-name="T39">tipo bool</text:span>. &lt;Sentencia&gt; puede ser una sola sentencia o un bloque que a su vez contiene varias sentencias (encerradas entre <text:span text:style-name="T77">llaves</text:span>).</text:p>
      <text:p text:style-name="P13"/>
      <text:p text:style-name="P13">La <text:span text:style-name="T39">sentencia while</text:span> tiene como estructura : comienza por <text:span text:style-name="T47">while ( </text:span>&lt;Expresion&gt; <text:span text:style-name="T47">)</text:span> y por último viene una estructura de tipo &lt;Sentencia&gt;. Al igual que en las sentencias if, &lt;Expresion&gt; debe de ser de <text:span text:style-name="T39">tipo bool</text:span> y lo mismo ocurre con lo dicho con anterioridad sobre &lt;Sentencia&gt;.</text:p>
      <text:p text:style-name="P13"/>
      <text:p text:style-name="P13">La <text:span text:style-name="T39">sentencia de entrada</text:span> viene dada por la palabra reservada <text:span text:style-name="T47">read</text:span> y una lista de identificadores de variables en la que se almacenará la información leída desde teclado.</text:p>
      <text:p text:style-name="P13"/>
      <text:p text:style-name="P13">La <text:span text:style-name="T39">sentencia de salida</text:span> viene dada por la palabra reservada <text:span text:style-name="T47">write</text:span> y entre paréntesis una expresión o cadena o lista de expresiones o cadenas cuyo valor se imprimirá por pantalla.</text:p>
      <text:p text:style-name="P13"/>
      <text:p text:style-name="P13">La <text:span text:style-name="T39">sentencia case</text:span> sigue la siguiente estructura <text:s/>:</text:p>
      <text:p text:style-name="P13"/>
      <text:list xml:id="list1215860058" text:style-name="L12">
        <text:list-item>
          <text:p text:style-name="P87"><text:span text:style-name="T3">La palabra reservada “</text:span><text:span text:style-name="T7">switch</text:span><text:span text:style-name="T11">” “</text:span><text:span text:style-name="T7">(</text:span><text:span text:style-name="T11">“</text:span><text:span text:style-name="T6"> </text:span><text:span text:style-name="T3">seguida de un identificador (el cual significa que el </text:span><text:span text:style-name="T3">contenido de ese identificador será el que se compare para ver a que caso o bifurcación pertenece) , a continuación la palabra reservada “</text:span><text:span text:style-name="T7">)</text:span><text:span text:style-name="T11">”</text:span><text:span text:style-name="T3"> , </text:span><text:span text:style-name="T4">una secuencia de “</text:span><text:span text:style-name="T8">case</text:span><text:span text:style-name="T12">”</text:span><text:span text:style-name="T4"> seguida de un identificador : a continuación &lt;Sentencia&gt; y las palabras reservadas “</text:span><text:span text:style-name="T8">break</text:span><text:span text:style-name="T12">”</text:span><text:span text:style-name="T8"> </text:span><text:span text:style-name="T12">“</text:span><text:span text:style-name="T8">;</text:span><text:span text:style-name="T12">”</text:span><text:span text:style-name="T4"> , </text:span><text:span text:style-name="T5">y de forma opcional podemos tener la secuencia “</text:span><text:span text:style-name="T9">default</text:span><text:span text:style-name="T5">” “</text:span><text:span text:style-name="T9">:</text:span><text:span text:style-name="T5">” &lt;Sentencia&gt; “</text:span><text:span text:style-name="T9">break</text:span><text:span text:style-name="T5">” “</text:span><text:span text:style-name="T9">;</text:span><text:span text:style-name="T5">”.</text:span></text:p>
          <text:p text:style-name="P90"><text:soft-page-break/></text:p>
        </text:list-item>
        <text:list-item>
          <text:p text:style-name="P88">De la misma forma que en “if” y en “while”, &lt;Sentencia&gt; puede ser una sola sentencia o un bloque que contenga varias sentencias entre las palabras reservadas de principio y fin de bloque.</text:p>
          <text:p text:style-name="P90"/>
        </text:list-item>
        <text:list-item>
          <text:p text:style-name="P88">Este tipo de sentencia puede seguir la estructura de llevar una sola bifurcación explicada antes o una lista de estas bifurcaciones con la estructura dicha previamente.</text:p>
        </text:list-item>
      </text:list>
      <text:p text:style-name="P13"/>
      <text:p text:style-name="P13"/>
      <text:p text:style-name="P13"/>
      <text:list xml:id="list162964150" text:continue-numbering="true" text:style-name="L12">
        <text:list-item>
          <text:p text:style-name="P86"><text:span text:style-name="T3">Tenemos otra opción en la estructura de las sentencias de tipo case, esta es la mencionada antes pero añadiéndole una bifurcación llamada por defecto la cual se indica con la </text:span><text:span text:style-name="T3">palabra reservada </text:span><text:span text:style-name="T10">default</text:span><text:span text:style-name="T3"> (como es por defecto no aparecerá ningún identificador detrás de esta palabra) seguido de una &lt;Sentencia&gt; y concluyendo con la palabra “</text:span><text:span text:style-name="T10">break</text:span><text:span text:style-name="T13">”</text:span><text:span text:style-name="T10"> </text:span><text:span text:style-name="T13">“</text:span><text:span text:style-name="T10">;</text:span><text:span text:style-name="T13">”</text:span><text:span text:style-name="T3">. </text:span></text:p>
        </text:list-item>
      </text:list>
      <text:p text:style-name="P63"/>
      <text:p text:style-name="P63"/>
      <text:h text:style-name="Heading_20_2" text:outline-level="2">EXPRESIONES</text:h>
      <text:p text:style-name="P13"/>
      <text:p text:style-name="P13">Las expresiones pueden ser identificadores de variables, constantes, llamadas a funciones y operaciones unarias, binarias sobre expresiones. Las expresiones se pueden anidar o agrupar usando paréntesis y se interpretarán con el orden de precedencia indicado en <text:span text:style-name="T14">La descripción del lenguaje</text:span>.</text:p>
      <text:p text:style-name="P13"/>
      <text:p text:style-name="P13">Las posibles <text:span text:style-name="T39">constantes</text:span> en el lenguaje serán <text:span text:style-name="T39">enteras</text:span>, <text:span text:style-name="T39">reales</text:span>, <text:span text:style-name="T39">lógicas</text:span> (<text:span text:style-name="T78">true</text:span> o <text:span text:style-name="T78">false</text:span>), <text:span text:style-name="T39">cadenas de caracteres</text:span> (secuencia de caracteres entre comillas dobles), <text:span text:style-name="T39">carácter</text:span> (carácter entre comillas simple) y <text:span text:style-name="T48">array</text:span><text:span text:style-name="T39"> constante</text:span> (<text:span text:style-name="T78">array1D y 2D</text:span> de constante anteriores separadas por comas y entre <text:span text:style-name="T78">llaves</text:span>).</text:p>
      <text:p text:style-name="P13"/>
      <text:p text:style-name="P13">Las <text:span text:style-name="T39">llamadas a </text:span><text:span text:style-name="T49">procedimientos</text:span> se identifican por medio de<text:span text:style-name="T79">l identificador del procedimiento </text:span>entre paréntesis de forma opcional una expresión o lista de expresiones.</text:p>
      <text:p text:style-name="P13"/>
      <text:p text:style-name="P13"/>
      <text:p text:style-name="P91"/>
      <text:h text:style-name="Heading_20_1" text:outline-level="1">IDENTIFICACIÓN DE LOS TOKENS CON EL MÁXIMO NIVEL DE ABSTRACCIÓN</text:h>
      <text:p text:style-name="P13"/>
      <text:p text:style-name="P13"/>
      <text:p text:style-name="P13">Identificaremos las palabras reservadas para después agrupar todas las que tengan un mismo significado sintáctico.</text:p>
      <text:p text:style-name="P13"/>
      <text:p text:style-name="P13"/>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36">Token</text:p>
          </table:table-cell>
          <table:table-cell table:style-name="Tabla11.A1" office:value-type="string">
            <text:p text:style-name="P36">Identificador</text:p>
          </table:table-cell>
          <table:table-cell table:style-name="Tabla11.A1" office:value-type="string">
            <text:p text:style-name="P36">Atributos</text:p>
          </table:table-cell>
          <table:table-cell table:style-name="Tabla11.A1" office:value-type="string">
            <text:p text:style-name="P36">Patrón / Expresión regular</text:p>
          </table:table-cell>
        </table:table-row>
        <table:table-row table:style-name="Tabla11.2">
          <table:table-cell table:style-name="Tabla11.A2" office:value-type="string">
            <text:p text:style-name="P50">MAIN</text:p>
          </table:table-cell>
          <table:table-cell table:style-name="Tabla11.B2" office:value-type="float" office:value="260">
            <text:p text:style-name="P43">260</text:p>
          </table:table-cell>
          <table:table-cell table:style-name="Tabla11.C2">
            <text:p text:style-name="P43"/>
          </table:table-cell>
          <table:table-cell table:style-name="Tabla11.A2" office:value-type="string">
            <text:p text:style-name="P43">“<text:span text:style-name="T80">main</text:span>”</text:p>
          </table:table-cell>
        </table:table-row>
        <table:table-row table:style-name="Tabla11.2">
          <table:table-cell table:style-name="Tabla11.A2" office:value-type="string">
            <text:p text:style-name="P43">INICIO</text:p>
          </table:table-cell>
          <table:table-cell table:style-name="Tabla11.B2" office:value-type="float" office:value="261">
            <text:p text:style-name="P43">261</text:p>
          </table:table-cell>
          <table:table-cell table:style-name="Tabla11.C2">
            <text:p text:style-name="P43"/>
          </table:table-cell>
          <table:table-cell table:style-name="Tabla11.A2" office:value-type="string">
            <text:p text:style-name="P43">“<text:span text:style-name="T80">{</text:span>”</text:p>
          </table:table-cell>
        </table:table-row>
        <table:table-row table:style-name="Tabla11.2">
          <table:table-cell table:style-name="Tabla11.A2" office:value-type="string">
            <text:p text:style-name="P43">FINBLO</text:p>
          </table:table-cell>
          <table:table-cell table:style-name="Tabla11.B2" office:value-type="float" office:value="262">
            <text:p text:style-name="P43">262</text:p>
          </table:table-cell>
          <table:table-cell table:style-name="Tabla11.C2">
            <text:p text:style-name="P43"/>
          </table:table-cell>
          <table:table-cell table:style-name="Tabla11.A2" office:value-type="string">
            <text:p text:style-name="P43">“<text:span text:style-name="T80">}</text:span>”</text:p>
          </table:table-cell>
        </table:table-row>
        <table:table-row table:style-name="Tabla11.2">
          <table:table-cell table:style-name="Tabla11.A2" office:value-type="string">
            <text:p text:style-name="P43">INICIOV</text:p>
          </table:table-cell>
          <table:table-cell table:style-name="Tabla11.B2" office:value-type="float" office:value="263">
            <text:p text:style-name="P43">263</text:p>
          </table:table-cell>
          <table:table-cell table:style-name="Tabla11.C2">
            <text:p text:style-name="P43"/>
          </table:table-cell>
          <table:table-cell table:style-name="Tabla11.A2" office:value-type="string">
            <text:p text:style-name="P43">“<text:span text:style-name="T80">begin_declare</text:span>”</text:p>
          </table:table-cell>
        </table:table-row>
        <table:table-row table:style-name="Tabla11.2">
          <table:table-cell table:style-name="Tabla11.A2" office:value-type="string">
            <text:p text:style-name="P43">FINV</text:p>
          </table:table-cell>
          <table:table-cell table:style-name="Tabla11.B2" office:value-type="float" office:value="264">
            <text:p text:style-name="P43">264</text:p>
          </table:table-cell>
          <table:table-cell table:style-name="Tabla11.C2">
            <text:p text:style-name="P43"/>
          </table:table-cell>
          <table:table-cell table:style-name="Tabla11.A2" office:value-type="string">
            <text:p text:style-name="P43">“<text:span text:style-name="T80">end_declare</text:span>”</text:p>
          </table:table-cell>
        </table:table-row>
        <table:table-row table:style-name="Tabla11.2">
          <table:table-cell table:style-name="Tabla11.A2" office:value-type="string">
            <text:p text:style-name="P43">PYC</text:p>
          </table:table-cell>
          <table:table-cell table:style-name="Tabla11.B2" office:value-type="float" office:value="265">
            <text:p text:style-name="P43">265</text:p>
          </table:table-cell>
          <table:table-cell table:style-name="Tabla11.C2">
            <text:p text:style-name="P43"/>
          </table:table-cell>
          <table:table-cell table:style-name="Tabla11.A2" office:value-type="string">
            <text:p text:style-name="P43">“;”</text:p>
          </table:table-cell>
        </table:table-row>
        <table:table-row table:style-name="Tabla11.2">
          <table:table-cell table:style-name="Tabla11.A2" office:value-type="string">
            <text:p text:style-name="P43">COMA</text:p>
          </table:table-cell>
          <table:table-cell table:style-name="Tabla11.B2" office:value-type="float" office:value="266">
            <text:p text:style-name="P43">266</text:p>
          </table:table-cell>
          <table:table-cell table:style-name="Tabla11.C2">
            <text:p text:style-name="P43"/>
          </table:table-cell>
          <table:table-cell table:style-name="Tabla11.A2" office:value-type="string">
            <text:p text:style-name="P43">“,”</text:p>
          </table:table-cell>
        </table:table-row>
        <table:table-row table:style-name="Tabla11.2">
          <table:table-cell table:style-name="Tabla11.A2" office:value-type="string">
            <text:p text:style-name="P43">TIPOSIMPLE</text:p>
          </table:table-cell>
          <table:table-cell table:style-name="Tabla11.A2" office:value-type="string">
            <text:p text:style-name="P43">26<text:span text:style-name="T86">7</text:span></text:p>
          </table:table-cell>
          <table:table-cell table:style-name="Tabla11.C2" office:value-type="float" office:value="0">
            <text:p text:style-name="P43">1 : int 2 : double </text:p>
            <text:p text:style-name="P43">3 : bool 4 : c<text:span text:style-name="T81">har</text:span></text:p>
          </table:table-cell>
          <table:table-cell table:style-name="Tabla11.A2" office:value-type="string">
            <text:p text:style-name="P45">“<text:span text:style-name="T81">int</text:span>” | “<text:span text:style-name="T81">double</text:span>” | </text:p>
            <text:p text:style-name="P45">“<text:span text:style-name="T81">bool</text:span>” | “<text:span text:style-name="T81">char</text:span>”</text:p>
          </table:table-cell>
        </table:table-row>
        <table:table-row table:style-name="Tabla11.2">
          <table:table-cell table:style-name="Tabla11.A2" office:value-type="string">
            <text:p text:style-name="P51">PROCED</text:p>
          </table:table-cell>
          <table:table-cell table:style-name="Tabla11.A2" office:value-type="string">
            <text:p text:style-name="P43">2<text:span text:style-name="T86">68</text:span></text:p>
          </table:table-cell>
          <table:table-cell table:style-name="Tabla11.C2">
            <text:p text:style-name="P43"/>
          </table:table-cell>
          <table:table-cell table:style-name="Tabla11.A2" office:value-type="string">
            <text:p text:style-name="P43">“<text:span text:style-name="T82">void</text:span>”</text:p>
          </table:table-cell>
        </table:table-row>
        <table:table-row table:style-name="Tabla11.2">
          <table:table-cell table:style-name="Tabla11.A11" office:value-type="string">
            <text:p text:style-name="P43">CORIZ</text:p>
          </table:table-cell>
          <table:table-cell table:style-name="Tabla11.B11" office:value-type="string">
            <text:p text:style-name="P43">2<text:span text:style-name="T86">69</text:span></text:p>
          </table:table-cell>
          <table:table-cell table:style-name="Tabla11.C11">
            <text:p text:style-name="P43"/>
          </table:table-cell>
          <table:table-cell table:style-name="Tabla11.D11" office:value-type="string">
            <text:p text:style-name="P43">“[”</text:p>
          </table:table-cell>
        </table:table-row>
      </table:table>
      <text:p text:style-name="P13"/>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6">Token</text:p>
          </table:table-cell>
          <table:table-cell table:style-name="Tabla12.A1" office:value-type="string">
            <text:p text:style-name="P36">Identificador</text:p>
          </table:table-cell>
          <table:table-cell table:style-name="Tabla12.A1" office:value-type="string">
            <text:p text:style-name="P36">Atributos</text:p>
          </table:table-cell>
          <table:table-cell table:style-name="Tabla12.A1" office:value-type="string">
            <text:p text:style-name="P36">Patrón / Expresión regular</text:p>
          </table:table-cell>
        </table:table-row>
        <table:table-row table:style-name="Tabla12.2">
          <table:table-cell table:style-name="Tabla12.A2" office:value-type="string">
            <text:p text:style-name="P43">CORDER</text:p>
          </table:table-cell>
          <table:table-cell table:style-name="Tabla12.B2" office:value-type="float" office:value="273">
            <text:p text:style-name="P43">27<text:span text:style-name="T86">0</text:span></text:p>
          </table:table-cell>
          <table:table-cell table:style-name="Tabla12.C2">
            <text:p text:style-name="P43"/>
          </table:table-cell>
          <table:table-cell table:style-name="Tabla12.A2" office:value-type="string">
            <text:p text:style-name="P43">“]”</text:p>
          </table:table-cell>
        </table:table-row>
        <table:table-row table:style-name="Tabla12.2">
          <table:table-cell table:style-name="Tabla12.A2" office:value-type="string">
            <text:p text:style-name="P43">ASIG</text:p>
          </table:table-cell>
          <table:table-cell table:style-name="Tabla12.A2" office:value-type="string">
            <text:p text:style-name="P43">27<text:span text:style-name="T87">1</text:span></text:p>
          </table:table-cell>
          <table:table-cell table:style-name="Tabla12.C2">
            <text:p text:style-name="P43"/>
          </table:table-cell>
          <table:table-cell table:style-name="Tabla12.A2" office:value-type="string">
            <text:p text:style-name="P43">“=”</text:p>
          </table:table-cell>
        </table:table-row>
        <table:table-row table:style-name="Tabla12.2">
          <table:table-cell table:style-name="Tabla12.A2" office:value-type="string">
            <text:p text:style-name="P52">IF</text:p>
          </table:table-cell>
          <table:table-cell table:style-name="Tabla12.A2" office:value-type="string">
            <text:p text:style-name="P43">27<text:span text:style-name="T87">2</text:span></text:p>
          </table:table-cell>
          <table:table-cell table:style-name="Tabla12.C2">
            <text:p text:style-name="P43"/>
          </table:table-cell>
          <table:table-cell table:style-name="Tabla12.A2" office:value-type="string">
            <text:p text:style-name="P43">“<text:span text:style-name="T83">if</text:span>”</text:p>
          </table:table-cell>
        </table:table-row>
        <table:table-row table:style-name="Tabla12.2">
          <table:table-cell table:style-name="Tabla12.A2" office:value-type="string">
            <text:p text:style-name="P43">E<text:span text:style-name="T83">LSE</text:span></text:p>
          </table:table-cell>
          <table:table-cell table:style-name="Tabla12.A2" office:value-type="string">
            <text:p text:style-name="P43">27<text:span text:style-name="T87">3</text:span></text:p>
          </table:table-cell>
          <table:table-cell table:style-name="Tabla12.C2">
            <text:p text:style-name="P43"/>
          </table:table-cell>
          <table:table-cell table:style-name="Tabla12.A2" office:value-type="string">
            <text:p text:style-name="P43">“<text:span text:style-name="T85">else</text:span>”</text:p>
          </table:table-cell>
        </table:table-row>
        <table:table-row table:style-name="Tabla12.2">
          <table:table-cell table:style-name="Tabla12.A2" office:value-type="string">
            <text:p text:style-name="P53">WHILE</text:p>
          </table:table-cell>
          <table:table-cell table:style-name="Tabla12.A2" office:value-type="string">
            <text:p text:style-name="P43">27<text:span text:style-name="T87">4</text:span></text:p>
          </table:table-cell>
          <table:table-cell table:style-name="Tabla12.C2">
            <text:p text:style-name="P43"/>
          </table:table-cell>
          <table:table-cell table:style-name="Tabla12.A2" office:value-type="string">
            <text:p text:style-name="P43">“<text:span text:style-name="T85">while</text:span>”</text:p>
          </table:table-cell>
        </table:table-row>
        <table:table-row table:style-name="Tabla12.2">
          <table:table-cell table:style-name="Tabla12.A2" office:value-type="string">
            <text:p text:style-name="P53">READ</text:p>
          </table:table-cell>
          <table:table-cell table:style-name="Tabla12.A2" office:value-type="string">
            <text:p text:style-name="P43">2<text:span text:style-name="T87">75</text:span></text:p>
          </table:table-cell>
          <table:table-cell table:style-name="Tabla12.C2">
            <text:p text:style-name="P43"/>
          </table:table-cell>
          <table:table-cell table:style-name="Tabla12.A2" office:value-type="string">
            <text:p text:style-name="P43">“<text:span text:style-name="T85">read</text:span>”</text:p>
          </table:table-cell>
        </table:table-row>
        <table:table-row table:style-name="Tabla12.2">
          <table:table-cell table:style-name="Tabla12.A2" office:value-type="string">
            <text:p text:style-name="P53">WRITE</text:p>
          </table:table-cell>
          <table:table-cell table:style-name="Tabla12.A2" office:value-type="string">
            <text:p text:style-name="P43">2<text:span text:style-name="T87">76</text:span></text:p>
          </table:table-cell>
          <table:table-cell table:style-name="Tabla12.C2">
            <text:p text:style-name="P43"/>
          </table:table-cell>
          <table:table-cell table:style-name="Tabla12.A2" office:value-type="string">
            <text:p text:style-name="P43">“<text:span text:style-name="T85">write</text:span>”</text:p>
          </table:table-cell>
        </table:table-row>
        <text:soft-page-break/>
        <table:table-row table:style-name="Tabla12.2">
          <table:table-cell table:style-name="Tabla12.A2" office:value-type="string">
            <text:p text:style-name="P43">CONSTANTE</text:p>
          </table:table-cell>
          <table:table-cell table:style-name="Tabla12.A2" office:value-type="string">
            <text:p text:style-name="P43">2<text:span text:style-name="T87">77</text:span></text:p>
          </table:table-cell>
          <table:table-cell table:style-name="Tabla12.C2" office:value-type="float" office:value="0">
            <text:p text:style-name="P43">1: [0-9]+ 2: [0-9]+.[0-9]* 3: [0-9]+”E+”[0-9] + </text:p>
            <text:p text:style-name="P43">4: [0-9]+”E-”[0-9]+</text:p>
            <text:p text:style-name="P43">5: [0-9]+.[0-9] “E+”[0-9] +</text:p>
            <text:p text:style-name="P43">6: [0-9]+.[0-9] “E-”[0-9] +</text:p>
            <text:p text:style-name="P43">7: “ ' ”[^“ ' ”]“ ' ”</text:p>
            <text:p text:style-name="P43">8: <text:span text:style-name="T85">true</text:span> 9: fals<text:span text:style-name="T85">e</text:span></text:p>
          </table:table-cell>
          <table:table-cell table:style-name="Tabla12.A2" office:value-type="string">
            <text:p text:style-name="P43">[0-9]+ | [0-9]+.[0-9]*</text:p>
            <text:p text:style-name="P43"><text:s/>| [0-9]+”E+”[0-9] +</text:p>
            <text:p text:style-name="P43">| [0-9]+”E-”[0-9]+ </text:p>
            <text:p text:style-name="P43">| [0-9]+.[0-9] “E+”[0-9] +</text:p>
            <text:p text:style-name="P43">| [0-9]+.[0-9] “E-”[0-9] +</text:p>
            <text:p text:style-name="P43">| “ ' ”[^“ ' ”]“ ' ” </text:p>
            <text:p text:style-name="P43">| “<text:span text:style-name="T85">true</text:span>” </text:p>
            <text:p text:style-name="P43">| “<text:span text:style-name="T85">false</text:span>”</text:p>
          </table:table-cell>
        </table:table-row>
        <table:table-row table:style-name="Tabla12.2">
          <table:table-cell table:style-name="Tabla12.A2" office:value-type="string">
            <text:p text:style-name="P43">CADENA</text:p>
          </table:table-cell>
          <table:table-cell table:style-name="Tabla12.A2" office:value-type="string">
            <text:p text:style-name="P43">2<text:span text:style-name="T87">78</text:span></text:p>
          </table:table-cell>
          <table:table-cell table:style-name="Tabla12.C2">
            <text:p text:style-name="P43"/>
          </table:table-cell>
          <table:table-cell table:style-name="Tabla12.A2" office:value-type="string">
            <text:p text:style-name="P43">\“[^\”]+\”</text:p>
          </table:table-cell>
        </table:table-row>
        <table:table-row table:style-name="Tabla12.2">
          <table:table-cell table:style-name="Tabla12.A2" office:value-type="string">
            <text:p text:style-name="P43">IDENTIFICA</text:p>
          </table:table-cell>
          <table:table-cell table:style-name="Tabla12.A2" office:value-type="string">
            <text:p text:style-name="P43">2<text:span text:style-name="T88">79</text:span></text:p>
          </table:table-cell>
          <table:table-cell table:style-name="Tabla12.C2">
            <text:p text:style-name="P43"/>
          </table:table-cell>
          <table:table-cell table:style-name="Tabla12.A2" office:value-type="string">
            <text:p text:style-name="P43">[a-zA-Z]</text:p>
            <text:p text:style-name="P43">([a-zA-Z] | [0-9] | “_”)*</text:p>
          </table:table-cell>
        </table:table-row>
        <table:table-row table:style-name="Tabla12.2">
          <table:table-cell table:style-name="Tabla12.A2" office:value-type="string">
            <text:p text:style-name="P54">SWITCH</text:p>
          </table:table-cell>
          <table:table-cell table:style-name="Tabla12.A2" office:value-type="string">
            <text:p text:style-name="P43">2<text:span text:style-name="T88">80</text:span></text:p>
          </table:table-cell>
          <table:table-cell table:style-name="Tabla12.C2">
            <text:p text:style-name="P43"/>
          </table:table-cell>
          <table:table-cell table:style-name="Tabla12.A2" office:value-type="string">
            <text:p text:style-name="P43">“<text:span text:style-name="T86">switch</text:span>”</text:p>
          </table:table-cell>
        </table:table-row>
        <table:table-row table:style-name="Tabla12.2">
          <table:table-cell table:style-name="Tabla12.A2" office:value-type="string">
            <text:p text:style-name="P54">CASE</text:p>
          </table:table-cell>
          <table:table-cell table:style-name="Tabla12.A2" office:value-type="string">
            <text:p text:style-name="P43">28<text:span text:style-name="T88">1</text:span></text:p>
          </table:table-cell>
          <table:table-cell table:style-name="Tabla12.C2">
            <text:p text:style-name="P43"/>
          </table:table-cell>
          <table:table-cell table:style-name="Tabla12.A2" office:value-type="string">
            <text:p text:style-name="P43">“<text:span text:style-name="T86">case</text:span>”</text:p>
          </table:table-cell>
        </table:table-row>
        <table:table-row table:style-name="Tabla12.2">
          <table:table-cell table:style-name="Tabla12.A2" office:value-type="string">
            <text:p text:style-name="P55">DEFAULT</text:p>
          </table:table-cell>
          <table:table-cell table:style-name="Tabla12.A2" office:value-type="string">
            <text:p text:style-name="P55">282</text:p>
          </table:table-cell>
          <table:table-cell table:style-name="Tabla12.C2">
            <text:p text:style-name="P43"/>
          </table:table-cell>
          <table:table-cell table:style-name="Tabla12.A2" office:value-type="string">
            <text:p text:style-name="P43">“<text:span text:style-name="T88">default</text:span>”</text:p>
          </table:table-cell>
        </table:table-row>
        <table:table-row table:style-name="Tabla12.2">
          <table:table-cell table:style-name="Tabla12.A2" office:value-type="string">
            <text:p text:style-name="P55">DOSP</text:p>
          </table:table-cell>
          <table:table-cell table:style-name="Tabla12.A2" office:value-type="string">
            <text:p text:style-name="P55">283</text:p>
          </table:table-cell>
          <table:table-cell table:style-name="Tabla12.C2">
            <text:p text:style-name="P43"/>
          </table:table-cell>
          <table:table-cell table:style-name="Tabla12.A2" office:value-type="string">
            <text:p text:style-name="P43">“:”</text:p>
          </table:table-cell>
        </table:table-row>
        <table:table-row table:style-name="Tabla12.2">
          <table:table-cell table:style-name="Tabla12.A2" office:value-type="string">
            <text:p text:style-name="P43">OPU</text:p>
          </table:table-cell>
          <table:table-cell table:style-name="Tabla12.A2" office:value-type="string">
            <text:p text:style-name="P43">28<text:span text:style-name="T88">4</text:span></text:p>
          </table:table-cell>
          <table:table-cell table:style-name="Tabla12.C2">
            <text:p text:style-name="P43"/>
          </table:table-cell>
          <table:table-cell table:style-name="Tabla12.A2" office:value-type="string">
            <text:p text:style-name="P43">“!”</text:p>
          </table:table-cell>
        </table:table-row>
        <table:table-row table:style-name="Tabla12.2">
          <table:table-cell table:style-name="Tabla12.A2" office:value-type="string">
            <text:p text:style-name="P43">OPB</text:p>
          </table:table-cell>
          <table:table-cell table:style-name="Tabla12.A2" office:value-type="string">
            <text:p text:style-name="P43">28<text:span text:style-name="T88">5</text:span></text:p>
          </table:table-cell>
          <table:table-cell table:style-name="Tabla12.C2" office:value-type="float" office:value="0">
            <text:p text:style-name="P46"><text:span text:style-name="T88">1</text:span>: ** <text:span text:style-name="T88">2</text:span>: * <text:span text:style-name="T88">3</text:span>: / <text:span text:style-name="T88">4</text:span>: &amp;&amp; <text:span text:style-name="T88">5</text:span>: || </text:p>
            <text:p text:style-name="P46"><text:span text:style-name="T88">6</text:span>: <text:span text:style-name="T53">¬</text:span>| <text:span text:style-name="T88">7</text:span>: != <text:s/><text:span text:style-name="T88">8</text:span>: &lt; <text:span text:style-name="T88">9</text:span>: &lt;= 1<text:span text:style-name="T88">0</text:span>: &gt; 1<text:span text:style-name="T88">1</text:span>: &gt;= 1<text:span text:style-name="T88">2</text:span>: = = 1<text:span text:style-name="T88">3</text:span>: + 1<text:span text:style-name="T88">4</text:span>: -</text:p>
          </table:table-cell>
          <table:table-cell table:style-name="Tabla12.A2" office:value-type="string">
            <text:p text:style-name="P43">“**” | “*” | “/” | “&amp;&amp;” | “||” | “<text:span text:style-name="T53">¬</text:span>|” | “!=” | “&lt;” | “&lt;=” | “&gt;” | “&gt;=” | “= =” | “+” | “-”</text:p>
          </table:table-cell>
        </table:table-row>
        <table:table-row table:style-name="Tabla12.2">
          <table:table-cell table:style-name="Tabla12.A2" office:value-type="string">
            <text:p text:style-name="P43">PARDER</text:p>
          </table:table-cell>
          <table:table-cell table:style-name="Tabla12.A2" office:value-type="string">
            <text:p text:style-name="P43">2<text:span text:style-name="T88">86</text:span></text:p>
          </table:table-cell>
          <table:table-cell table:style-name="Tabla12.C2">
            <text:p text:style-name="P43"/>
          </table:table-cell>
          <table:table-cell table:style-name="Tabla12.A2" office:value-type="string">
            <text:p text:style-name="P36">“)”</text:p>
          </table:table-cell>
        </table:table-row>
        <table:table-row table:style-name="Tabla12.2">
          <table:table-cell table:style-name="Tabla12.A2" office:value-type="string">
            <text:p text:style-name="P43">PARIZ</text:p>
          </table:table-cell>
          <table:table-cell table:style-name="Tabla12.A2" office:value-type="string">
            <text:p text:style-name="P43">2<text:span text:style-name="T88">87</text:span></text:p>
          </table:table-cell>
          <table:table-cell table:style-name="Tabla12.C2">
            <text:p text:style-name="P43"/>
          </table:table-cell>
          <table:table-cell table:style-name="Tabla12.A2" office:value-type="string">
            <text:p text:style-name="P43">“(”</text:p>
          </table:table-cell>
        </table:table-row>
        <table:table-row table:style-name="Tabla12.2">
          <table:table-cell table:style-name="Tabla12.A2" office:value-type="string">
            <text:p text:style-name="P56">LLAVEIZ</text:p>
          </table:table-cell>
          <table:table-cell table:style-name="Tabla12.A2" office:value-type="string">
            <text:p text:style-name="P56">288</text:p>
          </table:table-cell>
          <table:table-cell table:style-name="Tabla12.C2">
            <text:p text:style-name="P43"/>
          </table:table-cell>
          <table:table-cell table:style-name="Tabla12.A2" office:value-type="string">
            <text:p text:style-name="P43">“<text:span text:style-name="T89">{</text:span>”</text:p>
          </table:table-cell>
        </table:table-row>
        <table:table-row table:style-name="Tabla12.2">
          <table:table-cell table:style-name="Tabla12.A2" office:value-type="string">
            <text:p text:style-name="P59">LLAVEDER</text:p>
          </table:table-cell>
          <table:table-cell table:style-name="Tabla12.A2" office:value-type="string">
            <text:p text:style-name="P56">289</text:p>
          </table:table-cell>
          <table:table-cell table:style-name="Tabla12.C2">
            <text:p text:style-name="P43"/>
          </table:table-cell>
          <table:table-cell table:style-name="Tabla12.A2" office:value-type="string">
            <text:p text:style-name="P56">“}”</text:p>
          </table:table-cell>
        </table:table-row>
        <table:table-row table:style-name="Tabla12.2">
          <table:table-cell table:style-name="Tabla12.A22" office:value-type="string">
            <text:p text:style-name="P57">BREAK</text:p>
          </table:table-cell>
          <table:table-cell table:style-name="Tabla12.B22" office:value-type="string">
            <text:p text:style-name="P57">290</text:p>
          </table:table-cell>
          <table:table-cell table:style-name="Tabla12.C22">
            <text:p text:style-name="P46"/>
          </table:table-cell>
          <table:table-cell table:style-name="Tabla12.D22" office:value-type="string">
            <text:p text:style-name="P46">“<text:span text:style-name="T90">b</text:span><text:span text:style-name="T91">reak”</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Normal" style:font-charset="x-symbol"/>
    <style:font-face style:name="Courier New Pitch" svg:font-family="'Courier New Pitch'"/>
    <style:font-face style:name="FreeSans2" svg:font-family="FreeSans"/>
    <style:font-face style:name="NimbusMonL-Regu" svg:font-family="NimbusMonL-Regu"/>
    <style:font-face style:name="NimbusSanL-Regu" svg:font-family="NimbusSanL-Regu"/>
    <style:font-face style:name="OpenSymbol" svg:font-family="OpenSymbol"/>
    <style:font-face style:name="Segoe UI" svg:font-family="'Segoe UI'" style:font-adornments="Normal"/>
    <style:font-face style:name="Arial Black" svg:font-family="'Arial Black'" style:font-family-generic="roman"/>
    <style:font-face style:name="Liberation . serif" svg:font-family="'Liberation . serif'" style:font-family-generic="roman"/>
    <style:font-face style:name="Liberation Serif1" svg:font-family="'Liberation Serif'" style:font-family-generic="roman"/>
    <style:font-face style:name="Liberation-serif" svg:font-family="Liberation-serif" style:font-family-generic="roma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DejaVu Sans Condensed1" svg:font-family="'DejaVu Sans Condensed'" style:font-pitch="variable"/>
    <style:font-face style:name="FreeSans1" svg:font-family="FreeSans"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Century Schoolbook L" svg:font-family="'Century Schoolbook L'" style:font-adornments="Cursiva"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stroke-dash draw:name="_32__20_Dots_20_1_20_Dash" draw:display-name="2 Dots 1 Dash" draw:style="rect" draw:dots1="2" draw:dots2="1" draw:dots2-length="0.203cm" draw:distance="0.203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master-page-name="">
      <style:paragraph-properties style:page-number="auto" fo:background-color="#ccccff" style:border-line-width="0.002cm 0.035cm 0.002cm" fo:padding="0.049cm" fo:border="1.11pt double #333366"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normal" fo:text-shadow="none" fo:font-weight="normal" style:font-size-asian="10.5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start" style:justify-single-word="true" fo:orphans="0" fo:widows="0" fo:hyphenation-ladder-count="1" fo:text-indent="0.6cm" style:auto-text-indent="false" style:page-number="auto" fo:keep-with-next="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text-align="end" style:justify-single-word="false" fo:background-color="transparent" fo:padding="0cm" fo:border-left="none" fo:border-right="none" fo:border-top="none" fo:border-bottom="0.06pt solid #333366" style:shadow="none">
        <style:background-image/>
      </style:paragraph-properties>
      <style:text-properties fo:font-variant="normal" fo:text-transform="none" fo:font-size="22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100%" fo:margin-left="0.76cm" fo:margin-right="0cm" fo:margin-top="0cm" fo:margin-bottom="0cm" style:contextual-spacing="false" fo:text-align="start" style:justify-single-word="false" fo:text-indent="0cm" style:auto-text-indent="false" fo:padding="0cm" fo:border="none"/>
      <style:text-properties fo:text-transform="uppercase" fo:color="#666699" fo:font-size="15pt" fo:font-style="normal" fo:font-weight="bold" style:font-size-asian="14pt" style:font-style-asian="italic" style:font-weight-asian="bold" style:font-size-complex="14pt" style:font-style-complex="italic" style:font-weight-complex="normal" style:font-relief="none"/>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er" style:family="paragraph" style:parent-style-name="Standard" style:class="extra">
      <style:paragraph-properties fo:background-color="#ccccff" fo:padding="0cm" fo:border-left="none" fo:border-right="none" fo:border-top="0.51pt solid #333366" fo:border-bottom="none" style:shadow="none" text:number-lines="false" text:line-number="0">
        <style:tab-stops>
          <style:tab-stop style:position="8.5cm" style:type="center"/>
          <style:tab-stop style:position="17cm" style:type="right"/>
        </style:tab-stops>
        <style:background-image/>
      </style:paragraph-properties>
      <style:text-properties fo:color="#333366" style:font-name="Century Schoolbook L" fo:font-size="11pt" fo:font-style="italic" fo:background-color="transparent" style:font-size-asian="10.5pt"/>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align="end" style:justify-single-word="false" fo:text-indent="0cm" style:auto-text-indent="false" fo:padding="0.049cm" fo:border-left="none" fo:border-right="none" fo:border-top="none" fo:border-bottom="0.06pt solid #333366" style:shadow="none" text:number-lines="false" text:line-number="0"/>
      <style:text-properties fo:color="#333366" fo:font-size="22pt" style:text-underline-style="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333366" style:font-name="Century Schoolbook L" fo:font-size="14pt" fo:font-style="italic"/>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text-transform="uppercase" fo:color="#666699" style:font-name="Century Schoolbook L" fo:font-style="italic"/>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color="#9999cc" style:font-name="Century Schoolbook L1" fo:font-size="11pt" fo:font-weight="normal"/>
    </style:style>
    <style:style style:name="Heading_20_3" style:display-name="Heading 3" style:family="paragraph" style:parent-style-name="Header" style:next-style-name="Text_20_body" style:default-outline-level="3" style:class="text" style:master-page-name="">
      <style:paragraph-properties fo:text-align="start" style:justify-single-word="false" style:page-number="auto" fo:padding="0cm" fo:border="none" style:shadow="none">
        <style:tab-stops/>
      </style:paragraph-properties>
      <style:text-properties fo:font-variant="normal" fo:text-transform="none" fo:color="#9999cc" fo:font-size="12pt" fo:font-style="normal" style:text-underline-style="none" fo:font-weight="normal" style:font-size-asian="14pt" style:font-weight-asian="bold" style:font-size-complex="14pt" style:font-weight-complex="bold" style:font-relief="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fo:color="#0084d1" style:font-name="OpenSymbol" fo:font-size="14pt" style:font-name-asian="OpenSymbol" style:font-size-asian="10.5pt"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ráctica 1. Diseño del lenguaje<text:tab/><text:tab/></text:p>
      </style:header>
      <style:footer>
        <text:p text:style-name="MP1"><text:page-number text:select-page="current" text:page-adjust="-2">1</text:page-number></text:p>
      </style:footer>
    </style:master-page>
    <style:master-page style:name="First_20_Page" style:display-name="First Page" style:page-layout-name="Mpm2" style:next-style-name="Standard"/>
    <style:master-page style:name="Footnote" style:page-layout-name="Mpm3"/>
    <style:master-page style:name="Landscape" style:page-layout-name="Mpm4"/>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6T16:15:46.04</meta:creation-date>
    <meta:editing-duration>P3DT5H39M7S</meta:editing-duration>
    <meta:editing-cycles>416</meta:editing-cycles>
    <meta:generator>LibreOffice/3.6$Linux_x86 LibreOffice_project/360m1$Build-2</meta:generator>
    <dc:date>2013-03-21T10:14:43</dc:date>
    <meta:document-statistic meta:table-count="12" meta:image-count="1" meta:object-count="0" meta:page-count="17" meta:paragraph-count="545" meta:word-count="2738" meta:character-count="17141" meta:non-whitespace-character-count="14724"/>
  </office:meta>
</office:document-meta>
</file>